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8429in"/>
    </style:style>
    <style:style style:name="co3" style:family="table-column">
      <style:table-column-properties fo:break-before="auto" style:column-width="7.1189in"/>
    </style:style>
    <style:style style:name="co4" style:family="table-column">
      <style:table-column-properties fo:break-before="auto" style:column-width="6.7862in"/>
    </style:style>
    <style:style style:name="co5" style:family="table-column">
      <style:table-column-properties fo:break-before="auto" style:column-width="6.8075in"/>
    </style:style>
    <style:style style:name="co6" style:family="table-column">
      <style:table-column-properties fo:break-before="auto" style:column-width="6.6043in"/>
    </style:style>
    <style:style style:name="co7" style:family="table-column">
      <style:table-column-properties fo:break-before="auto" style:column-width="6.561in"/>
    </style:style>
    <style:style style:name="co8" style:family="table-column">
      <style:table-column-properties fo:break-before="auto" style:column-width="6.9791in"/>
    </style:style>
    <style:style style:name="co9" style:family="table-column">
      <style:table-column-properties fo:break-before="auto" style:column-width="7.4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25"/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 style:data-style-name="N121">
      <style:table-cell-properties fo:background-color="#ffff00"/>
    </style:style>
    <style:style style:name="ce17" style:family="table-cell" style:parent-style-name="Default" style:data-style-name="N2"/>
    <style:style style:name="ce18" style:family="table-cell" style:parent-style-name="Default" style:data-style-name="N121">
      <style:table-cell-properties fo:background-color="transparent"/>
    </style:style>
    <style:style style:name="ce7" style:family="table-cell" style:parent-style-name="Default">
      <style:table-cell-properties fo:background-color="#77bc65"/>
    </style:style>
    <style:style style:name="ce8" style:family="table-cell" style:parent-style-name="Default" style:data-style-name="N122"/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5"/>
    <style:style style:name="ce2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6" style:family="table-cell" style:parent-style-name="Default" style:data-style-name="N121">
      <style:table-cell-properties fo:background-color="#ffff00"/>
    </style:style>
    <style:style style:name="ce27" style:family="table-cell" style:parent-style-name="Default" style:data-style-name="N2"/>
    <style:style style:name="ce28" style:family="table-cell" style:parent-style-name="Default" style:data-style-name="N121">
      <style:table-cell-properties fo:background-color="transparent"/>
    </style:style>
    <style:style style:name="ce29" style:family="table-cell" style:parent-style-name="Default">
      <style:table-cell-properties fo:background-color="#77bc65"/>
    </style:style>
    <style:style style:name="ce30" style:family="table-cell" style:parent-style-name="Default" style:data-style-name="N122"/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 style:data-style-name="N2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SI-224_ReadNoise" table:style-name="ta1">
        <table:table-column table:style-name="co1" table:number-columns-repeated="2" table:default-cell-style-name="Default"/>
        <table:table-column table:style-name="co1" table:number-columns-repeated="2" table:default-cell-style-name="ce24"/>
        <table:table-column table:style-name="co1" table:default-cell-style-name="Default"/>
        <table:table-column table:style-name="co1" table:default-cell-style-name="ce26"/>
        <table:table-column table:style-name="co1" table:default-cell-style-name="ce27"/>
        <table:table-column table:style-name="co1" table:number-columns-repeated="2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ce23" office:value-type="string" calcext:value-type="string">
            <text:p>QCad Scale</text:p>
          </table:table-cell>
          <table:table-cell table:style-name="ce23" office:value-type="string" calcext:value-type="string">
            <text:p>Factor</text:p>
          </table:table-cell>
          <table:table-cell table:style-name="ce23" office:value-type="string" calcext:value-type="string">
            <text:p>Offse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Sca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0" calcext:value-type="float">
            <text:p>400</text:p>
          </table:table-cell>
          <table:table-cell office:value-type="float" office:value="584.563652" calcext:value-type="float">
            <text:p>584.563652</text:p>
          </table:table-cell>
          <table:table-cell table:style-name="Default" table:formula="of:=([.E4]/([.D4]-[.C4]))" office:value-type="float" office:value="1.46140913" calcext:value-type="float">
            <text:p>1.46140913</text:p>
          </table:table-cell>
          <table:table-cell table:style-name="Default" table:formula="of:=[.C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Scale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3.5" calcext:value-type="float">
            <text:p>3.5</text:p>
          </table:table-cell>
          <table:table-cell office:value-type="float" office:value="197.871723" calcext:value-type="float">
            <text:p>197.871723</text:p>
          </table:table-cell>
          <table:table-cell table:style-name="Default" table:formula="of:=([.E5]/([.D5]-[.C5]))" office:value-type="float" office:value="65.957241" calcext:value-type="float">
            <text:p>65.957241</text:p>
          </table:table-cell>
          <table:table-cell table:style-name="Default" table:formula="of:=[.C5]" office:value-type="float" office:value="0.5" calcext:value-type="float">
            <text:p>0.5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QCad Points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Y</text:p>
          </table:table-cell>
          <table:table-cell table:style-name="ce25" office:value-type="string" calcext:value-type="string">
            <text:p>Normalized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.000000</text:p>
          </table:table-cell>
          <table:table-cell office:value-type="float" office:value="171.12557" calcext:value-type="float">
            <text:p>171.125570</text:p>
          </table:table-cell>
          <table:table-cell/>
          <table:table-cell table:formula="of:=[.C9]/[.F$4]+[.$G$4]" office:value-type="float" office:value="0" calcext:value-type="float">
            <text:p>0.0</text:p>
          </table:table-cell>
          <table:table-cell table:formula="of:=[.D9]/[.F$5]+[.$G$5]" office:value-type="float" office:value="3.09449254404077" calcext:value-type="float">
            <text:p>3.09</text:p>
          </table:table-cell>
          <table:table-cell table:number-columns-repeated="2"/>
          <table:table-cell table:formula="of:=&quot;aCameraSensorReadNoiseList.add(new CameraSensorReadNoise(&quot;&amp;[.F9]&amp;&quot;,&quot;&amp;ROUND([.G9];2)&amp;&quot;));&quot;" office:value-type="string" office:string-value="aCameraSensorReadNoiseList.add(new CameraSensorReadNoise(0,3.09));" calcext:value-type="string">
            <text:p>aCameraSensorReadNoiseList.add(new CameraSensorReadNoise(0,3.09));</text:p>
          </table:table-cell>
        </table:table-row>
        <table:table-row table:style-name="ro1">
          <table:table-cell table:number-columns-repeated="2"/>
          <table:table-cell office:value-type="float" office:value="28.772534" calcext:value-type="float">
            <text:p>28.772534</text:p>
          </table:table-cell>
          <table:table-cell office:value-type="float" office:value="145.63757" calcext:value-type="float">
            <text:p>145.637570</text:p>
          </table:table-cell>
          <table:table-cell/>
          <table:table-cell table:formula="of:=[.C10]/[.F$4]+[.$G$4]" office:value-type="float" office:value="19.6882128415333" calcext:value-type="float">
            <text:p>19.7</text:p>
          </table:table-cell>
          <table:table-cell table:formula="of:=[.D10]/[.F$5]+[.$G$5]" office:value-type="float" office:value="2.70806037050579" calcext:value-type="float">
            <text:p>2.71</text:p>
          </table:table-cell>
          <table:table-cell table:number-columns-repeated="2"/>
          <table:table-cell table:formula="of:=&quot;aCameraSensorReadNoiseList.add(new CameraSensorReadNoise(&quot;&amp;[.F10]&amp;&quot;,&quot;&amp;ROUND([.G10];2)&amp;&quot;));&quot;" office:value-type="string" office:string-value="aCameraSensorReadNoiseList.add(new CameraSensorReadNoise(19.6882128415333,2.71));" calcext:value-type="string">
            <text:p>aCameraSensorReadNoiseList.add(new CameraSensorReadNoise(19.6882128415333,2.71));</text:p>
          </table:table-cell>
        </table:table-row>
        <table:table-row table:style-name="ro1">
          <table:table-cell table:number-columns-repeated="2"/>
          <table:table-cell office:value-type="float" office:value="87.380534" calcext:value-type="float">
            <text:p>87.380534</text:p>
          </table:table-cell>
          <table:table-cell office:value-type="float" office:value="116.11757" calcext:value-type="float">
            <text:p>116.117570</text:p>
          </table:table-cell>
          <table:table-cell/>
          <table:table-cell table:formula="of:=[.C11]/[.F$4]+[.$G$4]" office:value-type="float" office:value="59.7919721495102" calcext:value-type="float">
            <text:p>59.8</text:p>
          </table:table-cell>
          <table:table-cell table:formula="of:=[.D11]/[.F$5]+[.$G$5]" office:value-type="float" office:value="2.26049768364326" calcext:value-type="float">
            <text:p>2.26</text:p>
          </table:table-cell>
          <table:table-cell table:number-columns-repeated="2"/>
          <table:table-cell table:formula="of:=&quot;aCameraSensorReadNoiseList.add(new CameraSensorReadNoise(&quot;&amp;[.F11]&amp;&quot;,&quot;&amp;ROUND([.G11];2)&amp;&quot;));&quot;" office:value-type="string" office:string-value="aCameraSensorReadNoiseList.add(new CameraSensorReadNoise(59.7919721495102,2.26));" calcext:value-type="string">
            <text:p>aCameraSensorReadNoiseList.add(new CameraSensorReadNoise(59.7919721495102,2.26));</text:p>
          </table:table-cell>
        </table:table-row>
        <table:table-row table:style-name="ro1">
          <table:table-cell table:number-columns-repeated="2"/>
          <table:table-cell office:value-type="float" office:value="88.037023" calcext:value-type="float">
            <text:p>88.037023</text:p>
          </table:table-cell>
          <table:table-cell office:value-type="float" office:value="72.739194" calcext:value-type="float">
            <text:p>72.739194</text:p>
          </table:table-cell>
          <table:table-cell/>
          <table:table-cell table:formula="of:=[.C12]/[.F$4]+[.$G$4]" office:value-type="float" office:value="60.2411885848831" calcext:value-type="float">
            <text:p>60.2</text:p>
          </table:table-cell>
          <table:table-cell table:formula="of:=[.D12]/[.F$5]+[.$G$5]" office:value-type="float" office:value="1.60282347922952" calcext:value-type="float">
            <text:p>1.60</text:p>
          </table:table-cell>
          <table:table-cell table:number-columns-repeated="2"/>
          <table:table-cell table:formula="of:=&quot;aCameraSensorReadNoiseList.add(new CameraSensorReadNoise(&quot;&amp;[.F12]&amp;&quot;,&quot;&amp;ROUND([.G12];2)&amp;&quot;));&quot;" office:value-type="string" office:string-value="aCameraSensorReadNoiseList.add(new CameraSensorReadNoise(60.2411885848831,1.6));" calcext:value-type="string">
            <text:p>aCameraSensorReadNoiseList.add(new CameraSensorReadNoise(60.2411885848831,1.6));</text:p>
          </table:table-cell>
        </table:table-row>
        <table:table-row table:style-name="ro1">
          <table:table-cell table:number-columns-repeated="2"/>
          <table:table-cell office:value-type="float" office:value="102.005023" calcext:value-type="float">
            <text:p>102.005023</text:p>
          </table:table-cell>
          <table:table-cell office:value-type="float" office:value="68.563194" calcext:value-type="float">
            <text:p>68.563194</text:p>
          </table:table-cell>
          <table:table-cell/>
          <table:table-cell table:formula="of:=[.C13]/[.F$4]+[.$G$4]" office:value-type="float" office:value="69.7990869948924" calcext:value-type="float">
            <text:p>69.8</text:p>
          </table:table-cell>
          <table:table-cell table:formula="of:=[.D13]/[.F$5]+[.$G$5]" office:value-type="float" office:value="1.53950973328311" calcext:value-type="float">
            <text:p>1.54</text:p>
          </table:table-cell>
          <table:table-cell table:number-columns-repeated="2"/>
          <table:table-cell table:formula="of:=&quot;aCameraSensorReadNoiseList.add(new CameraSensorReadNoise(&quot;&amp;[.F13]&amp;&quot;,&quot;&amp;ROUND([.G13];2)&amp;&quot;));&quot;" office:value-type="string" office:string-value="aCameraSensorReadNoiseList.add(new CameraSensorReadNoise(69.7990869948924,1.54));" calcext:value-type="string">
            <text:p>aCameraSensorReadNoiseList.add(new CameraSensorReadNoise(69.7990869948924,1.54));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45.781023" calcext:value-type="float">
            <text:p>145.781023</text:p>
          </table:table-cell>
          <table:table-cell office:value-type="float" office:value="55.315194" calcext:value-type="float">
            <text:p>55.315194</text:p>
          </table:table-cell>
          <table:table-cell/>
          <table:table-cell table:formula="of:=[.C14]/[.F$4]+[.$G$4]" office:value-type="float" office:value="99.7537376819317" calcext:value-type="float">
            <text:p>99.8</text:p>
          </table:table-cell>
          <table:table-cell table:formula="of:=[.D14]/[.F$5]+[.$G$5]" office:value-type="float" office:value="1.33865233234968" calcext:value-type="float">
            <text:p>1.34</text:p>
          </table:table-cell>
          <table:table-cell table:number-columns-repeated="2"/>
          <table:table-cell table:formula="of:=&quot;aCameraSensorReadNoiseList.add(new CameraSensorReadNoise(&quot;&amp;[.F14]&amp;&quot;,&quot;&amp;ROUND([.G14];2)&amp;&quot;));&quot;" office:value-type="string" office:string-value="aCameraSensorReadNoiseList.add(new CameraSensorReadNoise(99.7537376819317,1.34));" calcext:value-type="string">
            <text:p>aCameraSensorReadNoiseList.add(new CameraSensorReadNoise(99.7537376819317,1.34));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float" office:value="218.946568" calcext:value-type="float">
            <text:p>218.946568</text:p>
          </table:table-cell>
          <table:table-cell office:value-type="float" office:value="42.370167" calcext:value-type="float">
            <text:p>42.370167</text:p>
          </table:table-cell>
          <table:table-cell/>
          <table:table-cell table:formula="of:=[.C15]/[.F$4]+[.$G$4]" office:value-type="float" office:value="149.818803992281" calcext:value-type="float">
            <text:p>149.8</text:p>
          </table:table-cell>
          <table:table-cell table:formula="of:=[.D15]/[.F$5]+[.$G$5]" office:value-type="float" office:value="1.14238840736228" calcext:value-type="float">
            <text:p>1.14</text:p>
          </table:table-cell>
          <table:table-cell table:number-columns-repeated="2"/>
          <table:table-cell table:formula="of:=&quot;aCameraSensorReadNoiseList.add(new CameraSensorReadNoise(&quot;&amp;[.F15]&amp;&quot;,&quot;&amp;ROUND([.G15];2)&amp;&quot;));&quot;" office:value-type="string" office:string-value="aCameraSensorReadNoiseList.add(new CameraSensorReadNoise(149.818803992281,1.14));" calcext:value-type="string">
            <text:p>aCameraSensorReadNoiseList.add(new CameraSensorReadNoise(149.818803992281,1.14));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291.657352" calcext:value-type="float">
            <text:p>291.657352</text:p>
          </table:table-cell>
          <table:table-cell office:value-type="float" office:value="32.825156" calcext:value-type="float">
            <text:p>32.825156</text:p>
          </table:table-cell>
          <table:table-cell/>
          <table:table-cell table:formula="of:=[.C16]/[.F$4]+[.$G$4]" office:value-type="float" office:value="199.572690503172" calcext:value-type="float">
            <text:p>199.6</text:p>
          </table:table-cell>
          <table:table-cell table:formula="of:=[.D16]/[.F$5]+[.$G$5]" office:value-type="float" office:value="0.997673272901151" calcext:value-type="float">
            <text:p>1.00</text:p>
          </table:table-cell>
          <table:table-cell table:number-columns-repeated="2"/>
          <table:table-cell table:formula="of:=&quot;aCameraSensorReadNoiseList.add(new CameraSensorReadNoise(&quot;&amp;[.F16]&amp;&quot;,&quot;&amp;ROUND([.G16];2)&amp;&quot;));&quot;" office:value-type="string" office:string-value="aCameraSensorReadNoiseList.add(new CameraSensorReadNoise(199.572690503172,1));" calcext:value-type="string">
            <text:p>aCameraSensorReadNoiseList.add(new CameraSensorReadNoise(199.572690503172,1));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office:value-type="float" office:value="364.81396" calcext:value-type="float">
            <text:p>364.813960</text:p>
          </table:table-cell>
          <table:table-cell office:value-type="float" office:value="28.644778" calcext:value-type="float">
            <text:p>28.644778</text:p>
          </table:table-cell>
          <table:table-cell/>
          <table:table-cell table:formula="of:=[.C17]/[.F$4]+[.$G$4]" office:value-type="float" office:value="249.631641482902" calcext:value-type="float">
            <text:p>249.6</text:p>
          </table:table-cell>
          <table:table-cell table:formula="of:=[.D17]/[.F$5]+[.$G$5]" office:value-type="float" office:value="0.934293150618595" calcext:value-type="float">
            <text:p>0.93</text:p>
          </table:table-cell>
          <table:table-cell table:number-columns-repeated="2"/>
          <table:table-cell table:formula="of:=&quot;aCameraSensorReadNoiseList.add(new CameraSensorReadNoise(&quot;&amp;[.F17]&amp;&quot;,&quot;&amp;ROUND([.G17];2)&amp;&quot;));&quot;" office:value-type="string" office:string-value="aCameraSensorReadNoiseList.add(new CameraSensorReadNoise(249.631641482902,0.93));" calcext:value-type="string">
            <text:p>aCameraSensorReadNoiseList.add(new CameraSensorReadNoise(249.631641482902,0.93));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office:value-type="float" office:value="437.784641" calcext:value-type="float">
            <text:p>437.784641</text:p>
          </table:table-cell>
          <table:table-cell office:value-type="float" office:value="23.415258" calcext:value-type="float">
            <text:p>23.415258</text:p>
          </table:table-cell>
          <table:table-cell/>
          <table:table-cell table:formula="of:=[.C18]/[.F$4]+[.$G$4]" office:value-type="float" office:value="299.563367994013" calcext:value-type="float">
            <text:p>299.6</text:p>
          </table:table-cell>
          <table:table-cell table:formula="of:=[.D18]/[.F$5]+[.$G$5]" office:value-type="float" office:value="0.85500663225134" calcext:value-type="float">
            <text:p>0.86</text:p>
          </table:table-cell>
          <table:table-cell table:number-columns-repeated="2"/>
          <table:table-cell table:formula="of:=&quot;aCameraSensorReadNoiseList.add(new CameraSensorReadNoise(&quot;&amp;[.F18]&amp;&quot;,&quot;&amp;ROUND([.G18];2)&amp;&quot;));&quot;" office:value-type="string" office:string-value="aCameraSensorReadNoiseList.add(new CameraSensorReadNoise(299.563367994013,0.86));" calcext:value-type="string">
            <text:p>aCameraSensorReadNoiseList.add(new CameraSensorReadNoise(299.563367994013,0.86));</text:p>
          </table:table-cell>
        </table:table-row>
      </table:table>
      <table:table table:name="ASI-120_ReadNoise" table:style-name="ta1">
        <table:table-column table:style-name="co1" table:number-columns-repeated="5" table:default-cell-style-name="Default"/>
        <table:table-column table:style-name="co1" table:default-cell-style-name="ce28"/>
        <table:table-column table:style-name="co1" table:default-cell-style-name="ce27"/>
        <table:table-column table:style-name="co1" table:number-columns-repeated="2" table:default-cell-style-name="Default"/>
        <table:table-column table:style-name="co3" table:default-cell-style-name="Default"/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23" office:value-type="string" calcext:value-type="string">
            <text:p>QCad Scale</text:p>
          </table:table-cell>
          <table:table-cell table:style-name="ce23" office:value-type="string" calcext:value-type="string">
            <text:p>Factor</text:p>
          </table:table-cell>
          <table:table-cell table:style-name="ce23" office:value-type="string" calcext:value-type="string">
            <text:p>Offset</text:p>
          </table:table-cell>
          <table:table-cell table:style-name="ce23" office:value-type="string" calcext:value-type="string">
            <text:p>Shif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Scale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Default" table:formula="of:=([.E4]/([.D4]-[.C4]))" office:value-type="float" office:value="5" calcext:value-type="float">
            <text:p>5</text:p>
          </table:table-cell>
          <table:table-cell table:style-name="Default" table:formula="of:=[.C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Scale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40" calcext:value-type="float">
            <text:p>140</text:p>
          </table:table-cell>
          <table:table-cell table:style-name="Default" table:formula="of:=([.E5]/([.D5]-[.C5]))" office:value-type="float" office:value="40" calcext:value-type="float">
            <text:p>40</text:p>
          </table:table-cell>
          <table:table-cell table:style-name="Default" table:formula="of:=[.C5]" office:value-type="float" office:value="3" calcext:value-type="float">
            <text:p>3</text:p>
          </table:table-cell>
          <table:table-cell office:value-type="float" office:value="5.83479" calcext:value-type="float">
            <text:p>5.83479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QCad Points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Y</text:p>
          </table:table-cell>
          <table:table-cell table:style-name="ce25" office:value-type="string" calcext:value-type="string">
            <text:p>Normalized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4" office:value-type="float" office:value="-0.338817" calcext:value-type="float">
            <text:p>-0.338817</text:p>
          </table:table-cell>
          <table:table-cell table:style-name="ce24" office:value-type="float" office:value="139.94524" calcext:value-type="float">
            <text:p>139.945240</text:p>
          </table:table-cell>
          <table:table-cell/>
          <table:table-cell table:formula="of:=[.C9]/[.F$4]+[.$G$4]" office:value-type="float" office:value="-0.0677634" calcext:value-type="float">
            <text:p>-0.1</text:p>
          </table:table-cell>
          <table:table-cell table:formula="of:=([.D9]-[.$H$5])/[.F$5]+[.$G$5]" office:value-type="float" office:value="6.35276125" calcext:value-type="float">
            <text:p>6.35</text:p>
          </table:table-cell>
          <table:table-cell table:number-columns-repeated="2"/>
          <table:table-cell table:formula="of:=&quot;aCameraSensorReadNoiseList.add(new CameraSensorReadNoise(&quot;&amp;ROUND([.F9];0)&amp;&quot;,&quot;&amp;ROUND([.G9];2)&amp;&quot;));&quot;" office:value-type="string" office:string-value="aCameraSensorReadNoiseList.add(new CameraSensorReadNoise(0,6.35));" calcext:value-type="string">
            <text:p>aCameraSensorReadNoiseList.add(new CameraSensorReadNoise(0,6.35));</text:p>
          </table:table-cell>
        </table:table-row>
        <table:table-row table:style-name="ro1">
          <table:table-cell table:number-columns-repeated="2"/>
          <table:table-cell table:style-name="ce24" office:value-type="float" office:value="49.409794" calcext:value-type="float">
            <text:p>49.409794</text:p>
          </table:table-cell>
          <table:table-cell table:style-name="ce24" office:value-type="float" office:value="142.121694" calcext:value-type="float">
            <text:p>142.121694</text:p>
          </table:table-cell>
          <table:table-cell/>
          <table:table-cell table:formula="of:=[.C10]/[.F$4]+[.$G$4]" office:value-type="float" office:value="9.8819588" calcext:value-type="float">
            <text:p>9.9</text:p>
          </table:table-cell>
          <table:table-cell table:formula="of:=([.D10]-[.$H$5])/[.F$5]+[.$G$5]" office:value-type="float" office:value="6.4071726" calcext:value-type="float">
            <text:p>6.41</text:p>
          </table:table-cell>
          <table:table-cell table:number-columns-repeated="2"/>
          <table:table-cell table:formula="of:=&quot;aCameraSensorReadNoiseList.add(new CameraSensorReadNoise(&quot;&amp;ROUND([.F10];0)&amp;&quot;,&quot;&amp;ROUND([.G10];2)&amp;&quot;));&quot;" office:value-type="string" office:string-value="aCameraSensorReadNoiseList.add(new CameraSensorReadNoise(10,6.41));" calcext:value-type="string">
            <text:p>aCameraSensorReadNoiseList.add(new CameraSensorReadNoise(10,6.41));</text:p>
          </table:table-cell>
        </table:table-row>
        <table:table-row table:style-name="ro1">
          <table:table-cell table:number-columns-repeated="2"/>
          <table:table-cell table:style-name="ce24" office:value-type="float" office:value="74.75" calcext:value-type="float">
            <text:p>74.750000</text:p>
          </table:table-cell>
          <table:table-cell table:style-name="ce24" office:value-type="float" office:value="145.918305" calcext:value-type="float">
            <text:p>145.918305</text:p>
          </table:table-cell>
          <table:table-cell/>
          <table:table-cell table:formula="of:=[.C11]/[.F$4]+[.$G$4]" office:value-type="float" office:value="14.95" calcext:value-type="float">
            <text:p>15.0</text:p>
          </table:table-cell>
          <table:table-cell table:formula="of:=([.D11]-[.$H$5])/[.F$5]+[.$G$5]" office:value-type="float" office:value="6.502087875" calcext:value-type="float">
            <text:p>6.50</text:p>
          </table:table-cell>
          <table:table-cell table:number-columns-repeated="2"/>
          <table:table-cell table:formula="of:=&quot;aCameraSensorReadNoiseList.add(new CameraSensorReadNoise(&quot;&amp;ROUND([.F11];0)&amp;&quot;,&quot;&amp;ROUND([.G11];2)&amp;&quot;));&quot;" office:value-type="string" office:string-value="aCameraSensorReadNoiseList.add(new CameraSensorReadNoise(15,6.5));" calcext:value-type="string">
            <text:p>aCameraSensorReadNoiseList.add(new CameraSensorReadNoise(15,6.5));</text:p>
          </table:table-cell>
        </table:table-row>
        <table:table-row table:style-name="ro1">
          <table:table-cell table:number-columns-repeated="2"/>
          <table:table-cell table:style-name="ce24" office:value-type="float" office:value="79.697553" calcext:value-type="float">
            <text:p>79.697553</text:p>
          </table:table-cell>
          <table:table-cell table:style-name="ce24" office:value-type="float" office:value="70.980973" calcext:value-type="float">
            <text:p>70.980973</text:p>
          </table:table-cell>
          <table:table-cell/>
          <table:table-cell table:formula="of:=[.C12]/[.F$4]+[.$G$4]" office:value-type="float" office:value="15.9395106" calcext:value-type="float">
            <text:p>15.9</text:p>
          </table:table-cell>
          <table:table-cell table:formula="of:=([.D12]-[.$H$5])/[.F$5]+[.$G$5]" office:value-type="float" office:value="4.628654575" calcext:value-type="float">
            <text:p>4.63</text:p>
          </table:table-cell>
          <table:table-cell table:number-columns-repeated="2"/>
          <table:table-cell table:formula="of:=&quot;aCameraSensorReadNoiseList.add(new CameraSensorReadNoise(&quot;&amp;ROUND([.F12];0)&amp;&quot;,&quot;&amp;ROUND([.G12];2)&amp;&quot;));&quot;" office:value-type="string" office:string-value="aCameraSensorReadNoiseList.add(new CameraSensorReadNoise(16,4.63));" calcext:value-type="string">
            <text:p>aCameraSensorReadNoiseList.add(new CameraSensorReadNoise(16,4.63));</text:p>
          </table:table-cell>
        </table:table-row>
        <table:table-row table:style-name="ro1">
          <table:table-cell table:number-columns-repeated="2"/>
          <table:table-cell table:style-name="ce24" office:value-type="float" office:value="99.359011" calcext:value-type="float">
            <text:p>99.359011</text:p>
          </table:table-cell>
          <table:table-cell table:style-name="ce24" office:value-type="float" office:value="72.7846" calcext:value-type="float">
            <text:p>72.784600</text:p>
          </table:table-cell>
          <table:table-cell/>
          <table:table-cell table:formula="of:=[.C13]/[.F$4]+[.$G$4]" office:value-type="float" office:value="19.8718022" calcext:value-type="float">
            <text:p>19.9</text:p>
          </table:table-cell>
          <table:table-cell table:formula="of:=([.D13]-[.$H$5])/[.F$5]+[.$G$5]" office:value-type="float" office:value="4.67374525" calcext:value-type="float">
            <text:p>4.67</text:p>
          </table:table-cell>
          <table:table-cell table:number-columns-repeated="2"/>
          <table:table-cell table:formula="of:=&quot;aCameraSensorReadNoiseList.add(new CameraSensorReadNoise(&quot;&amp;ROUND([.F13];0)&amp;&quot;,&quot;&amp;ROUND([.G13];2)&amp;&quot;));&quot;" office:value-type="string" office:string-value="aCameraSensorReadNoiseList.add(new CameraSensorReadNoise(20,4.67));" calcext:value-type="string">
            <text:p>aCameraSensorReadNoiseList.add(new CameraSensorReadNoise(20,4.67));</text:p>
          </table:table-cell>
        </table:table-row>
        <table:table-row table:style-name="ro1">
          <table:table-cell table:number-columns-repeated="2"/>
          <table:table-cell table:style-name="ce24" office:value-type="float" office:value="154.598165" calcext:value-type="float">
            <text:p>154.598165</text:p>
          </table:table-cell>
          <table:table-cell table:style-name="ce24" office:value-type="float" office:value="73.926297" calcext:value-type="float">
            <text:p>73.926297</text:p>
          </table:table-cell>
          <table:table-cell/>
          <table:table-cell table:formula="of:=[.C14]/[.F$4]+[.$G$4]" office:value-type="float" office:value="30.919633" calcext:value-type="float">
            <text:p>30.9</text:p>
          </table:table-cell>
          <table:table-cell table:formula="of:=([.D14]-[.$H$5])/[.F$5]+[.$G$5]" office:value-type="float" office:value="4.702287675" calcext:value-type="float">
            <text:p>4.70</text:p>
          </table:table-cell>
          <table:table-cell table:number-columns-repeated="2"/>
          <table:table-cell table:formula="of:=&quot;aCameraSensorReadNoiseList.add(new CameraSensorReadNoise(&quot;&amp;ROUND([.F14];0)&amp;&quot;,&quot;&amp;ROUND([.G14];2)&amp;&quot;));&quot;" office:value-type="string" office:string-value="aCameraSensorReadNoiseList.add(new CameraSensorReadNoise(31,4.7));" calcext:value-type="string">
            <text:p>aCameraSensorReadNoiseList.add(new CameraSensorReadNoise(31,4.7));</text:p>
          </table:table-cell>
        </table:table-row>
        <table:table-row table:style-name="ro1">
          <table:table-cell table:number-columns-repeated="2"/>
          <table:table-cell table:style-name="ce24" office:value-type="float" office:value="159.499354" calcext:value-type="float">
            <text:p>159.499354</text:p>
          </table:table-cell>
          <table:table-cell table:style-name="ce24" office:value-type="float" office:value="40.473854" calcext:value-type="float">
            <text:p>40.473854</text:p>
          </table:table-cell>
          <table:table-cell/>
          <table:table-cell table:formula="of:=[.C15]/[.F$4]+[.$G$4]" office:value-type="float" office:value="31.8998708" calcext:value-type="float">
            <text:p>31.9</text:p>
          </table:table-cell>
          <table:table-cell table:formula="of:=([.D15]-[.$H$5])/[.F$5]+[.$G$5]" office:value-type="float" office:value="3.8659766" calcext:value-type="float">
            <text:p>3.87</text:p>
          </table:table-cell>
          <table:table-cell table:number-columns-repeated="2"/>
          <table:table-cell table:formula="of:=&quot;aCameraSensorReadNoiseList.add(new CameraSensorReadNoise(&quot;&amp;ROUND([.F15];0)&amp;&quot;,&quot;&amp;ROUND([.G15];2)&amp;&quot;));&quot;" office:value-type="string" office:string-value="aCameraSensorReadNoiseList.add(new CameraSensorReadNoise(32,3.87));" calcext:value-type="string">
            <text:p>aCameraSensorReadNoiseList.add(new CameraSensorReadNoise(32,3.87));</text:p>
          </table:table-cell>
        </table:table-row>
        <table:table-row table:style-name="ro1">
          <table:table-cell table:number-columns-repeated="2"/>
          <table:table-cell table:style-name="ce24" office:value-type="float" office:value="234.412441" calcext:value-type="float">
            <text:p>234.412441</text:p>
          </table:table-cell>
          <table:table-cell table:style-name="ce24" office:value-type="float" office:value="43.753638" calcext:value-type="float">
            <text:p>43.753638</text:p>
          </table:table-cell>
          <table:table-cell/>
          <table:table-cell table:formula="of:=[.C16]/[.F$4]+[.$G$4]" office:value-type="float" office:value="46.8824882" calcext:value-type="float">
            <text:p>46.9</text:p>
          </table:table-cell>
          <table:table-cell table:formula="of:=([.D16]-[.$H$5])/[.F$5]+[.$G$5]" office:value-type="float" office:value="3.9479712" calcext:value-type="float">
            <text:p>3.95</text:p>
          </table:table-cell>
          <table:table-cell table:number-columns-repeated="2"/>
          <table:table-cell table:formula="of:=&quot;aCameraSensorReadNoiseList.add(new CameraSensorReadNoise(&quot;&amp;ROUND([.F16];0)&amp;&quot;,&quot;&amp;ROUND([.G16];2)&amp;&quot;));&quot;" office:value-type="string" office:string-value="aCameraSensorReadNoiseList.add(new CameraSensorReadNoise(47,3.95));" calcext:value-type="string">
            <text:p>aCameraSensorReadNoiseList.add(new CameraSensorReadNoise(47,3.95));</text:p>
          </table:table-cell>
        </table:table-row>
        <table:table-row table:style-name="ro1">
          <table:table-cell table:number-columns-repeated="2"/>
          <table:table-cell table:style-name="ce24" office:value-type="float" office:value="239.452441" calcext:value-type="float">
            <text:p>239.452441</text:p>
          </table:table-cell>
          <table:table-cell table:style-name="ce24" office:value-type="float" office:value="33.673638" calcext:value-type="float">
            <text:p>33.673638</text:p>
          </table:table-cell>
          <table:table-cell/>
          <table:table-cell table:formula="of:=[.C17]/[.F$4]+[.$G$4]" office:value-type="float" office:value="47.8904882" calcext:value-type="float">
            <text:p>47.9</text:p>
          </table:table-cell>
          <table:table-cell table:formula="of:=([.D17]-[.$H$5])/[.F$5]+[.$G$5]" office:value-type="float" office:value="3.6959712" calcext:value-type="float">
            <text:p>3.70</text:p>
          </table:table-cell>
          <table:table-cell table:number-columns-repeated="2"/>
          <table:table-cell table:formula="of:=&quot;aCameraSensorReadNoiseList.add(new CameraSensorReadNoise(&quot;&amp;ROUND([.F17];0)&amp;&quot;,&quot;&amp;ROUND([.G17];2)&amp;&quot;));&quot;" office:value-type="string" office:string-value="aCameraSensorReadNoiseList.add(new CameraSensorReadNoise(48,3.7));" calcext:value-type="string">
            <text:p>aCameraSensorReadNoiseList.add(new CameraSensorReadNoise(48,3.7));</text:p>
          </table:table-cell>
        </table:table-row>
        <table:table-row table:style-name="ro1">
          <table:table-cell table:number-columns-repeated="2"/>
          <table:table-cell table:style-name="ce24" office:value-type="float" office:value="314.637264" calcext:value-type="float">
            <text:p>314.637264</text:p>
          </table:table-cell>
          <table:table-cell table:style-name="ce24" office:value-type="float" office:value="32.978029" calcext:value-type="float">
            <text:p>32.978029</text:p>
          </table:table-cell>
          <table:table-cell/>
          <table:table-cell table:formula="of:=[.C18]/[.F$4]+[.$G$4]" office:value-type="float" office:value="62.9274528" calcext:value-type="float">
            <text:p>62.9</text:p>
          </table:table-cell>
          <table:table-cell table:formula="of:=([.D18]-[.$H$5])/[.F$5]+[.$G$5]" office:value-type="float" office:value="3.678580975" calcext:value-type="float">
            <text:p>3.68</text:p>
          </table:table-cell>
          <table:table-cell table:number-columns-repeated="2"/>
          <table:table-cell table:formula="of:=&quot;aCameraSensorReadNoiseList.add(new CameraSensorReadNoise(&quot;&amp;ROUND([.F18];0)&amp;&quot;,&quot;&amp;ROUND([.G18];2)&amp;&quot;));&quot;" office:value-type="string" office:string-value="aCameraSensorReadNoiseList.add(new CameraSensorReadNoise(63,3.68));" calcext:value-type="string">
            <text:p>aCameraSensorReadNoiseList.add(new CameraSensorReadNoise(63,3.68));</text:p>
          </table:table-cell>
        </table:table-row>
        <table:table-row table:style-name="ro1">
          <table:table-cell table:number-columns-repeated="2"/>
          <table:table-cell office:value-type="float" office:value="319.459794" calcext:value-type="float">
            <text:p>319.459794</text:p>
          </table:table-cell>
          <table:table-cell office:value-type="float" office:value="27.287443" calcext:value-type="float">
            <text:p>27.287443</text:p>
          </table:table-cell>
          <table:table-cell/>
          <table:table-cell table:formula="of:=[.C19]/[.F$4]+[.$G$4]" office:value-type="float" office:value="63.8919588" calcext:value-type="float">
            <text:p>63.9</text:p>
          </table:table-cell>
          <table:table-cell table:formula="of:=([.D19]-[.$H$5])/[.F$5]+[.$G$5]" office:value-type="float" office:value="3.536316325" calcext:value-type="float">
            <text:p>3.54</text:p>
          </table:table-cell>
          <table:table-cell table:number-columns-repeated="2"/>
          <table:table-cell table:formula="of:=&quot;aCameraSensorReadNoiseList.add(new CameraSensorReadNoise(&quot;&amp;ROUND([.F19];0)&amp;&quot;,&quot;&amp;ROUND([.G19];2)&amp;&quot;));&quot;" office:value-type="string" office:string-value="aCameraSensorReadNoiseList.add(new CameraSensorReadNoise(64,3.54));" calcext:value-type="string">
            <text:p>aCameraSensorReadNoiseList.add(new CameraSensorReadNoise(64,3.54));</text:p>
          </table:table-cell>
        </table:table-row>
        <table:table-row table:style-name="ro1">
          <table:table-cell table:number-columns-repeated="2"/>
          <table:table-cell office:value-type="float" office:value="374.451618" calcext:value-type="float">
            <text:p>374.451618</text:p>
          </table:table-cell>
          <table:table-cell office:value-type="float" office:value="32.256658" calcext:value-type="float">
            <text:p>32.256658</text:p>
          </table:table-cell>
          <table:table-cell/>
          <table:table-cell table:formula="of:=[.C20]/[.F$4]+[.$G$4]" office:value-type="float" office:value="74.8903236" calcext:value-type="float">
            <text:p>74.9</text:p>
          </table:table-cell>
          <table:table-cell table:formula="of:=([.D20]-[.$H$5])/[.F$5]+[.$G$5]" office:value-type="float" office:value="3.6605467" calcext:value-type="float">
            <text:p>3.66</text:p>
          </table:table-cell>
          <table:table-cell table:number-columns-repeated="2"/>
          <table:table-cell table:formula="of:=&quot;aCameraSensorReadNoiseList.add(new CameraSensorReadNoise(&quot;&amp;ROUND([.F20];0)&amp;&quot;,&quot;&amp;ROUND([.G20];2)&amp;&quot;));&quot;" office:value-type="string" office:string-value="aCameraSensorReadNoiseList.add(new CameraSensorReadNoise(75,3.66));" calcext:value-type="string">
            <text:p>aCameraSensorReadNoiseList.add(new CameraSensorReadNoise(75,3.66));</text:p>
          </table:table-cell>
        </table:table-row>
        <table:table-row table:style-name="ro1">
          <table:table-cell table:number-columns-repeated="2"/>
          <table:table-cell office:value-type="float" office:value="434.542541" calcext:value-type="float">
            <text:p>434.542541</text:p>
          </table:table-cell>
          <table:table-cell office:value-type="float" office:value="30.604474" calcext:value-type="float">
            <text:p>30.604474</text:p>
          </table:table-cell>
          <table:table-cell/>
          <table:table-cell table:formula="of:=[.C21]/[.F$4]+[.$G$4]" office:value-type="float" office:value="86.9085082" calcext:value-type="float">
            <text:p>86.9</text:p>
          </table:table-cell>
          <table:table-cell table:formula="of:=([.D21]-[.$H$5])/[.F$5]+[.$G$5]" office:value-type="float" office:value="3.6192421" calcext:value-type="float">
            <text:p>3.62</text:p>
          </table:table-cell>
          <table:table-cell table:number-columns-repeated="2"/>
          <table:table-cell table:formula="of:=&quot;aCameraSensorReadNoiseList.add(new CameraSensorReadNoise(&quot;&amp;ROUND([.F21];0)&amp;&quot;,&quot;&amp;ROUND([.G21];2)&amp;&quot;));&quot;" office:value-type="string" office:string-value="aCameraSensorReadNoiseList.add(new CameraSensorReadNoise(87,3.62));" calcext:value-type="string">
            <text:p>aCameraSensorReadNoiseList.add(new CameraSensorReadNoise(87,3.62));</text:p>
          </table:table-cell>
        </table:table-row>
        <table:table-row table:style-name="ro1">
          <table:table-cell table:number-columns-repeated="2"/>
          <table:table-cell office:value-type="float" office:value="499.505758" calcext:value-type="float">
            <text:p>499.505758</text:p>
          </table:table-cell>
          <table:table-cell office:value-type="float" office:value="30.573062" calcext:value-type="float">
            <text:p>30.573062</text:p>
          </table:table-cell>
          <table:table-cell/>
          <table:table-cell table:formula="of:=[.C22]/[.F$4]+[.$G$4]" office:value-type="float" office:value="99.9011516" calcext:value-type="float">
            <text:p>99.9</text:p>
          </table:table-cell>
          <table:table-cell table:formula="of:=([.D22]-[.$H$5])/[.F$5]+[.$G$5]" office:value-type="float" office:value="3.6184568" calcext:value-type="float">
            <text:p>3.62</text:p>
          </table:table-cell>
          <table:table-cell table:number-columns-repeated="2"/>
          <table:table-cell table:formula="of:=&quot;aCameraSensorReadNoiseList.add(new CameraSensorReadNoise(&quot;&amp;ROUND([.F22];0)&amp;&quot;,&quot;&amp;ROUND([.G22];2)&amp;&quot;));&quot;" office:value-type="string" office:string-value="aCameraSensorReadNoiseList.add(new CameraSensorReadNoise(100,3.62));" calcext:value-type="string">
            <text:p>aCameraSensorReadNoiseList.add(new CameraSensorReadNoise(100,3.62));</text:p>
          </table:table-cell>
        </table:table-row>
        <table:table-row table:style-name="ro1">
          <table:table-cell table:number-columns-repeated="10"/>
        </table:table-row>
      </table:table>
      <table:table table:name="QHY533" table:style-name="ta1">
        <table:table-column table:style-name="co1" table:number-columns-repeated="5" table:default-cell-style-name="Default"/>
        <table:table-column table:style-name="co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Gain</text:p>
          </table:table-cell>
          <table:table-cell office:value-type="string" calcext:value-type="string">
            <text:p>Read-Noise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34" calcext:value-type="float">
            <text:p>3.34</text:p>
          </table:table-cell>
          <table:table-cell table:number-columns-repeated="2"/>
          <table:table-cell table:formula="of:=&quot;aSensorGainReadNoiseVector-&gt;push_back(*(new OptimalExposure::SensorGainReadNoise(&quot;&amp;ROUND([.B4];0)&amp;&quot;,&quot;&amp;ROUND([.C4];2)&amp;&quot;)));&quot;" office:value-type="string" office:string-value="aSensorGainReadNoiseVector-&gt;push_back(*(new OptimalExposure::SensorGainReadNoise(0,3.34)));" calcext:value-type="string">
            <text:p>aSensorGainReadNoiseVector-&gt;push_back(*(new OptimalExposure::SensorGainReadNoise(0,3.34)));</text:p>
          </table:table-cell>
        </table:table-row>
        <table:table-row table:style-name="ro1">
          <table:table-cell/>
          <table:table-cell table:formula="of:==[.B4]+5"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number-columns-repeated="2"/>
          <table:table-cell table:formula="of:=&quot;aSensorGainReadNoiseVector-&gt;push_back(*(new OptimalExposure::SensorGainReadNoise(&quot;&amp;ROUND([.B5];0)&amp;&quot;,&quot;&amp;ROUND([.C5];2)&amp;&quot;)));&quot;" office:value-type="string" office:string-value="aSensorGainReadNoiseVector-&gt;push_back(*(new OptimalExposure::SensorGainReadNoise(5,3.3)));" calcext:value-type="string">
            <text:p>aSensorGainReadNoiseVector-&gt;push_back(*(new OptimalExposure::SensorGainReadNoise(5,3.3)));</text:p>
          </table:table-cell>
        </table:table-row>
        <table:table-row table:style-name="ro1">
          <table:table-cell/>
          <table:table-cell table:formula="of:==[.B5]+5" office:value-type="float" office:value="10" calcext:value-type="float">
            <text:p>10</text:p>
          </table:table-cell>
          <table:table-cell office:value-type="float" office:value="3.32" calcext:value-type="float">
            <text:p>3.32</text:p>
          </table:table-cell>
          <table:table-cell table:number-columns-repeated="2"/>
          <table:table-cell table:formula="of:=&quot;aSensorGainReadNoiseVector-&gt;push_back(*(new OptimalExposure::SensorGainReadNoise(&quot;&amp;ROUND([.B6];0)&amp;&quot;,&quot;&amp;ROUND([.C6];2)&amp;&quot;)));&quot;" office:value-type="string" office:string-value="aSensorGainReadNoiseVector-&gt;push_back(*(new OptimalExposure::SensorGainReadNoise(10,3.32)));" calcext:value-type="string">
            <text:p>aSensorGainReadNoiseVector-&gt;push_back(*(new OptimalExposure::SensorGainReadNoise(10,3.32)));</text:p>
          </table:table-cell>
        </table:table-row>
        <table:table-row table:style-name="ro1">
          <table:table-cell/>
          <table:table-cell table:formula="of:==[.B6]+5" office:value-type="float" office:value="15" calcext:value-type="float">
            <text:p>15</text:p>
          </table:table-cell>
          <table:table-cell office:value-type="float" office:value="3.4" calcext:value-type="float">
            <text:p>3.4</text:p>
          </table:table-cell>
          <table:table-cell table:number-columns-repeated="2"/>
          <table:table-cell table:formula="of:=&quot;aSensorGainReadNoiseVector-&gt;push_back(*(new OptimalExposure::SensorGainReadNoise(&quot;&amp;ROUND([.B7];0)&amp;&quot;,&quot;&amp;ROUND([.C7];2)&amp;&quot;)));&quot;" office:value-type="string" office:string-value="aSensorGainReadNoiseVector-&gt;push_back(*(new OptimalExposure::SensorGainReadNoise(15,3.4)));" calcext:value-type="string">
            <text:p>aSensorGainReadNoiseVector-&gt;push_back(*(new OptimalExposure::SensorGainReadNoise(15,3.4)));</text:p>
          </table:table-cell>
        </table:table-row>
        <table:table-row table:style-name="ro1">
          <table:table-cell/>
          <table:table-cell table:formula="of:==[.B7]+5" office:value-type="float" office:value="20" calcext:value-type="float">
            <text:p>20</text:p>
          </table:table-cell>
          <table:table-cell office:value-type="float" office:value="3.3" calcext:value-type="float">
            <text:p>3.3</text:p>
          </table:table-cell>
          <table:table-cell table:number-columns-repeated="2"/>
          <table:table-cell table:formula="of:=&quot;aSensorGainReadNoiseVector-&gt;push_back(*(new OptimalExposure::SensorGainReadNoise(&quot;&amp;ROUND([.B8];0)&amp;&quot;,&quot;&amp;ROUND([.C8];2)&amp;&quot;)));&quot;" office:value-type="string" office:string-value="aSensorGainReadNoiseVector-&gt;push_back(*(new OptimalExposure::SensorGainReadNoise(20,3.3)));" calcext:value-type="string">
            <text:p>aSensorGainReadNoiseVector-&gt;push_back(*(new OptimalExposure::SensorGainReadNoise(20,3.3)));</text:p>
          </table:table-cell>
        </table:table-row>
        <table:table-row table:style-name="ro1">
          <table:table-cell/>
          <table:table-cell table:formula="of:==[.B8]+5" office:value-type="float" office:value="25" calcext:value-type="float">
            <text:p>25</text:p>
          </table:table-cell>
          <table:table-cell office:value-type="float" office:value="3.22" calcext:value-type="float">
            <text:p>3.22</text:p>
          </table:table-cell>
          <table:table-cell table:number-columns-repeated="2"/>
          <table:table-cell table:formula="of:=&quot;aSensorGainReadNoiseVector-&gt;push_back(*(new OptimalExposure::SensorGainReadNoise(&quot;&amp;ROUND([.B9];0)&amp;&quot;,&quot;&amp;ROUND([.C9];2)&amp;&quot;)));&quot;" office:value-type="string" office:string-value="aSensorGainReadNoiseVector-&gt;push_back(*(new OptimalExposure::SensorGainReadNoise(25,3.22)));" calcext:value-type="string">
            <text:p>aSensorGainReadNoiseVector-&gt;push_back(*(new OptimalExposure::SensorGainReadNoise(25,3.22)));</text:p>
          </table:table-cell>
        </table:table-row>
        <table:table-row table:style-name="ro1">
          <table:table-cell/>
          <table:table-cell table:formula="of:==[.B9]+5" office:value-type="float" office:value="30" calcext:value-type="float">
            <text:p>30</text:p>
          </table:table-cell>
          <table:table-cell office:value-type="float" office:value="3.19" calcext:value-type="float">
            <text:p>3.19</text:p>
          </table:table-cell>
          <table:table-cell table:number-columns-repeated="2"/>
          <table:table-cell table:formula="of:=&quot;aSensorGainReadNoiseVector-&gt;push_back(*(new OptimalExposure::SensorGainReadNoise(&quot;&amp;ROUND([.B10];0)&amp;&quot;,&quot;&amp;ROUND([.C10];2)&amp;&quot;)));&quot;" office:value-type="string" office:string-value="aSensorGainReadNoiseVector-&gt;push_back(*(new OptimalExposure::SensorGainReadNoise(30,3.19)));" calcext:value-type="string">
            <text:p>aSensorGainReadNoiseVector-&gt;push_back(*(new OptimalExposure::SensorGainReadNoise(30,3.19)));</text:p>
          </table:table-cell>
        </table:table-row>
        <table:table-row table:style-name="ro1">
          <table:table-cell/>
          <table:table-cell table:formula="of:==[.B10]+5" office:value-type="float" office:value="35" calcext:value-type="float">
            <text:p>35</text:p>
          </table:table-cell>
          <table:table-cell office:value-type="float" office:value="3.09" calcext:value-type="float">
            <text:p>3.09</text:p>
          </table:table-cell>
          <table:table-cell table:number-columns-repeated="2"/>
          <table:table-cell table:formula="of:=&quot;aSensorGainReadNoiseVector-&gt;push_back(*(new OptimalExposure::SensorGainReadNoise(&quot;&amp;ROUND([.B11];0)&amp;&quot;,&quot;&amp;ROUND([.C11];2)&amp;&quot;)));&quot;" office:value-type="string" office:string-value="aSensorGainReadNoiseVector-&gt;push_back(*(new OptimalExposure::SensorGainReadNoise(35,3.09)));" calcext:value-type="string">
            <text:p>aSensorGainReadNoiseVector-&gt;push_back(*(new OptimalExposure::SensorGainReadNoise(35,3.09)));</text:p>
          </table:table-cell>
        </table:table-row>
        <table:table-row table:style-name="ro1">
          <table:table-cell/>
          <table:table-cell table:formula="of:==[.B11]+5" office:value-type="float" office:value="40" calcext:value-type="float">
            <text:p>40</text:p>
          </table:table-cell>
          <table:table-cell office:value-type="float" office:value="3.18" calcext:value-type="float">
            <text:p>3.18</text:p>
          </table:table-cell>
          <table:table-cell table:number-columns-repeated="2"/>
          <table:table-cell table:formula="of:=&quot;aSensorGainReadNoiseVector-&gt;push_back(*(new OptimalExposure::SensorGainReadNoise(&quot;&amp;ROUND([.B12];0)&amp;&quot;,&quot;&amp;ROUND([.C12];2)&amp;&quot;)));&quot;" office:value-type="string" office:string-value="aSensorGainReadNoiseVector-&gt;push_back(*(new OptimalExposure::SensorGainReadNoise(40,3.18)));" calcext:value-type="string">
            <text:p>aSensorGainReadNoiseVector-&gt;push_back(*(new OptimalExposure::SensorGainReadNoise(40,3.18)));</text:p>
          </table:table-cell>
        </table:table-row>
        <table:table-row table:style-name="ro1">
          <table:table-cell/>
          <table:table-cell table:formula="of:==[.B12]+5" office:value-type="float" office:value="45" calcext:value-type="float">
            <text:p>45</text:p>
          </table:table-cell>
          <table:table-cell office:value-type="float" office:value="3.12" calcext:value-type="float">
            <text:p>3.12</text:p>
          </table:table-cell>
          <table:table-cell table:number-columns-repeated="2"/>
          <table:table-cell table:formula="of:=&quot;aSensorGainReadNoiseVector-&gt;push_back(*(new OptimalExposure::SensorGainReadNoise(&quot;&amp;ROUND([.B13];0)&amp;&quot;,&quot;&amp;ROUND([.C13];2)&amp;&quot;)));&quot;" office:value-type="string" office:string-value="aSensorGainReadNoiseVector-&gt;push_back(*(new OptimalExposure::SensorGainReadNoise(45,3.12)));" calcext:value-type="string">
            <text:p>aSensorGainReadNoiseVector-&gt;push_back(*(new OptimalExposure::SensorGainReadNoise(45,3.12)));</text:p>
          </table:table-cell>
        </table:table-row>
        <table:table-row table:style-name="ro1">
          <table:table-cell/>
          <table:table-cell table:formula="of:==[.B13]+5" office:value-type="float" office:value="50" calcext:value-type="float">
            <text:p>50</text:p>
          </table:table-cell>
          <table:table-cell office:value-type="float" office:value="3.05" calcext:value-type="float">
            <text:p>3.05</text:p>
          </table:table-cell>
          <table:table-cell table:number-columns-repeated="2"/>
          <table:table-cell table:formula="of:=&quot;aSensorGainReadNoiseVector-&gt;push_back(*(new OptimalExposure::SensorGainReadNoise(&quot;&amp;ROUND([.B14];0)&amp;&quot;,&quot;&amp;ROUND([.C14];2)&amp;&quot;)));&quot;" office:value-type="string" office:string-value="aSensorGainReadNoiseVector-&gt;push_back(*(new OptimalExposure::SensorGainReadNoise(50,3.05)));" calcext:value-type="string">
            <text:p>aSensorGainReadNoiseVector-&gt;push_back(*(new OptimalExposure::SensorGainReadNoise(50,3.05)));</text:p>
          </table:table-cell>
        </table:table-row>
        <table:table-row table:style-name="ro1">
          <table:table-cell/>
          <table:table-cell table:formula="of:==[.B14]+5" office:value-type="float" office:value="55" calcext:value-type="float">
            <text:p>55</text:p>
          </table:table-cell>
          <table:table-cell office:value-type="float" office:value="2.93" calcext:value-type="float">
            <text:p>2.93</text:p>
          </table:table-cell>
          <table:table-cell table:number-columns-repeated="2"/>
          <table:table-cell table:formula="of:=&quot;aSensorGainReadNoiseVector-&gt;push_back(*(new OptimalExposure::SensorGainReadNoise(&quot;&amp;ROUND([.B15];0)&amp;&quot;,&quot;&amp;ROUND([.C15];2)&amp;&quot;)));&quot;" office:value-type="string" office:string-value="aSensorGainReadNoiseVector-&gt;push_back(*(new OptimalExposure::SensorGainReadNoise(55,2.93)));" calcext:value-type="string">
            <text:p>aSensorGainReadNoiseVector-&gt;push_back(*(new OptimalExposure::SensorGainReadNoise(55,2.93)));</text:p>
          </table:table-cell>
        </table:table-row>
        <table:table-row table:style-name="ro1">
          <table:table-cell/>
          <table:table-cell table:formula="of:==[.B15]+5" office:value-type="float" office:value="60" calcext:value-type="float">
            <text:p>60</text:p>
          </table:table-cell>
          <table:table-cell office:value-type="float" office:value="1.66" calcext:value-type="float">
            <text:p>1.66</text:p>
          </table:table-cell>
          <table:table-cell table:number-columns-repeated="2"/>
          <table:table-cell table:formula="of:=&quot;aSensorGainReadNoiseVector-&gt;push_back(*(new OptimalExposure::SensorGainReadNoise(&quot;&amp;ROUND([.B16];0)&amp;&quot;,&quot;&amp;ROUND([.C16];2)&amp;&quot;)));&quot;" office:value-type="string" office:string-value="aSensorGainReadNoiseVector-&gt;push_back(*(new OptimalExposure::SensorGainReadNoise(60,1.66)));" calcext:value-type="string">
            <text:p>aSensorGainReadNoiseVector-&gt;push_back(*(new OptimalExposure::SensorGainReadNoise(60,1.66)));</text:p>
          </table:table-cell>
        </table:table-row>
        <table:table-row table:style-name="ro1">
          <table:table-cell/>
          <table:table-cell table:formula="of:==[.B16]+5" office:value-type="float" office:value="65" calcext:value-type="float">
            <text:p>65</text:p>
          </table:table-cell>
          <table:table-cell office:value-type="float" office:value="1.6" calcext:value-type="float">
            <text:p>1.6</text:p>
          </table:table-cell>
          <table:table-cell table:number-columns-repeated="2"/>
          <table:table-cell table:formula="of:=&quot;aSensorGainReadNoiseVector-&gt;push_back(*(new OptimalExposure::SensorGainReadNoise(&quot;&amp;ROUND([.B17];0)&amp;&quot;,&quot;&amp;ROUND([.C17];2)&amp;&quot;)));&quot;" office:value-type="string" office:string-value="aSensorGainReadNoiseVector-&gt;push_back(*(new OptimalExposure::SensorGainReadNoise(65,1.6)));" calcext:value-type="string">
            <text:p>aSensorGainReadNoiseVector-&gt;push_back(*(new OptimalExposure::SensorGainReadNoise(65,1.6)));</text:p>
          </table:table-cell>
        </table:table-row>
        <table:table-row table:style-name="ro1">
          <table:table-cell/>
          <table:table-cell table:formula="of:==[.B17]+5" office:value-type="float" office:value="70" calcext:value-type="float">
            <text:p>70</text:p>
          </table:table-cell>
          <table:table-cell office:value-type="float" office:value="1.56" calcext:value-type="float">
            <text:p>1.56</text:p>
          </table:table-cell>
          <table:table-cell table:number-columns-repeated="2"/>
          <table:table-cell table:formula="of:=&quot;aSensorGainReadNoiseVector-&gt;push_back(*(new OptimalExposure::SensorGainReadNoise(&quot;&amp;ROUND([.B18];0)&amp;&quot;,&quot;&amp;ROUND([.C18];2)&amp;&quot;)));&quot;" office:value-type="string" office:string-value="aSensorGainReadNoiseVector-&gt;push_back(*(new OptimalExposure::SensorGainReadNoise(70,1.56)));" calcext:value-type="string">
            <text:p>aSensorGainReadNoiseVector-&gt;push_back(*(new OptimalExposure::SensorGainReadNoise(70,1.56)));</text:p>
          </table:table-cell>
        </table:table-row>
        <table:table-row table:style-name="ro1">
          <table:table-cell/>
          <table:table-cell table:formula="of:==[.B18]+5" office:value-type="float" office:value="75" calcext:value-type="float">
            <text:p>75</text:p>
          </table:table-cell>
          <table:table-cell office:value-type="float" office:value="1.54" calcext:value-type="float">
            <text:p>1.54</text:p>
          </table:table-cell>
          <table:table-cell table:number-columns-repeated="2"/>
          <table:table-cell table:formula="of:=&quot;aSensorGainReadNoiseVector-&gt;push_back(*(new OptimalExposure::SensorGainReadNoise(&quot;&amp;ROUND([.B19];0)&amp;&quot;,&quot;&amp;ROUND([.C19];2)&amp;&quot;)));&quot;" office:value-type="string" office:string-value="aSensorGainReadNoiseVector-&gt;push_back(*(new OptimalExposure::SensorGainReadNoise(75,1.54)));" calcext:value-type="string">
            <text:p>aSensorGainReadNoiseVector-&gt;push_back(*(new OptimalExposure::SensorGainReadNoise(75,1.54)));</text:p>
          </table:table-cell>
        </table:table-row>
        <table:table-row table:style-name="ro1">
          <table:table-cell/>
          <table:table-cell table:formula="of:==[.B19]+5" office:value-type="float" office:value="80" calcext:value-type="float">
            <text:p>80</text:p>
          </table:table-cell>
          <table:table-cell office:value-type="float" office:value="1.51" calcext:value-type="float">
            <text:p>1.51</text:p>
          </table:table-cell>
          <table:table-cell table:number-columns-repeated="2"/>
          <table:table-cell table:formula="of:=&quot;aSensorGainReadNoiseVector-&gt;push_back(*(new OptimalExposure::SensorGainReadNoise(&quot;&amp;ROUND([.B20];0)&amp;&quot;,&quot;&amp;ROUND([.C20];2)&amp;&quot;)));&quot;" office:value-type="string" office:string-value="aSensorGainReadNoiseVector-&gt;push_back(*(new OptimalExposure::SensorGainReadNoise(80,1.51)));" calcext:value-type="string">
            <text:p>aSensorGainReadNoiseVector-&gt;push_back(*(new OptimalExposure::SensorGainReadNoise(80,1.51)));</text:p>
          </table:table-cell>
        </table:table-row>
        <table:table-row table:style-name="ro1">
          <table:table-cell/>
          <table:table-cell table:formula="of:==[.B20]+5" office:value-type="float" office:value="85" calcext:value-type="float">
            <text:p>85</text:p>
          </table:table-cell>
          <table:table-cell office:value-type="float" office:value="1.45" calcext:value-type="float">
            <text:p>1.45</text:p>
          </table:table-cell>
          <table:table-cell table:number-columns-repeated="2"/>
          <table:table-cell table:formula="of:=&quot;aSensorGainReadNoiseVector-&gt;push_back(*(new OptimalExposure::SensorGainReadNoise(&quot;&amp;ROUND([.B21];0)&amp;&quot;,&quot;&amp;ROUND([.C21];2)&amp;&quot;)));&quot;" office:value-type="string" office:string-value="aSensorGainReadNoiseVector-&gt;push_back(*(new OptimalExposure::SensorGainReadNoise(85,1.45)));" calcext:value-type="string">
            <text:p>aSensorGainReadNoiseVector-&gt;push_back(*(new OptimalExposure::SensorGainReadNoise(85,1.45)));</text:p>
          </table:table-cell>
        </table:table-row>
        <table:table-row table:style-name="ro1">
          <table:table-cell/>
          <table:table-cell table:formula="of:==[.B21]+5" office:value-type="float" office:value="90" calcext:value-type="float">
            <text:p>90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table:formula="of:=&quot;aSensorGainReadNoiseVector-&gt;push_back(*(new OptimalExposure::SensorGainReadNoise(&quot;&amp;ROUND([.B22];0)&amp;&quot;,&quot;&amp;ROUND([.C22];2)&amp;&quot;)));&quot;" office:value-type="string" office:string-value="aSensorGainReadNoiseVector-&gt;push_back(*(new OptimalExposure::SensorGainReadNoise(90,1.4)));" calcext:value-type="string">
            <text:p>aSensorGainReadNoiseVector-&gt;push_back(*(new OptimalExposure::SensorGainReadNoise(90,1.4)));</text:p>
          </table:table-cell>
        </table:table-row>
        <table:table-row table:style-name="ro1">
          <table:table-cell/>
          <table:table-cell table:formula="of:==[.B22]+5" office:value-type="float" office:value="95" calcext:value-type="float">
            <text:p>95</text:p>
          </table:table-cell>
          <table:table-cell office:value-type="float" office:value="1.34" calcext:value-type="float">
            <text:p>1.34</text:p>
          </table:table-cell>
          <table:table-cell table:number-columns-repeated="2"/>
          <table:table-cell table:formula="of:=&quot;aSensorGainReadNoiseVector-&gt;push_back(*(new OptimalExposure::SensorGainReadNoise(&quot;&amp;ROUND([.B23];0)&amp;&quot;,&quot;&amp;ROUND([.C23];2)&amp;&quot;)));&quot;" office:value-type="string" office:string-value="aSensorGainReadNoiseVector-&gt;push_back(*(new OptimalExposure::SensorGainReadNoise(95,1.34)));" calcext:value-type="string">
            <text:p>aSensorGainReadNoiseVector-&gt;push_back(*(new OptimalExposure::SensorGainReadNoise(95,1.34)));</text:p>
          </table:table-cell>
        </table:table-row>
      </table:table>
      <table:table table:name="ASI-183" table:style-name="ta1">
        <table:table-column table:style-name="co1" table:number-columns-repeated="8" table:default-cell-style-name="Default"/>
        <table:table-column table:style-name="co5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V Scale</text:p>
          </table:table-cell>
          <table:table-cell table:style-name="ce29" table:formula="of:=[.D3]/[.E3]" office:value-type="float" office:value="56.249956" calcext:value-type="float">
            <text:p>56.249956</text:p>
          </table:table-cell>
          <table:table-cell office:value-type="float" office:value="112.499912" calcext:value-type="float">
            <text:p>112.49991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QCad Points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Y</text:p>
          </table:table-cell>
          <table:table-cell/>
          <table:table-cell office:value-type="string" calcext:value-type="string">
            <text:p>Scaled Y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30" office:value-type="float" office:value="113.04" calcext:value-type="float">
            <text:p>113.040</text:p>
          </table:table-cell>
          <table:table-cell/>
          <table:table-cell table:style-name="ce27" table:formula="of:=1+ ([.E11]/[.C$3])" office:value-type="float" office:value="3.00960157195501" calcext:value-type="float">
            <text:p>3.01</text:p>
          </table:table-cell>
          <table:table-cell/>
          <table:table-cell table:formula="of:=&quot;aSensorGainReadNoiseVector-&gt;push_back(*(new OptimalExposure::SensorGainReadNoise(&quot;&amp;ROUND([.D11];0)&amp;&quot;,&quot;&amp;ROUND([.G11];2)&amp;&quot;)));&quot;" office:value-type="string" office:string-value="aSensorGainReadNoiseVector-&gt;push_back(*(new OptimalExposure::SensorGainReadNoise(0,3.01)));" calcext:value-type="string">
            <text:p>aSensorGainReadNoiseVector-&gt;push_back(*(new OptimalExposure::SensorGainReadNoise(0,3.01)));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30" office:value-type="float" office:value="89.86" calcext:value-type="float">
            <text:p>89.860</text:p>
          </table:table-cell>
          <table:table-cell/>
          <table:table-cell table:style-name="ce27" table:formula="of:=1+ ([.E12]/[.C$3])" office:value-type="float" office:value="2.59751236072078" calcext:value-type="float">
            <text:p>2.60</text:p>
          </table:table-cell>
          <table:table-cell/>
          <table:table-cell table:formula="of:=&quot;aSensorGainReadNoiseVector-&gt;push_back(*(new OptimalExposure::SensorGainReadNoise(&quot;&amp;ROUND([.D12];0)&amp;&quot;,&quot;&amp;ROUND([.G12];2)&amp;&quot;)));&quot;" office:value-type="string" office:string-value="aSensorGainReadNoiseVector-&gt;push_back(*(new OptimalExposure::SensorGainReadNoise(50,2.6)));" calcext:value-type="string">
            <text:p>aSensorGainReadNoiseVector-&gt;push_back(*(new OptimalExposure::SensorGainReadNoise(50,2.6)));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30" office:value-type="float" office:value="68.76" calcext:value-type="float">
            <text:p>68.760</text:p>
          </table:table-cell>
          <table:table-cell/>
          <table:table-cell table:style-name="ce27" table:formula="of:=1+ ([.E13]/[.C$3])" office:value-type="float" office:value="2.22240095618919" calcext:value-type="float">
            <text:p>2.22</text:p>
          </table:table-cell>
          <table:table-cell/>
          <table:table-cell table:formula="of:=&quot;aSensorGainReadNoiseVector-&gt;push_back(*(new OptimalExposure::SensorGainReadNoise(&quot;&amp;ROUND([.D13];0)&amp;&quot;,&quot;&amp;ROUND([.G13];2)&amp;&quot;)));&quot;" office:value-type="string" office:string-value="aSensorGainReadNoiseVector-&gt;push_back(*(new OptimalExposure::SensorGainReadNoise(100,2.22)));" calcext:value-type="string">
            <text:p>aSensorGainReadNoiseVector-&gt;push_back(*(new OptimalExposure::SensorGainReadNoise(100,2.22)));</text:p>
          </table:table-cell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  <table:table-cell table:style-name="ce30" office:value-type="float" office:value="57.49" calcext:value-type="float">
            <text:p>57.490</text:p>
          </table:table-cell>
          <table:table-cell/>
          <table:table-cell table:style-name="ce27" table:formula="of:=1+ ([.E14]/[.C$3])" office:value-type="float" office:value="2.02204524391095" calcext:value-type="float">
            <text:p>2.02</text:p>
          </table:table-cell>
          <table:table-cell/>
          <table:table-cell table:formula="of:=&quot;aSensorGainReadNoiseVector-&gt;push_back(*(new OptimalExposure::SensorGainReadNoise(&quot;&amp;ROUND([.D14];0)&amp;&quot;,&quot;&amp;ROUND([.G14];2)&amp;&quot;)));&quot;" office:value-type="string" office:string-value="aSensorGainReadNoiseVector-&gt;push_back(*(new OptimalExposure::SensorGainReadNoise(150,2.02)));" calcext:value-type="string">
            <text:p>aSensorGainReadNoiseVector-&gt;push_back(*(new OptimalExposure::SensorGainReadNoise(150,2.02)));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table:style-name="ce30" office:value-type="float" office:value="47.5" calcext:value-type="float">
            <text:p>47.500</text:p>
          </table:table-cell>
          <table:table-cell/>
          <table:table-cell table:style-name="ce27" table:formula="of:=1+ ([.E15]/[.C$3])" office:value-type="float" office:value="1.84444510498817" calcext:value-type="float">
            <text:p>1.84</text:p>
          </table:table-cell>
          <table:table-cell/>
          <table:table-cell table:formula="of:=&quot;aSensorGainReadNoiseVector-&gt;push_back(*(new OptimalExposure::SensorGainReadNoise(&quot;&amp;ROUND([.D15];0)&amp;&quot;,&quot;&amp;ROUND([.G15];2)&amp;&quot;)));&quot;" office:value-type="string" office:string-value="aSensorGainReadNoiseVector-&gt;push_back(*(new OptimalExposure::SensorGainReadNoise(200,1.84)));" calcext:value-type="string">
            <text:p>aSensorGainReadNoiseVector-&gt;push_back(*(new OptimalExposure::SensorGainReadNoise(200,1.84)));</text:p>
          </table:table-cell>
        </table:table-row>
        <table:table-row table:style-name="ro1">
          <table:table-cell table:number-columns-repeated="3"/>
          <table:table-cell office:value-type="float" office:value="250" calcext:value-type="float">
            <text:p>250</text:p>
          </table:table-cell>
          <table:table-cell table:style-name="ce30" office:value-type="float" office:value="42.07" calcext:value-type="float">
            <text:p>42.070</text:p>
          </table:table-cell>
          <table:table-cell/>
          <table:table-cell table:style-name="ce27" table:formula="of:=1+ ([.E16]/[.C$3])" office:value-type="float" office:value="1.74791169614426" calcext:value-type="float">
            <text:p>1.75</text:p>
          </table:table-cell>
          <table:table-cell/>
          <table:table-cell table:formula="of:=&quot;aSensorGainReadNoiseVector-&gt;push_back(*(new OptimalExposure::SensorGainReadNoise(&quot;&amp;ROUND([.D16];0)&amp;&quot;,&quot;&amp;ROUND([.G16];2)&amp;&quot;)));&quot;" office:value-type="string" office:string-value="aSensorGainReadNoiseVector-&gt;push_back(*(new OptimalExposure::SensorGainReadNoise(250,1.75)));" calcext:value-type="string">
            <text:p>aSensorGainReadNoiseVector-&gt;push_back(*(new OptimalExposure::SensorGainReadNoise(250,1.75)));</text:p>
          </table:table-cell>
        </table:table-row>
        <table:table-row table:style-name="ro1">
          <table:table-cell table:number-columns-repeated="3"/>
          <table:table-cell office:value-type="float" office:value="270" calcext:value-type="float">
            <text:p>270</text:p>
          </table:table-cell>
          <table:table-cell table:style-name="ce30" office:value-type="float" office:value="38.09" calcext:value-type="float">
            <text:p>38.090</text:p>
          </table:table-cell>
          <table:table-cell/>
          <table:table-cell table:style-name="ce27" table:formula="of:=1+ ([.E17]/[.C$3])" office:value-type="float" office:value="1.67715608524209" calcext:value-type="float">
            <text:p>1.68</text:p>
          </table:table-cell>
          <table:table-cell/>
          <table:table-cell table:formula="of:=&quot;aSensorGainReadNoiseVector-&gt;push_back(*(new OptimalExposure::SensorGainReadNoise(&quot;&amp;ROUND([.D17];0)&amp;&quot;,&quot;&amp;ROUND([.G17];2)&amp;&quot;)));&quot;" office:value-type="string" office:string-value="aSensorGainReadNoiseVector-&gt;push_back(*(new OptimalExposure::SensorGainReadNoise(270,1.68)));" calcext:value-type="string">
            <text:p>aSensorGainReadNoiseVector-&gt;push_back(*(new OptimalExposure::SensorGainReadNoise(270,1.68)));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table:style-name="ce30" office:value-type="float" office:value="32.78" calcext:value-type="float">
            <text:p>32.780</text:p>
          </table:table-cell>
          <table:table-cell/>
          <table:table-cell table:style-name="ce27" table:formula="of:=1+ ([.E18]/[.C$3])" office:value-type="float" office:value="1.58275601140026" calcext:value-type="float">
            <text:p>1.58</text:p>
          </table:table-cell>
          <table:table-cell/>
          <table:table-cell table:formula="of:=&quot;aSensorGainReadNoiseVector-&gt;push_back(*(new OptimalExposure::SensorGainReadNoise(&quot;&amp;ROUND([.D18];0)&amp;&quot;,&quot;&amp;ROUND([.G18];2)&amp;&quot;)));&quot;" office:value-type="string" office:string-value="aSensorGainReadNoiseVector-&gt;push_back(*(new OptimalExposure::SensorGainReadNoise(300,1.58)));" calcext:value-type="string">
            <text:p>aSensorGainReadNoiseVector-&gt;push_back(*(new OptimalExposure::SensorGainReadNoise(300,1.58)));</text:p>
          </table:table-cell>
        </table:table-row>
        <table:table-row table:style-name="ro1">
          <table:table-cell table:number-columns-repeated="4"/>
          <table:table-cell table:style-name="ce30"/>
          <table:table-cell table:number-columns-repeated="4"/>
        </table:table-row>
      </table:table>
      <table:table table:name="Atik16200MonoCCD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Atik 16200 mono ccd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he only read-noise in the documentation is a single value "9e”</text:p>
          </table:table-cell>
        </table:table-row>
      </table:table>
      <table:table table:name="QHY268" table:style-name="ta1">
        <table:shapes>
          <draw:frame draw:z-index="0" draw:style-name="gr1" draw:text-style-name="P1" svg:width="6.2988in" svg:height="3.5429in" svg:x="10.7063in" svg:y="4.8394in">
            <draw:object draw:notify-on-update-of-ranges="QHY268.H4:QHY268.H61 QHY268.I3:QHY268.I3 QHY268.I4:QHY268.I61 QHY268.H4:QHY268.H61 QHY268.J3:QHY268.J3 QHY268.J4:QHY268.J61 QHY268.H4:QHY268.H61 QHY268.K3:QHY268.K3 QHY268.K4:QHY268.K61 QHY268.H4:QHY268.H61 QHY268.L3:QHY268.L3 QHY268.L4:QHY268.L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7"/>
        <table:table-column table:style-name="co1" table:number-columns-repeated="4" table:default-cell-style-name="Default"/>
        <table:table-column table:style-name="co1" table:default-cell-style-name="ce32"/>
        <table:table-column table:style-name="co1" table:number-columns-repeated="4" table:default-cell-style-name="ce20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QCad Points</text:p>
          </table:table-cell>
          <table:table-cell table:style-name="Default"/>
          <table:table-cell table:number-columns-repeated="4"/>
          <table:table-cell office:value-type="string" calcext:value-type="string">
            <text:p>Y Scale</text:p>
          </table:table-cell>
          <table:table-cell table:style-name="ce32" table:formula="of:= 60.43 / 5" office:value-type="float" office:value="12.086" calcext:value-type="float">
            <text:p>12.086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4" table:number-rows-spanned="1">
            <text:p>Read-Noise</text:p>
          </table:table-cell>
          <table:covered-table-cell table:number-columns-repeated="3"/>
          <table:table-cell table:number-columns-repeated="2"/>
          <table:table-cell table:style-name="ce32"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23" office:value-type="string" calcext:value-type="string">
            <text:p>Gain</text:p>
          </table:table-cell>
          <table:table-cell table:style-name="ce23" office:value-type="string" calcext:value-type="string">
            <text:p>Mode 0</text:p>
          </table:table-cell>
          <table:table-cell table:style-name="ce23" office:value-type="string" calcext:value-type="string">
            <text:p>Mode 1</text:p>
          </table:table-cell>
          <table:table-cell table:style-name="ce23" office:value-type="string" calcext:value-type="string">
            <text:p>Mode 2</text:p>
          </table:table-cell>
          <table:table-cell table:style-name="ce23" office:value-type="string" calcext:value-type="string">
            <text:p>Mode 3</text:p>
          </table:table-cell>
          <table:table-cell/>
          <table:table-cell table:style-name="ce19" office:value-type="string" calcext:value-type="string">
            <text:p>Gain</text:p>
          </table:table-cell>
          <table:table-cell table:style-name="ce19" office:value-type="string" calcext:value-type="string">
            <text:p>Mode 0</text:p>
          </table:table-cell>
          <table:table-cell table:style-name="ce23" office:value-type="string" calcext:value-type="string">
            <text:p>Mode 1</text:p>
          </table:table-cell>
          <table:table-cell table:style-name="ce23" office:value-type="string" calcext:value-type="string">
            <text:p>Mode 2</text:p>
          </table:table-cell>
          <table:table-cell table:style-name="ce23" office:value-type="string" calcext:value-type="string">
            <text:p>Mode 3</text:p>
          </table:table-cell>
          <table:table-cell/>
          <table:table-cell table:style-name="ce19" office:value-type="string" calcext:value-type="string">
            <text:p>Mode 0</text:p>
          </table:table-cell>
          <table:table-cell table:style-name="ce23" office:value-type="string" calcext:value-type="string">
            <text:p>Mode 1</text:p>
          </table:table-cell>
          <table:table-cell table:style-name="ce23" office:value-type="string" calcext:value-type="string">
            <text:p>Mode 2</text:p>
          </table:table-cell>
          <table:table-cell table:style-name="ce23" office:value-type="string" calcext:value-type="string">
            <text:p>Mode 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7.57" calcext:value-type="float">
            <text:p>87.57</text:p>
          </table:table-cell>
          <table:table-cell office:value-type="float" office:value="42.87" calcext:value-type="float">
            <text:p>42.87</text:p>
          </table:table-cell>
          <table:table-cell office:value-type="float" office:value="91.38" calcext:value-type="float">
            <text:p>91.38</text:p>
          </table:table-cell>
          <table:table-cell office:value-type="float" office:value="71.18" calcext:value-type="float">
            <text:p>71.18</text:p>
          </table:table-cell>
          <table:table-cell/>
          <table:table-cell table:formula="of:=[.B4]" office:value-type="float" office:value="0" calcext:value-type="float">
            <text:p>0</text:p>
          </table:table-cell>
          <table:table-cell table:formula="of:=[.C4]/[.$I$1]" office:value-type="float" office:value="7.24557339069998" calcext:value-type="float">
            <text:p>7.25</text:p>
          </table:table-cell>
          <table:table-cell table:formula="of:=[.D4]/[.$I$1]" office:value-type="float" office:value="3.5470792652656" calcext:value-type="float">
            <text:p>3.55</text:p>
          </table:table-cell>
          <table:table-cell table:formula="of:=[.E4]/[.$I$1]" office:value-type="float" office:value="7.56081416514976" calcext:value-type="float">
            <text:p>7.56</text:p>
          </table:table-cell>
          <table:table-cell table:formula="of:=[.F4]/[.$I$1]" office:value-type="float" office:value="5.88945887804071" calcext:value-type="float">
            <text:p>5.89</text:p>
          </table:table-cell>
          <table:table-cell/>
          <table:table-cell table:formula="of:=&quot;aSensorGainReadNoiseVector-&gt;push_back(*(new OptimalExposure::SensorGainReadNoise(&quot;&amp;ROUND([.H4];0)&amp;&quot;,&quot;&amp;ROUND([.I4];2)&amp;&quot;)));&quot;" office:value-type="string" office:string-value="aSensorGainReadNoiseVector-&gt;push_back(*(new OptimalExposure::SensorGainReadNoise(0,7.25)));" calcext:value-type="string">
            <text:p>aSensorGainReadNoiseVector-&gt;push_back(*(new OptimalExposure::SensorGainReadNoise(0,7.25)));</text:p>
          </table:table-cell>
          <table:table-cell table:formula="of:=&quot;aSensorGainReadNoiseVector-&gt;push_back(*(new OptimalExposure::SensorGainReadNoise(&quot;&amp;ROUND([.H4];0)&amp;&quot;,&quot;&amp;ROUND([.J4];2)&amp;&quot;)));&quot;" office:value-type="string" office:string-value="aSensorGainReadNoiseVector-&gt;push_back(*(new OptimalExposure::SensorGainReadNoise(0,3.55)));" calcext:value-type="string">
            <text:p>aSensorGainReadNoiseVector-&gt;push_back(*(new OptimalExposure::SensorGainReadNoise(0,3.55)));</text:p>
          </table:table-cell>
          <table:table-cell table:formula="of:=&quot;aSensorGainReadNoiseVector-&gt;push_back(*(new OptimalExposure::SensorGainReadNoise(&quot;&amp;ROUND([.H4];0)&amp;&quot;,&quot;&amp;ROUND([.K4];2)&amp;&quot;)));&quot;" office:value-type="string" office:string-value="aSensorGainReadNoiseVector-&gt;push_back(*(new OptimalExposure::SensorGainReadNoise(0,7.56)));" calcext:value-type="string">
            <text:p>aSensorGainReadNoiseVector-&gt;push_back(*(new OptimalExposure::SensorGainReadNoise(0,7.56)));</text:p>
          </table:table-cell>
          <table:table-cell table:formula="of:=&quot;aSensorGainReadNoiseVector-&gt;push_back(*(new OptimalExposure::SensorGainReadNoise(&quot;&amp;ROUND([.H4];0)&amp;&quot;,&quot;&amp;ROUND([.L4];2)&amp;&quot;)));&quot;" office:value-type="string" office:string-value="aSensorGainReadNoiseVector-&gt;push_back(*(new OptimalExposure::SensorGainReadNoise(0,5.89)));" calcext:value-type="string">
            <text:p>aSensorGainReadNoiseVector-&gt;push_back(*(new OptimalExposure::SensorGainReadNoise(0,5.89)));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5.78" calcext:value-type="float">
            <text:p>85.78</text:p>
          </table:table-cell>
          <table:table-cell office:value-type="float" office:value="43.45" calcext:value-type="float">
            <text:p>43.45</text:p>
          </table:table-cell>
          <table:table-cell office:value-type="float" office:value="90.37" calcext:value-type="float">
            <text:p>90.37</text:p>
          </table:table-cell>
          <table:table-cell office:value-type="float" office:value="70.37" calcext:value-type="float">
            <text:p>70.37</text:p>
          </table:table-cell>
          <table:table-cell/>
          <table:table-cell table:formula="of:=[.B5]" office:value-type="float" office:value="5" calcext:value-type="float">
            <text:p>5</text:p>
          </table:table-cell>
          <table:table-cell table:formula="of:=[.C5]/[.$I$1]" office:value-type="float" office:value="7.09746814496111" calcext:value-type="float">
            <text:p>7.10</text:p>
          </table:table-cell>
          <table:table-cell table:formula="of:=[.D5]/[.$I$1]" office:value-type="float" office:value="3.59506867449942" calcext:value-type="float">
            <text:p>3.60</text:p>
          </table:table-cell>
          <table:table-cell table:formula="of:=[.E5]/[.$I$1]" office:value-type="float" office:value="7.47724640079431" calcext:value-type="float">
            <text:p>7.48</text:p>
          </table:table-cell>
          <table:table-cell table:formula="of:=[.F5]/[.$I$1]" office:value-type="float" office:value="5.82243918583485" calcext:value-type="float">
            <text:p>5.82</text:p>
          </table:table-cell>
          <table:table-cell/>
          <table:table-cell table:formula="of:=&quot;aSensorGainReadNoiseVector-&gt;push_back(*(new OptimalExposure::SensorGainReadNoise(&quot;&amp;ROUND([.H5];0)&amp;&quot;,&quot;&amp;ROUND([.I5];2)&amp;&quot;)));&quot;" office:value-type="string" office:string-value="aSensorGainReadNoiseVector-&gt;push_back(*(new OptimalExposure::SensorGainReadNoise(5,7.1)));" calcext:value-type="string">
            <text:p>aSensorGainReadNoiseVector-&gt;push_back(*(new OptimalExposure::SensorGainReadNoise(5,7.1)));</text:p>
          </table:table-cell>
          <table:table-cell table:formula="of:=&quot;aSensorGainReadNoiseVector-&gt;push_back(*(new OptimalExposure::SensorGainReadNoise(&quot;&amp;ROUND([.H5];0)&amp;&quot;,&quot;&amp;ROUND([.J5];2)&amp;&quot;)));&quot;" office:value-type="string" office:string-value="aSensorGainReadNoiseVector-&gt;push_back(*(new OptimalExposure::SensorGainReadNoise(5,3.6)));" calcext:value-type="string">
            <text:p>aSensorGainReadNoiseVector-&gt;push_back(*(new OptimalExposure::SensorGainReadNoise(5,3.6)));</text:p>
          </table:table-cell>
          <table:table-cell table:formula="of:=&quot;aSensorGainReadNoiseVector-&gt;push_back(*(new OptimalExposure::SensorGainReadNoise(&quot;&amp;ROUND([.H5];0)&amp;&quot;,&quot;&amp;ROUND([.K5];2)&amp;&quot;)));&quot;" office:value-type="string" office:string-value="aSensorGainReadNoiseVector-&gt;push_back(*(new OptimalExposure::SensorGainReadNoise(5,7.48)));" calcext:value-type="string">
            <text:p>aSensorGainReadNoiseVector-&gt;push_back(*(new OptimalExposure::SensorGainReadNoise(5,7.48)));</text:p>
          </table:table-cell>
          <table:table-cell table:formula="of:=&quot;aSensorGainReadNoiseVector-&gt;push_back(*(new OptimalExposure::SensorGainReadNoise(&quot;&amp;ROUND([.H5];0)&amp;&quot;,&quot;&amp;ROUND([.L5];2)&amp;&quot;)));&quot;" office:value-type="string" office:string-value="aSensorGainReadNoiseVector-&gt;push_back(*(new OptimalExposure::SensorGainReadNoise(5,5.82)));" calcext:value-type="string">
            <text:p>aSensorGainReadNoiseVector-&gt;push_back(*(new OptimalExposure::SensorGainReadNoise(5,5.82)));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1.93" calcext:value-type="float">
            <text:p>81.93</text:p>
          </table:table-cell>
          <table:table-cell office:value-type="float" office:value="43.28" calcext:value-type="float">
            <text:p>43.28</text:p>
          </table:table-cell>
          <table:table-cell office:value-type="float" office:value="89.56" calcext:value-type="float">
            <text:p>89.56</text:p>
          </table:table-cell>
          <table:table-cell office:value-type="float" office:value="70.38" calcext:value-type="float">
            <text:p>70.38</text:p>
          </table:table-cell>
          <table:table-cell/>
          <table:table-cell table:formula="of:=[.B6]" office:value-type="float" office:value="10" calcext:value-type="float">
            <text:p>10</text:p>
          </table:table-cell>
          <table:table-cell table:formula="of:=[.C6]/[.$I$1]" office:value-type="float" office:value="6.77891775608142" calcext:value-type="float">
            <text:p>6.78</text:p>
          </table:table-cell>
          <table:table-cell table:formula="of:=[.D6]/[.$I$1]" office:value-type="float" office:value="3.58100281317227" calcext:value-type="float">
            <text:p>3.58</text:p>
          </table:table-cell>
          <table:table-cell table:formula="of:=[.E6]/[.$I$1]" office:value-type="float" office:value="7.41022670858845" calcext:value-type="float">
            <text:p>7.41</text:p>
          </table:table-cell>
          <table:table-cell table:formula="of:=[.F6]/[.$I$1]" office:value-type="float" office:value="5.82326658944233" calcext:value-type="float">
            <text:p>5.82</text:p>
          </table:table-cell>
          <table:table-cell/>
          <table:table-cell table:formula="of:=&quot;aSensorGainReadNoiseVector-&gt;push_back(*(new OptimalExposure::SensorGainReadNoise(&quot;&amp;ROUND([.H6];0)&amp;&quot;,&quot;&amp;ROUND([.I6];2)&amp;&quot;)));&quot;" office:value-type="string" office:string-value="aSensorGainReadNoiseVector-&gt;push_back(*(new OptimalExposure::SensorGainReadNoise(10,6.78)));" calcext:value-type="string">
            <text:p>aSensorGainReadNoiseVector-&gt;push_back(*(new OptimalExposure::SensorGainReadNoise(10,6.78)));</text:p>
          </table:table-cell>
          <table:table-cell table:formula="of:=&quot;aSensorGainReadNoiseVector-&gt;push_back(*(new OptimalExposure::SensorGainReadNoise(&quot;&amp;ROUND([.H6];0)&amp;&quot;,&quot;&amp;ROUND([.J6];2)&amp;&quot;)));&quot;" office:value-type="string" office:string-value="aSensorGainReadNoiseVector-&gt;push_back(*(new OptimalExposure::SensorGainReadNoise(10,3.58)));" calcext:value-type="string">
            <text:p>aSensorGainReadNoiseVector-&gt;push_back(*(new OptimalExposure::SensorGainReadNoise(10,3.58)));</text:p>
          </table:table-cell>
          <table:table-cell table:formula="of:=&quot;aSensorGainReadNoiseVector-&gt;push_back(*(new OptimalExposure::SensorGainReadNoise(&quot;&amp;ROUND([.H6];0)&amp;&quot;,&quot;&amp;ROUND([.K6];2)&amp;&quot;)));&quot;" office:value-type="string" office:string-value="aSensorGainReadNoiseVector-&gt;push_back(*(new OptimalExposure::SensorGainReadNoise(10,7.41)));" calcext:value-type="string">
            <text:p>aSensorGainReadNoiseVector-&gt;push_back(*(new OptimalExposure::SensorGainReadNoise(10,7.41)));</text:p>
          </table:table-cell>
          <table:table-cell table:formula="of:=&quot;aSensorGainReadNoiseVector-&gt;push_back(*(new OptimalExposure::SensorGainReadNoise(&quot;&amp;ROUND([.H6];0)&amp;&quot;,&quot;&amp;ROUND([.L6];2)&amp;&quot;)));&quot;" office:value-type="string" office:string-value="aSensorGainReadNoiseVector-&gt;push_back(*(new OptimalExposure::SensorGainReadNoise(10,5.82)));" calcext:value-type="string">
            <text:p>aSensorGainReadNoiseVector-&gt;push_back(*(new OptimalExposure::SensorGainReadNoise(10,5.82)));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81.47" calcext:value-type="float">
            <text:p>81.47</text:p>
          </table:table-cell>
          <table:table-cell office:value-type="float" office:value="43.99" calcext:value-type="float">
            <text:p>43.99</text:p>
          </table:table-cell>
          <table:table-cell office:value-type="float" office:value="88.67" calcext:value-type="float">
            <text:p>88.67</text:p>
          </table:table-cell>
          <table:table-cell office:value-type="float" office:value="69.2" calcext:value-type="float">
            <text:p>69.2</text:p>
          </table:table-cell>
          <table:table-cell/>
          <table:table-cell table:formula="of:=[.B7]" office:value-type="float" office:value="15" calcext:value-type="float">
            <text:p>15</text:p>
          </table:table-cell>
          <table:table-cell table:formula="of:=[.C7]/[.$I$1]" office:value-type="float" office:value="6.74085719013735" calcext:value-type="float">
            <text:p>6.74</text:p>
          </table:table-cell>
          <table:table-cell table:formula="of:=[.D7]/[.$I$1]" office:value-type="float" office:value="3.63974846930333" calcext:value-type="float">
            <text:p>3.64</text:p>
          </table:table-cell>
          <table:table-cell table:formula="of:=[.E7]/[.$I$1]" office:value-type="float" office:value="7.33658778752275" calcext:value-type="float">
            <text:p>7.34</text:p>
          </table:table-cell>
          <table:table-cell table:formula="of:=[.F7]/[.$I$1]" office:value-type="float" office:value="5.72563296375972" calcext:value-type="float">
            <text:p>5.73</text:p>
          </table:table-cell>
          <table:table-cell/>
          <table:table-cell table:formula="of:=&quot;aSensorGainReadNoiseVector-&gt;push_back(*(new OptimalExposure::SensorGainReadNoise(&quot;&amp;ROUND([.H7];0)&amp;&quot;,&quot;&amp;ROUND([.I7];2)&amp;&quot;)));&quot;" office:value-type="string" office:string-value="aSensorGainReadNoiseVector-&gt;push_back(*(new OptimalExposure::SensorGainReadNoise(15,6.74)));" calcext:value-type="string">
            <text:p>aSensorGainReadNoiseVector-&gt;push_back(*(new OptimalExposure::SensorGainReadNoise(15,6.74)));</text:p>
          </table:table-cell>
          <table:table-cell table:formula="of:=&quot;aSensorGainReadNoiseVector-&gt;push_back(*(new OptimalExposure::SensorGainReadNoise(&quot;&amp;ROUND([.H7];0)&amp;&quot;,&quot;&amp;ROUND([.J7];2)&amp;&quot;)));&quot;" office:value-type="string" office:string-value="aSensorGainReadNoiseVector-&gt;push_back(*(new OptimalExposure::SensorGainReadNoise(15,3.64)));" calcext:value-type="string">
            <text:p>aSensorGainReadNoiseVector-&gt;push_back(*(new OptimalExposure::SensorGainReadNoise(15,3.64)));</text:p>
          </table:table-cell>
          <table:table-cell table:formula="of:=&quot;aSensorGainReadNoiseVector-&gt;push_back(*(new OptimalExposure::SensorGainReadNoise(&quot;&amp;ROUND([.H7];0)&amp;&quot;,&quot;&amp;ROUND([.K7];2)&amp;&quot;)));&quot;" office:value-type="string" office:string-value="aSensorGainReadNoiseVector-&gt;push_back(*(new OptimalExposure::SensorGainReadNoise(15,7.34)));" calcext:value-type="string">
            <text:p>aSensorGainReadNoiseVector-&gt;push_back(*(new OptimalExposure::SensorGainReadNoise(15,7.34)));</text:p>
          </table:table-cell>
          <table:table-cell table:formula="of:=&quot;aSensorGainReadNoiseVector-&gt;push_back(*(new OptimalExposure::SensorGainReadNoise(&quot;&amp;ROUND([.H7];0)&amp;&quot;,&quot;&amp;ROUND([.L7];2)&amp;&quot;)));&quot;" office:value-type="string" office:string-value="aSensorGainReadNoiseVector-&gt;push_back(*(new OptimalExposure::SensorGainReadNoise(15,5.73)));" calcext:value-type="string">
            <text:p>aSensorGainReadNoiseVector-&gt;push_back(*(new OptimalExposure::SensorGainReadNoise(15,5.73)));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1.41" calcext:value-type="float">
            <text:p>81.41</text:p>
          </table:table-cell>
          <table:table-cell office:value-type="float" office:value="43.83" calcext:value-type="float">
            <text:p>43.83</text:p>
          </table:table-cell>
          <table:table-cell office:value-type="float" office:value="87.3" calcext:value-type="float">
            <text:p>87.3</text:p>
          </table:table-cell>
          <table:table-cell office:value-type="float" office:value="68.44" calcext:value-type="float">
            <text:p>68.44</text:p>
          </table:table-cell>
          <table:table-cell/>
          <table:table-cell table:formula="of:=[.B8]" office:value-type="float" office:value="20" calcext:value-type="float">
            <text:p>20</text:p>
          </table:table-cell>
          <table:table-cell table:formula="of:=[.C8]/[.$I$1]" office:value-type="float" office:value="6.73589276849247" calcext:value-type="float">
            <text:p>6.74</text:p>
          </table:table-cell>
          <table:table-cell table:formula="of:=[.D8]/[.$I$1]" office:value-type="float" office:value="3.62651001158365" calcext:value-type="float">
            <text:p>3.63</text:p>
          </table:table-cell>
          <table:table-cell table:formula="of:=[.E8]/[.$I$1]" office:value-type="float" office:value="7.22323349329803" calcext:value-type="float">
            <text:p>7.22</text:p>
          </table:table-cell>
          <table:table-cell table:formula="of:=[.F8]/[.$I$1]" office:value-type="float" office:value="5.66275028959126" calcext:value-type="float">
            <text:p>5.66</text:p>
          </table:table-cell>
          <table:table-cell/>
          <table:table-cell table:formula="of:=&quot;aSensorGainReadNoiseVector-&gt;push_back(*(new OptimalExposure::SensorGainReadNoise(&quot;&amp;ROUND([.H8];0)&amp;&quot;,&quot;&amp;ROUND([.I8];2)&amp;&quot;)));&quot;" office:value-type="string" office:string-value="aSensorGainReadNoiseVector-&gt;push_back(*(new OptimalExposure::SensorGainReadNoise(20,6.74)));" calcext:value-type="string">
            <text:p>aSensorGainReadNoiseVector-&gt;push_back(*(new OptimalExposure::SensorGainReadNoise(20,6.74)));</text:p>
          </table:table-cell>
          <table:table-cell table:formula="of:=&quot;aSensorGainReadNoiseVector-&gt;push_back(*(new OptimalExposure::SensorGainReadNoise(&quot;&amp;ROUND([.H8];0)&amp;&quot;,&quot;&amp;ROUND([.J8];2)&amp;&quot;)));&quot;" office:value-type="string" office:string-value="aSensorGainReadNoiseVector-&gt;push_back(*(new OptimalExposure::SensorGainReadNoise(20,3.63)));" calcext:value-type="string">
            <text:p>aSensorGainReadNoiseVector-&gt;push_back(*(new OptimalExposure::SensorGainReadNoise(20,3.63)));</text:p>
          </table:table-cell>
          <table:table-cell table:formula="of:=&quot;aSensorGainReadNoiseVector-&gt;push_back(*(new OptimalExposure::SensorGainReadNoise(&quot;&amp;ROUND([.H8];0)&amp;&quot;,&quot;&amp;ROUND([.K8];2)&amp;&quot;)));&quot;" office:value-type="string" office:string-value="aSensorGainReadNoiseVector-&gt;push_back(*(new OptimalExposure::SensorGainReadNoise(20,7.22)));" calcext:value-type="string">
            <text:p>aSensorGainReadNoiseVector-&gt;push_back(*(new OptimalExposure::SensorGainReadNoise(20,7.22)));</text:p>
          </table:table-cell>
          <table:table-cell table:formula="of:=&quot;aSensorGainReadNoiseVector-&gt;push_back(*(new OptimalExposure::SensorGainReadNoise(&quot;&amp;ROUND([.H8];0)&amp;&quot;,&quot;&amp;ROUND([.L8];2)&amp;&quot;)));&quot;" office:value-type="string" office:string-value="aSensorGainReadNoiseVector-&gt;push_back(*(new OptimalExposure::SensorGainReadNoise(20,5.66)));" calcext:value-type="string">
            <text:p>aSensorGainReadNoiseVector-&gt;push_back(*(new OptimalExposure::SensorGainReadNoise(20,5.66)));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3.9" calcext:value-type="float">
            <text:p>33.90</text:p>
          </table:table-cell>
          <table:table-cell office:value-type="float" office:value="43.88" calcext:value-type="float">
            <text:p>43.88</text:p>
          </table:table-cell>
          <table:table-cell office:value-type="float" office:value="86.36" calcext:value-type="float">
            <text:p>86.36</text:p>
          </table:table-cell>
          <table:table-cell office:value-type="float" office:value="67.4" calcext:value-type="float">
            <text:p>67.4</text:p>
          </table:table-cell>
          <table:table-cell/>
          <table:table-cell table:formula="of:=[.B9]" office:value-type="float" office:value="25" calcext:value-type="float">
            <text:p>25</text:p>
          </table:table-cell>
          <table:table-cell table:formula="of:=[.C9]/[.$I$1]" office:value-type="float" office:value="2.80489822935628" calcext:value-type="float">
            <text:p>2.80</text:p>
          </table:table-cell>
          <table:table-cell table:formula="of:=[.D9]/[.$I$1]" office:value-type="float" office:value="3.63064702962105" calcext:value-type="float">
            <text:p>3.63</text:p>
          </table:table-cell>
          <table:table-cell table:formula="of:=[.E9]/[.$I$1]" office:value-type="float" office:value="7.14545755419494" calcext:value-type="float">
            <text:p>7.15</text:p>
          </table:table-cell>
          <table:table-cell table:formula="of:=[.F9]/[.$I$1]" office:value-type="float" office:value="5.57670031441337" calcext:value-type="float">
            <text:p>5.58</text:p>
          </table:table-cell>
          <table:table-cell/>
          <table:table-cell table:formula="of:=&quot;aSensorGainReadNoiseVector-&gt;push_back(*(new OptimalExposure::SensorGainReadNoise(&quot;&amp;ROUND([.H9];0)&amp;&quot;,&quot;&amp;ROUND([.I9];2)&amp;&quot;)));&quot;" office:value-type="string" office:string-value="aSensorGainReadNoiseVector-&gt;push_back(*(new OptimalExposure::SensorGainReadNoise(25,2.8)));" calcext:value-type="string">
            <text:p>aSensorGainReadNoiseVector-&gt;push_back(*(new OptimalExposure::SensorGainReadNoise(25,2.8)));</text:p>
          </table:table-cell>
          <table:table-cell table:formula="of:=&quot;aSensorGainReadNoiseVector-&gt;push_back(*(new OptimalExposure::SensorGainReadNoise(&quot;&amp;ROUND([.H9];0)&amp;&quot;,&quot;&amp;ROUND([.J9];2)&amp;&quot;)));&quot;" office:value-type="string" office:string-value="aSensorGainReadNoiseVector-&gt;push_back(*(new OptimalExposure::SensorGainReadNoise(25,3.63)));" calcext:value-type="string">
            <text:p>aSensorGainReadNoiseVector-&gt;push_back(*(new OptimalExposure::SensorGainReadNoise(25,3.63)));</text:p>
          </table:table-cell>
          <table:table-cell table:formula="of:=&quot;aSensorGainReadNoiseVector-&gt;push_back(*(new OptimalExposure::SensorGainReadNoise(&quot;&amp;ROUND([.H9];0)&amp;&quot;,&quot;&amp;ROUND([.K9];2)&amp;&quot;)));&quot;" office:value-type="string" office:string-value="aSensorGainReadNoiseVector-&gt;push_back(*(new OptimalExposure::SensorGainReadNoise(25,7.15)));" calcext:value-type="string">
            <text:p>aSensorGainReadNoiseVector-&gt;push_back(*(new OptimalExposure::SensorGainReadNoise(25,7.15)));</text:p>
          </table:table-cell>
          <table:table-cell table:formula="of:=&quot;aSensorGainReadNoiseVector-&gt;push_back(*(new OptimalExposure::SensorGainReadNoise(&quot;&amp;ROUND([.H9];0)&amp;&quot;,&quot;&amp;ROUND([.L9];2)&amp;&quot;)));&quot;" office:value-type="string" office:string-value="aSensorGainReadNoiseVector-&gt;push_back(*(new OptimalExposure::SensorGainReadNoise(25,5.58)));" calcext:value-type="string">
            <text:p>aSensorGainReadNoiseVector-&gt;push_back(*(new OptimalExposure::SensorGainReadNoise(25,5.58)));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1.76" calcext:value-type="float">
            <text:p>31.76</text:p>
          </table:table-cell>
          <table:table-cell office:value-type="float" office:value="43.28" calcext:value-type="float">
            <text:p>43.28</text:p>
          </table:table-cell>
          <table:table-cell office:value-type="float" office:value="84.7" calcext:value-type="float">
            <text:p>84.7</text:p>
          </table:table-cell>
          <table:table-cell office:value-type="float" office:value="65.72" calcext:value-type="float">
            <text:p>65.72</text:p>
          </table:table-cell>
          <table:table-cell/>
          <table:table-cell table:formula="of:=[.B10]" office:value-type="float" office:value="30" calcext:value-type="float">
            <text:p>30</text:p>
          </table:table-cell>
          <table:table-cell table:formula="of:=[.C10]/[.$I$1]" office:value-type="float" office:value="2.62783385735562" calcext:value-type="float">
            <text:p>2.63</text:p>
          </table:table-cell>
          <table:table-cell table:formula="of:=[.D10]/[.$I$1]" office:value-type="float" office:value="3.58100281317227" calcext:value-type="float">
            <text:p>3.58</text:p>
          </table:table-cell>
          <table:table-cell table:formula="of:=[.E10]/[.$I$1]" office:value-type="float" office:value="7.0081085553533" calcext:value-type="float">
            <text:p>7.01</text:p>
          </table:table-cell>
          <table:table-cell table:formula="of:=[.F10]/[.$I$1]" office:value-type="float" office:value="5.43769650835678" calcext:value-type="float">
            <text:p>5.44</text:p>
          </table:table-cell>
          <table:table-cell/>
          <table:table-cell table:formula="of:=&quot;aSensorGainReadNoiseVector-&gt;push_back(*(new OptimalExposure::SensorGainReadNoise(&quot;&amp;ROUND([.H10];0)&amp;&quot;,&quot;&amp;ROUND([.I10];2)&amp;&quot;)));&quot;" office:value-type="string" office:string-value="aSensorGainReadNoiseVector-&gt;push_back(*(new OptimalExposure::SensorGainReadNoise(30,2.63)));" calcext:value-type="string">
            <text:p>aSensorGainReadNoiseVector-&gt;push_back(*(new OptimalExposure::SensorGainReadNoise(30,2.63)));</text:p>
          </table:table-cell>
          <table:table-cell table:formula="of:=&quot;aSensorGainReadNoiseVector-&gt;push_back(*(new OptimalExposure::SensorGainReadNoise(&quot;&amp;ROUND([.H10];0)&amp;&quot;,&quot;&amp;ROUND([.J10];2)&amp;&quot;)));&quot;" office:value-type="string" office:string-value="aSensorGainReadNoiseVector-&gt;push_back(*(new OptimalExposure::SensorGainReadNoise(30,3.58)));" calcext:value-type="string">
            <text:p>aSensorGainReadNoiseVector-&gt;push_back(*(new OptimalExposure::SensorGainReadNoise(30,3.58)));</text:p>
          </table:table-cell>
          <table:table-cell table:formula="of:=&quot;aSensorGainReadNoiseVector-&gt;push_back(*(new OptimalExposure::SensorGainReadNoise(&quot;&amp;ROUND([.H10];0)&amp;&quot;,&quot;&amp;ROUND([.K10];2)&amp;&quot;)));&quot;" office:value-type="string" office:string-value="aSensorGainReadNoiseVector-&gt;push_back(*(new OptimalExposure::SensorGainReadNoise(30,7.01)));" calcext:value-type="string">
            <text:p>aSensorGainReadNoiseVector-&gt;push_back(*(new OptimalExposure::SensorGainReadNoise(30,7.01)));</text:p>
          </table:table-cell>
          <table:table-cell table:formula="of:=&quot;aSensorGainReadNoiseVector-&gt;push_back(*(new OptimalExposure::SensorGainReadNoise(&quot;&amp;ROUND([.H10];0)&amp;&quot;,&quot;&amp;ROUND([.L10];2)&amp;&quot;)));&quot;" office:value-type="string" office:string-value="aSensorGainReadNoiseVector-&gt;push_back(*(new OptimalExposure::SensorGainReadNoise(30,5.44)));" calcext:value-type="string">
            <text:p>aSensorGainReadNoiseVector-&gt;push_back(*(new OptimalExposure::SensorGainReadNoise(30,5.44)));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2.59" calcext:value-type="float">
            <text:p>32.59</text:p>
          </table:table-cell>
          <table:table-cell office:value-type="float" office:value="42.21" calcext:value-type="float">
            <text:p>42.21</text:p>
          </table:table-cell>
          <table:table-cell office:value-type="float" office:value="82.53" calcext:value-type="float">
            <text:p>82.53</text:p>
          </table:table-cell>
          <table:table-cell office:value-type="float" office:value="65.15" calcext:value-type="float">
            <text:p>65.15</text:p>
          </table:table-cell>
          <table:table-cell/>
          <table:table-cell table:formula="of:=[.B11]" office:value-type="float" office:value="35" calcext:value-type="float">
            <text:p>35</text:p>
          </table:table-cell>
          <table:table-cell table:formula="of:=[.C11]/[.$I$1]" office:value-type="float" office:value="2.69650835677644" calcext:value-type="float">
            <text:p>2.70</text:p>
          </table:table-cell>
          <table:table-cell table:formula="of:=[.D11]/[.$I$1]" office:value-type="float" office:value="3.49247062717193" calcext:value-type="float">
            <text:p>3.49</text:p>
          </table:table-cell>
          <table:table-cell table:formula="of:=[.E11]/[.$I$1]" office:value-type="float" office:value="6.8285619725302" calcext:value-type="float">
            <text:p>6.83</text:p>
          </table:table-cell>
          <table:table-cell table:formula="of:=[.F11]/[.$I$1]" office:value-type="float" office:value="5.39053450273043" calcext:value-type="float">
            <text:p>5.39</text:p>
          </table:table-cell>
          <table:table-cell/>
          <table:table-cell table:formula="of:=&quot;aSensorGainReadNoiseVector-&gt;push_back(*(new OptimalExposure::SensorGainReadNoise(&quot;&amp;ROUND([.H11];0)&amp;&quot;,&quot;&amp;ROUND([.I11];2)&amp;&quot;)));&quot;" office:value-type="string" office:string-value="aSensorGainReadNoiseVector-&gt;push_back(*(new OptimalExposure::SensorGainReadNoise(35,2.7)));" calcext:value-type="string">
            <text:p>aSensorGainReadNoiseVector-&gt;push_back(*(new OptimalExposure::SensorGainReadNoise(35,2.7)));</text:p>
          </table:table-cell>
          <table:table-cell table:formula="of:=&quot;aSensorGainReadNoiseVector-&gt;push_back(*(new OptimalExposure::SensorGainReadNoise(&quot;&amp;ROUND([.H11];0)&amp;&quot;,&quot;&amp;ROUND([.J11];2)&amp;&quot;)));&quot;" office:value-type="string" office:string-value="aSensorGainReadNoiseVector-&gt;push_back(*(new OptimalExposure::SensorGainReadNoise(35,3.49)));" calcext:value-type="string">
            <text:p>aSensorGainReadNoiseVector-&gt;push_back(*(new OptimalExposure::SensorGainReadNoise(35,3.49)));</text:p>
          </table:table-cell>
          <table:table-cell table:formula="of:=&quot;aSensorGainReadNoiseVector-&gt;push_back(*(new OptimalExposure::SensorGainReadNoise(&quot;&amp;ROUND([.H11];0)&amp;&quot;,&quot;&amp;ROUND([.K11];2)&amp;&quot;)));&quot;" office:value-type="string" office:string-value="aSensorGainReadNoiseVector-&gt;push_back(*(new OptimalExposure::SensorGainReadNoise(35,6.83)));" calcext:value-type="string">
            <text:p>aSensorGainReadNoiseVector-&gt;push_back(*(new OptimalExposure::SensorGainReadNoise(35,6.83)));</text:p>
          </table:table-cell>
          <table:table-cell table:formula="of:=&quot;aSensorGainReadNoiseVector-&gt;push_back(*(new OptimalExposure::SensorGainReadNoise(&quot;&amp;ROUND([.H11];0)&amp;&quot;,&quot;&amp;ROUND([.L11];2)&amp;&quot;)));&quot;" office:value-type="string" office:string-value="aSensorGainReadNoiseVector-&gt;push_back(*(new OptimalExposure::SensorGainReadNoise(35,5.39)));" calcext:value-type="string">
            <text:p>aSensorGainReadNoiseVector-&gt;push_back(*(new OptimalExposure::SensorGainReadNoise(35,5.39)));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1.09" calcext:value-type="float">
            <text:p>31.09</text:p>
          </table:table-cell>
          <table:table-cell office:value-type="float" office:value="41.02" calcext:value-type="float">
            <text:p>41.02</text:p>
          </table:table-cell>
          <table:table-cell office:value-type="float" office:value="80.88" calcext:value-type="float">
            <text:p>80.88</text:p>
          </table:table-cell>
          <table:table-cell office:value-type="float" office:value="63.56" calcext:value-type="float">
            <text:p>63.56</text:p>
          </table:table-cell>
          <table:table-cell/>
          <table:table-cell table:formula="of:=[.B12]" office:value-type="float" office:value="40" calcext:value-type="float">
            <text:p>40</text:p>
          </table:table-cell>
          <table:table-cell table:formula="of:=[.C12]/[.$I$1]" office:value-type="float" office:value="2.57239781565448" calcext:value-type="float">
            <text:p>2.57</text:p>
          </table:table-cell>
          <table:table-cell table:formula="of:=[.D12]/[.$I$1]" office:value-type="float" office:value="3.39400959788185" calcext:value-type="float">
            <text:p>3.39</text:p>
          </table:table-cell>
          <table:table-cell table:formula="of:=[.E12]/[.$I$1]" office:value-type="float" office:value="6.69204037729604" calcext:value-type="float">
            <text:p>6.69</text:p>
          </table:table-cell>
          <table:table-cell table:formula="of:=[.F12]/[.$I$1]" office:value-type="float" office:value="5.25897732914116" calcext:value-type="float">
            <text:p>5.26</text:p>
          </table:table-cell>
          <table:table-cell/>
          <table:table-cell table:formula="of:=&quot;aSensorGainReadNoiseVector-&gt;push_back(*(new OptimalExposure::SensorGainReadNoise(&quot;&amp;ROUND([.H12];0)&amp;&quot;,&quot;&amp;ROUND([.I12];2)&amp;&quot;)));&quot;" office:value-type="string" office:string-value="aSensorGainReadNoiseVector-&gt;push_back(*(new OptimalExposure::SensorGainReadNoise(40,2.57)));" calcext:value-type="string">
            <text:p>aSensorGainReadNoiseVector-&gt;push_back(*(new OptimalExposure::SensorGainReadNoise(40,2.57)));</text:p>
          </table:table-cell>
          <table:table-cell table:formula="of:=&quot;aSensorGainReadNoiseVector-&gt;push_back(*(new OptimalExposure::SensorGainReadNoise(&quot;&amp;ROUND([.H12];0)&amp;&quot;,&quot;&amp;ROUND([.J12];2)&amp;&quot;)));&quot;" office:value-type="string" office:string-value="aSensorGainReadNoiseVector-&gt;push_back(*(new OptimalExposure::SensorGainReadNoise(40,3.39)));" calcext:value-type="string">
            <text:p>aSensorGainReadNoiseVector-&gt;push_back(*(new OptimalExposure::SensorGainReadNoise(40,3.39)));</text:p>
          </table:table-cell>
          <table:table-cell table:formula="of:=&quot;aSensorGainReadNoiseVector-&gt;push_back(*(new OptimalExposure::SensorGainReadNoise(&quot;&amp;ROUND([.H12];0)&amp;&quot;,&quot;&amp;ROUND([.K12];2)&amp;&quot;)));&quot;" office:value-type="string" office:string-value="aSensorGainReadNoiseVector-&gt;push_back(*(new OptimalExposure::SensorGainReadNoise(40,6.69)));" calcext:value-type="string">
            <text:p>aSensorGainReadNoiseVector-&gt;push_back(*(new OptimalExposure::SensorGainReadNoise(40,6.69)));</text:p>
          </table:table-cell>
          <table:table-cell table:formula="of:=&quot;aSensorGainReadNoiseVector-&gt;push_back(*(new OptimalExposure::SensorGainReadNoise(&quot;&amp;ROUND([.H12];0)&amp;&quot;,&quot;&amp;ROUND([.L12];2)&amp;&quot;)));&quot;" office:value-type="string" office:string-value="aSensorGainReadNoiseVector-&gt;push_back(*(new OptimalExposure::SensorGainReadNoise(40,5.26)));" calcext:value-type="string">
            <text:p>aSensorGainReadNoiseVector-&gt;push_back(*(new OptimalExposure::SensorGainReadNoise(40,5.26)));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0.78" calcext:value-type="float">
            <text:p>30.78</text:p>
          </table:table-cell>
          <table:table-cell office:value-type="float" office:value="41.42" calcext:value-type="float">
            <text:p>41.42</text:p>
          </table:table-cell>
          <table:table-cell office:value-type="float" office:value="79.72" calcext:value-type="float">
            <text:p>79.72</text:p>
          </table:table-cell>
          <table:table-cell office:value-type="float" office:value="62.47" calcext:value-type="float">
            <text:p>62.47</text:p>
          </table:table-cell>
          <table:table-cell/>
          <table:table-cell table:formula="of:=[.B13]" office:value-type="float" office:value="45" calcext:value-type="float">
            <text:p>45</text:p>
          </table:table-cell>
          <table:table-cell table:formula="of:=[.C13]/[.$I$1]" office:value-type="float" office:value="2.5467483038226" calcext:value-type="float">
            <text:p>2.55</text:p>
          </table:table-cell>
          <table:table-cell table:formula="of:=[.D13]/[.$I$1]" office:value-type="float" office:value="3.42710574218104" calcext:value-type="float">
            <text:p>3.43</text:p>
          </table:table-cell>
          <table:table-cell table:formula="of:=[.E13]/[.$I$1]" office:value-type="float" office:value="6.5960615588284" calcext:value-type="float">
            <text:p>6.60</text:p>
          </table:table-cell>
          <table:table-cell table:formula="of:=[.F13]/[.$I$1]" office:value-type="float" office:value="5.16879033592586" calcext:value-type="float">
            <text:p>5.17</text:p>
          </table:table-cell>
          <table:table-cell/>
          <table:table-cell table:formula="of:=&quot;aSensorGainReadNoiseVector-&gt;push_back(*(new OptimalExposure::SensorGainReadNoise(&quot;&amp;ROUND([.H13];0)&amp;&quot;,&quot;&amp;ROUND([.I13];2)&amp;&quot;)));&quot;" office:value-type="string" office:string-value="aSensorGainReadNoiseVector-&gt;push_back(*(new OptimalExposure::SensorGainReadNoise(45,2.55)));" calcext:value-type="string">
            <text:p>aSensorGainReadNoiseVector-&gt;push_back(*(new OptimalExposure::SensorGainReadNoise(45,2.55)));</text:p>
          </table:table-cell>
          <table:table-cell table:formula="of:=&quot;aSensorGainReadNoiseVector-&gt;push_back(*(new OptimalExposure::SensorGainReadNoise(&quot;&amp;ROUND([.H13];0)&amp;&quot;,&quot;&amp;ROUND([.J13];2)&amp;&quot;)));&quot;" office:value-type="string" office:string-value="aSensorGainReadNoiseVector-&gt;push_back(*(new OptimalExposure::SensorGainReadNoise(45,3.43)));" calcext:value-type="string">
            <text:p>aSensorGainReadNoiseVector-&gt;push_back(*(new OptimalExposure::SensorGainReadNoise(45,3.43)));</text:p>
          </table:table-cell>
          <table:table-cell table:formula="of:=&quot;aSensorGainReadNoiseVector-&gt;push_back(*(new OptimalExposure::SensorGainReadNoise(&quot;&amp;ROUND([.H13];0)&amp;&quot;,&quot;&amp;ROUND([.K13];2)&amp;&quot;)));&quot;" office:value-type="string" office:string-value="aSensorGainReadNoiseVector-&gt;push_back(*(new OptimalExposure::SensorGainReadNoise(45,6.6)));" calcext:value-type="string">
            <text:p>aSensorGainReadNoiseVector-&gt;push_back(*(new OptimalExposure::SensorGainReadNoise(45,6.6)));</text:p>
          </table:table-cell>
          <table:table-cell table:formula="of:=&quot;aSensorGainReadNoiseVector-&gt;push_back(*(new OptimalExposure::SensorGainReadNoise(&quot;&amp;ROUND([.H13];0)&amp;&quot;,&quot;&amp;ROUND([.L13];2)&amp;&quot;)));&quot;" office:value-type="string" office:string-value="aSensorGainReadNoiseVector-&gt;push_back(*(new OptimalExposure::SensorGainReadNoise(45,5.17)));" calcext:value-type="string">
            <text:p>aSensorGainReadNoiseVector-&gt;push_back(*(new OptimalExposure::SensorGainReadNoise(45,5.17)));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30.49" calcext:value-type="float">
            <text:p>30.49</text:p>
          </table:table-cell>
          <table:table-cell office:value-type="float" office:value="42.65" calcext:value-type="float">
            <text:p>42.65</text:p>
          </table:table-cell>
          <table:table-cell office:value-type="float" office:value="80.23" calcext:value-type="float">
            <text:p>80.23</text:p>
          </table:table-cell>
          <table:table-cell office:value-type="float" office:value="62.47" calcext:value-type="float">
            <text:p>62.47</text:p>
          </table:table-cell>
          <table:table-cell/>
          <table:table-cell table:formula="of:=[.B14]" office:value-type="float" office:value="50" calcext:value-type="float">
            <text:p>50</text:p>
          </table:table-cell>
          <table:table-cell table:formula="of:=[.C14]/[.$I$1]" office:value-type="float" office:value="2.52275359920569" calcext:value-type="float">
            <text:p>2.52</text:p>
          </table:table-cell>
          <table:table-cell table:formula="of:=[.D14]/[.$I$1]" office:value-type="float" office:value="3.52887638590104" calcext:value-type="float">
            <text:p>3.53</text:p>
          </table:table-cell>
          <table:table-cell table:formula="of:=[.E14]/[.$I$1]" office:value-type="float" office:value="6.63825914280986" calcext:value-type="float">
            <text:p>6.64</text:p>
          </table:table-cell>
          <table:table-cell table:formula="of:=[.F14]/[.$I$1]" office:value-type="float" office:value="5.16879033592586" calcext:value-type="float">
            <text:p>5.17</text:p>
          </table:table-cell>
          <table:table-cell/>
          <table:table-cell table:formula="of:=&quot;aSensorGainReadNoiseVector-&gt;push_back(*(new OptimalExposure::SensorGainReadNoise(&quot;&amp;ROUND([.H14];0)&amp;&quot;,&quot;&amp;ROUND([.I14];2)&amp;&quot;)));&quot;" office:value-type="string" office:string-value="aSensorGainReadNoiseVector-&gt;push_back(*(new OptimalExposure::SensorGainReadNoise(50,2.52)));" calcext:value-type="string">
            <text:p>aSensorGainReadNoiseVector-&gt;push_back(*(new OptimalExposure::SensorGainReadNoise(50,2.52)));</text:p>
          </table:table-cell>
          <table:table-cell table:formula="of:=&quot;aSensorGainReadNoiseVector-&gt;push_back(*(new OptimalExposure::SensorGainReadNoise(&quot;&amp;ROUND([.H14];0)&amp;&quot;,&quot;&amp;ROUND([.J14];2)&amp;&quot;)));&quot;" office:value-type="string" office:string-value="aSensorGainReadNoiseVector-&gt;push_back(*(new OptimalExposure::SensorGainReadNoise(50,3.53)));" calcext:value-type="string">
            <text:p>aSensorGainReadNoiseVector-&gt;push_back(*(new OptimalExposure::SensorGainReadNoise(50,3.53)));</text:p>
          </table:table-cell>
          <table:table-cell table:formula="of:=&quot;aSensorGainReadNoiseVector-&gt;push_back(*(new OptimalExposure::SensorGainReadNoise(&quot;&amp;ROUND([.H14];0)&amp;&quot;,&quot;&amp;ROUND([.K14];2)&amp;&quot;)));&quot;" office:value-type="string" office:string-value="aSensorGainReadNoiseVector-&gt;push_back(*(new OptimalExposure::SensorGainReadNoise(50,6.64)));" calcext:value-type="string">
            <text:p>aSensorGainReadNoiseVector-&gt;push_back(*(new OptimalExposure::SensorGainReadNoise(50,6.64)));</text:p>
          </table:table-cell>
          <table:table-cell table:formula="of:=&quot;aSensorGainReadNoiseVector-&gt;push_back(*(new OptimalExposure::SensorGainReadNoise(&quot;&amp;ROUND([.H14];0)&amp;&quot;,&quot;&amp;ROUND([.L14];2)&amp;&quot;)));&quot;" office:value-type="string" office:string-value="aSensorGainReadNoiseVector-&gt;push_back(*(new OptimalExposure::SensorGainReadNoise(50,5.17)));" calcext:value-type="string">
            <text:p>aSensorGainReadNoiseVector-&gt;push_back(*(new OptimalExposure::SensorGainReadNoise(50,5.17)));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8.38" calcext:value-type="float">
            <text:p>28.38</text:p>
          </table:table-cell>
          <table:table-cell office:value-type="float" office:value="41.45" calcext:value-type="float">
            <text:p>41.45</text:p>
          </table:table-cell>
          <table:table-cell office:value-type="float" office:value="81.16" calcext:value-type="float">
            <text:p>81.16</text:p>
          </table:table-cell>
          <table:table-cell office:value-type="float" office:value="63.5" calcext:value-type="float">
            <text:p>63.5</text:p>
          </table:table-cell>
          <table:table-cell/>
          <table:table-cell table:formula="of:=[.B15]" office:value-type="float" office:value="55" calcext:value-type="float">
            <text:p>55</text:p>
          </table:table-cell>
          <table:table-cell table:formula="of:=[.C15]/[.$I$1]" office:value-type="float" office:value="2.34817143802747" calcext:value-type="float">
            <text:p>2.35</text:p>
          </table:table-cell>
          <table:table-cell table:formula="of:=[.D15]/[.$I$1]" office:value-type="float" office:value="3.42958795300348" calcext:value-type="float">
            <text:p>3.43</text:p>
          </table:table-cell>
          <table:table-cell table:formula="of:=[.E15]/[.$I$1]" office:value-type="float" office:value="6.71520767830548" calcext:value-type="float">
            <text:p>6.72</text:p>
          </table:table-cell>
          <table:table-cell table:formula="of:=[.F15]/[.$I$1]" office:value-type="float" office:value="5.25401290749628" calcext:value-type="float">
            <text:p>5.25</text:p>
          </table:table-cell>
          <table:table-cell/>
          <table:table-cell table:formula="of:=&quot;aSensorGainReadNoiseVector-&gt;push_back(*(new OptimalExposure::SensorGainReadNoise(&quot;&amp;ROUND([.H15];0)&amp;&quot;,&quot;&amp;ROUND([.I15];2)&amp;&quot;)));&quot;" office:value-type="string" office:string-value="aSensorGainReadNoiseVector-&gt;push_back(*(new OptimalExposure::SensorGainReadNoise(55,2.35)));" calcext:value-type="string">
            <text:p>aSensorGainReadNoiseVector-&gt;push_back(*(new OptimalExposure::SensorGainReadNoise(55,2.35)));</text:p>
          </table:table-cell>
          <table:table-cell table:formula="of:=&quot;aSensorGainReadNoiseVector-&gt;push_back(*(new OptimalExposure::SensorGainReadNoise(&quot;&amp;ROUND([.H15];0)&amp;&quot;,&quot;&amp;ROUND([.J15];2)&amp;&quot;)));&quot;" office:value-type="string" office:string-value="aSensorGainReadNoiseVector-&gt;push_back(*(new OptimalExposure::SensorGainReadNoise(55,3.43)));" calcext:value-type="string">
            <text:p>aSensorGainReadNoiseVector-&gt;push_back(*(new OptimalExposure::SensorGainReadNoise(55,3.43)));</text:p>
          </table:table-cell>
          <table:table-cell table:formula="of:=&quot;aSensorGainReadNoiseVector-&gt;push_back(*(new OptimalExposure::SensorGainReadNoise(&quot;&amp;ROUND([.H15];0)&amp;&quot;,&quot;&amp;ROUND([.K15];2)&amp;&quot;)));&quot;" office:value-type="string" office:string-value="aSensorGainReadNoiseVector-&gt;push_back(*(new OptimalExposure::SensorGainReadNoise(55,6.72)));" calcext:value-type="string">
            <text:p>aSensorGainReadNoiseVector-&gt;push_back(*(new OptimalExposure::SensorGainReadNoise(55,6.72)));</text:p>
          </table:table-cell>
          <table:table-cell table:formula="of:=&quot;aSensorGainReadNoiseVector-&gt;push_back(*(new OptimalExposure::SensorGainReadNoise(&quot;&amp;ROUND([.H15];0)&amp;&quot;,&quot;&amp;ROUND([.L15];2)&amp;&quot;)));&quot;" office:value-type="string" office:string-value="aSensorGainReadNoiseVector-&gt;push_back(*(new OptimalExposure::SensorGainReadNoise(55,5.25)));" calcext:value-type="string">
            <text:p>aSensorGainReadNoiseVector-&gt;push_back(*(new OptimalExposure::SensorGainReadNoise(55,5.25)));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4.98" calcext:value-type="float">
            <text:p>24.98</text:p>
          </table:table-cell>
          <table:table-cell office:value-type="float" office:value="20.4" calcext:value-type="float">
            <text:p>20.4</text:p>
          </table:table-cell>
          <table:table-cell office:value-type="float" office:value="82.91" calcext:value-type="float">
            <text:p>82.91</text:p>
          </table:table-cell>
          <table:table-cell office:value-type="float" office:value="64.5" calcext:value-type="float">
            <text:p>64.5</text:p>
          </table:table-cell>
          <table:table-cell/>
          <table:table-cell table:formula="of:=[.B16]" office:value-type="float" office:value="60" calcext:value-type="float">
            <text:p>60</text:p>
          </table:table-cell>
          <table:table-cell table:formula="of:=[.C16]/[.$I$1]" office:value-type="float" office:value="2.06685421148436" calcext:value-type="float">
            <text:p>2.07</text:p>
          </table:table-cell>
          <table:table-cell table:formula="of:=[.D16]/[.$I$1]" office:value-type="float" office:value="1.68790335925865" calcext:value-type="float">
            <text:p>1.69</text:p>
          </table:table-cell>
          <table:table-cell table:formula="of:=[.E16]/[.$I$1]" office:value-type="float" office:value="6.86000330961443" calcext:value-type="float">
            <text:p>6.86</text:p>
          </table:table-cell>
          <table:table-cell table:formula="of:=[.F16]/[.$I$1]" office:value-type="float" office:value="5.33675326824425" calcext:value-type="float">
            <text:p>5.34</text:p>
          </table:table-cell>
          <table:table-cell/>
          <table:table-cell table:formula="of:=&quot;aSensorGainReadNoiseVector-&gt;push_back(*(new OptimalExposure::SensorGainReadNoise(&quot;&amp;ROUND([.H16];0)&amp;&quot;,&quot;&amp;ROUND([.I16];2)&amp;&quot;)));&quot;" office:value-type="string" office:string-value="aSensorGainReadNoiseVector-&gt;push_back(*(new OptimalExposure::SensorGainReadNoise(60,2.07)));" calcext:value-type="string">
            <text:p>aSensorGainReadNoiseVector-&gt;push_back(*(new OptimalExposure::SensorGainReadNoise(60,2.07)));</text:p>
          </table:table-cell>
          <table:table-cell table:formula="of:=&quot;aSensorGainReadNoiseVector-&gt;push_back(*(new OptimalExposure::SensorGainReadNoise(&quot;&amp;ROUND([.H16];0)&amp;&quot;,&quot;&amp;ROUND([.J16];2)&amp;&quot;)));&quot;" office:value-type="string" office:string-value="aSensorGainReadNoiseVector-&gt;push_back(*(new OptimalExposure::SensorGainReadNoise(60,1.69)));" calcext:value-type="string">
            <text:p>aSensorGainReadNoiseVector-&gt;push_back(*(new OptimalExposure::SensorGainReadNoise(60,1.69)));</text:p>
          </table:table-cell>
          <table:table-cell table:formula="of:=&quot;aSensorGainReadNoiseVector-&gt;push_back(*(new OptimalExposure::SensorGainReadNoise(&quot;&amp;ROUND([.H16];0)&amp;&quot;,&quot;&amp;ROUND([.K16];2)&amp;&quot;)));&quot;" office:value-type="string" office:string-value="aSensorGainReadNoiseVector-&gt;push_back(*(new OptimalExposure::SensorGainReadNoise(60,6.86)));" calcext:value-type="string">
            <text:p>aSensorGainReadNoiseVector-&gt;push_back(*(new OptimalExposure::SensorGainReadNoise(60,6.86)));</text:p>
          </table:table-cell>
          <table:table-cell table:formula="of:=&quot;aSensorGainReadNoiseVector-&gt;push_back(*(new OptimalExposure::SensorGainReadNoise(&quot;&amp;ROUND([.H16];0)&amp;&quot;,&quot;&amp;ROUND([.L16];2)&amp;&quot;)));&quot;" office:value-type="string" office:string-value="aSensorGainReadNoiseVector-&gt;push_back(*(new OptimalExposure::SensorGainReadNoise(60,5.34)));" calcext:value-type="string">
            <text:p>aSensorGainReadNoiseVector-&gt;push_back(*(new OptimalExposure::SensorGainReadNoise(60,5.34)));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24.8" calcext:value-type="float">
            <text:p>24.80</text:p>
          </table:table-cell>
          <table:table-cell office:value-type="float" office:value="20.48" calcext:value-type="float">
            <text:p>20.48</text:p>
          </table:table-cell>
          <table:table-cell office:value-type="float" office:value="83.8" calcext:value-type="float">
            <text:p>83.8</text:p>
          </table:table-cell>
          <table:table-cell office:value-type="float" office:value="65.64" calcext:value-type="float">
            <text:p>65.64</text:p>
          </table:table-cell>
          <table:table-cell/>
          <table:table-cell table:formula="of:=[.B17]" office:value-type="float" office:value="65" calcext:value-type="float">
            <text:p>65</text:p>
          </table:table-cell>
          <table:table-cell table:formula="of:=[.C17]/[.$I$1]" office:value-type="float" office:value="2.05196094654973" calcext:value-type="float">
            <text:p>2.05</text:p>
          </table:table-cell>
          <table:table-cell table:formula="of:=[.D17]/[.$I$1]" office:value-type="float" office:value="1.69452258811848" calcext:value-type="float">
            <text:p>1.69</text:p>
          </table:table-cell>
          <table:table-cell table:formula="of:=[.E17]/[.$I$1]" office:value-type="float" office:value="6.93364223068013" calcext:value-type="float">
            <text:p>6.93</text:p>
          </table:table-cell>
          <table:table-cell table:formula="of:=[.F17]/[.$I$1]" office:value-type="float" office:value="5.43107727949694" calcext:value-type="float">
            <text:p>5.43</text:p>
          </table:table-cell>
          <table:table-cell/>
          <table:table-cell table:formula="of:=&quot;aSensorGainReadNoiseVector-&gt;push_back(*(new OptimalExposure::SensorGainReadNoise(&quot;&amp;ROUND([.H17];0)&amp;&quot;,&quot;&amp;ROUND([.I17];2)&amp;&quot;)));&quot;" office:value-type="string" office:string-value="aSensorGainReadNoiseVector-&gt;push_back(*(new OptimalExposure::SensorGainReadNoise(65,2.05)));" calcext:value-type="string">
            <text:p>aSensorGainReadNoiseVector-&gt;push_back(*(new OptimalExposure::SensorGainReadNoise(65,2.05)));</text:p>
          </table:table-cell>
          <table:table-cell table:formula="of:=&quot;aSensorGainReadNoiseVector-&gt;push_back(*(new OptimalExposure::SensorGainReadNoise(&quot;&amp;ROUND([.H17];0)&amp;&quot;,&quot;&amp;ROUND([.J17];2)&amp;&quot;)));&quot;" office:value-type="string" office:string-value="aSensorGainReadNoiseVector-&gt;push_back(*(new OptimalExposure::SensorGainReadNoise(65,1.69)));" calcext:value-type="string">
            <text:p>aSensorGainReadNoiseVector-&gt;push_back(*(new OptimalExposure::SensorGainReadNoise(65,1.69)));</text:p>
          </table:table-cell>
          <table:table-cell table:formula="of:=&quot;aSensorGainReadNoiseVector-&gt;push_back(*(new OptimalExposure::SensorGainReadNoise(&quot;&amp;ROUND([.H17];0)&amp;&quot;,&quot;&amp;ROUND([.K17];2)&amp;&quot;)));&quot;" office:value-type="string" office:string-value="aSensorGainReadNoiseVector-&gt;push_back(*(new OptimalExposure::SensorGainReadNoise(65,6.93)));" calcext:value-type="string">
            <text:p>aSensorGainReadNoiseVector-&gt;push_back(*(new OptimalExposure::SensorGainReadNoise(65,6.93)));</text:p>
          </table:table-cell>
          <table:table-cell table:formula="of:=&quot;aSensorGainReadNoiseVector-&gt;push_back(*(new OptimalExposure::SensorGainReadNoise(&quot;&amp;ROUND([.H17];0)&amp;&quot;,&quot;&amp;ROUND([.L17];2)&amp;&quot;)));&quot;" office:value-type="string" office:string-value="aSensorGainReadNoiseVector-&gt;push_back(*(new OptimalExposure::SensorGainReadNoise(65,5.43)));" calcext:value-type="string">
            <text:p>aSensorGainReadNoiseVector-&gt;push_back(*(new OptimalExposure::SensorGainReadNoise(65,5.43)));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4.69" calcext:value-type="float">
            <text:p>24.69</text:p>
          </table:table-cell>
          <table:table-cell office:value-type="float" office:value="20.19" calcext:value-type="float">
            <text:p>20.19</text:p>
          </table:table-cell>
          <table:table-cell office:value-type="float" office:value="81.38" calcext:value-type="float">
            <text:p>81.38</text:p>
          </table:table-cell>
          <table:table-cell office:value-type="float" office:value="64.39" calcext:value-type="float">
            <text:p>64.39</text:p>
          </table:table-cell>
          <table:table-cell/>
          <table:table-cell table:formula="of:=[.B18]" office:value-type="float" office:value="70" calcext:value-type="float">
            <text:p>70</text:p>
          </table:table-cell>
          <table:table-cell table:formula="of:=[.C18]/[.$I$1]" office:value-type="float" office:value="2.04285950686745" calcext:value-type="float">
            <text:p>2.04</text:p>
          </table:table-cell>
          <table:table-cell table:formula="of:=[.D18]/[.$I$1]" office:value-type="float" office:value="1.67052788350157" calcext:value-type="float">
            <text:p>1.67</text:p>
          </table:table-cell>
          <table:table-cell table:formula="of:=[.E18]/[.$I$1]" office:value-type="float" office:value="6.73341055767003" calcext:value-type="float">
            <text:p>6.73</text:p>
          </table:table-cell>
          <table:table-cell table:formula="of:=[.F18]/[.$I$1]" office:value-type="float" office:value="5.32765182856197" calcext:value-type="float">
            <text:p>5.33</text:p>
          </table:table-cell>
          <table:table-cell/>
          <table:table-cell table:formula="of:=&quot;aSensorGainReadNoiseVector-&gt;push_back(*(new OptimalExposure::SensorGainReadNoise(&quot;&amp;ROUND([.H18];0)&amp;&quot;,&quot;&amp;ROUND([.I18];2)&amp;&quot;)));&quot;" office:value-type="string" office:string-value="aSensorGainReadNoiseVector-&gt;push_back(*(new OptimalExposure::SensorGainReadNoise(70,2.04)));" calcext:value-type="string">
            <text:p>aSensorGainReadNoiseVector-&gt;push_back(*(new OptimalExposure::SensorGainReadNoise(70,2.04)));</text:p>
          </table:table-cell>
          <table:table-cell table:formula="of:=&quot;aSensorGainReadNoiseVector-&gt;push_back(*(new OptimalExposure::SensorGainReadNoise(&quot;&amp;ROUND([.H18];0)&amp;&quot;,&quot;&amp;ROUND([.J18];2)&amp;&quot;)));&quot;" office:value-type="string" office:string-value="aSensorGainReadNoiseVector-&gt;push_back(*(new OptimalExposure::SensorGainReadNoise(70,1.67)));" calcext:value-type="string">
            <text:p>aSensorGainReadNoiseVector-&gt;push_back(*(new OptimalExposure::SensorGainReadNoise(70,1.67)));</text:p>
          </table:table-cell>
          <table:table-cell table:formula="of:=&quot;aSensorGainReadNoiseVector-&gt;push_back(*(new OptimalExposure::SensorGainReadNoise(&quot;&amp;ROUND([.H18];0)&amp;&quot;,&quot;&amp;ROUND([.K18];2)&amp;&quot;)));&quot;" office:value-type="string" office:string-value="aSensorGainReadNoiseVector-&gt;push_back(*(new OptimalExposure::SensorGainReadNoise(70,6.73)));" calcext:value-type="string">
            <text:p>aSensorGainReadNoiseVector-&gt;push_back(*(new OptimalExposure::SensorGainReadNoise(70,6.73)));</text:p>
          </table:table-cell>
          <table:table-cell table:formula="of:=&quot;aSensorGainReadNoiseVector-&gt;push_back(*(new OptimalExposure::SensorGainReadNoise(&quot;&amp;ROUND([.H18];0)&amp;&quot;,&quot;&amp;ROUND([.L18];2)&amp;&quot;)));&quot;" office:value-type="string" office:string-value="aSensorGainReadNoiseVector-&gt;push_back(*(new OptimalExposure::SensorGainReadNoise(70,5.33)));" calcext:value-type="string">
            <text:p>aSensorGainReadNoiseVector-&gt;push_back(*(new OptimalExposure::SensorGainReadNoise(70,5.33)));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24.87" calcext:value-type="float">
            <text:p>24.87</text:p>
          </table:table-cell>
          <table:table-cell office:value-type="float" office:value="20.17" calcext:value-type="float">
            <text:p>20.17</text:p>
          </table:table-cell>
          <table:table-cell office:value-type="float" office:value="77.88" calcext:value-type="float">
            <text:p>77.88</text:p>
          </table:table-cell>
          <table:table-cell office:value-type="float" office:value="61.36" calcext:value-type="float">
            <text:p>61.36</text:p>
          </table:table-cell>
          <table:table-cell/>
          <table:table-cell table:formula="of:=[.B19]" office:value-type="float" office:value="75" calcext:value-type="float">
            <text:p>75</text:p>
          </table:table-cell>
          <table:table-cell table:formula="of:=[.C19]/[.$I$1]" office:value-type="float" office:value="2.05775277180209" calcext:value-type="float">
            <text:p>2.06</text:p>
          </table:table-cell>
          <table:table-cell table:formula="of:=[.D19]/[.$I$1]" office:value-type="float" office:value="1.66887307628661" calcext:value-type="float">
            <text:p>1.67</text:p>
          </table:table-cell>
          <table:table-cell table:formula="of:=[.E19]/[.$I$1]" office:value-type="float" office:value="6.44381929505213" calcext:value-type="float">
            <text:p>6.44</text:p>
          </table:table-cell>
          <table:table-cell table:formula="of:=[.F19]/[.$I$1]" office:value-type="float" office:value="5.07694853549562" calcext:value-type="float">
            <text:p>5.08</text:p>
          </table:table-cell>
          <table:table-cell/>
          <table:table-cell table:formula="of:=&quot;aSensorGainReadNoiseVector-&gt;push_back(*(new OptimalExposure::SensorGainReadNoise(&quot;&amp;ROUND([.H19];0)&amp;&quot;,&quot;&amp;ROUND([.I19];2)&amp;&quot;)));&quot;" office:value-type="string" office:string-value="aSensorGainReadNoiseVector-&gt;push_back(*(new OptimalExposure::SensorGainReadNoise(75,2.06)));" calcext:value-type="string">
            <text:p>aSensorGainReadNoiseVector-&gt;push_back(*(new OptimalExposure::SensorGainReadNoise(75,2.06)));</text:p>
          </table:table-cell>
          <table:table-cell table:formula="of:=&quot;aSensorGainReadNoiseVector-&gt;push_back(*(new OptimalExposure::SensorGainReadNoise(&quot;&amp;ROUND([.H19];0)&amp;&quot;,&quot;&amp;ROUND([.J19];2)&amp;&quot;)));&quot;" office:value-type="string" office:string-value="aSensorGainReadNoiseVector-&gt;push_back(*(new OptimalExposure::SensorGainReadNoise(75,1.67)));" calcext:value-type="string">
            <text:p>aSensorGainReadNoiseVector-&gt;push_back(*(new OptimalExposure::SensorGainReadNoise(75,1.67)));</text:p>
          </table:table-cell>
          <table:table-cell table:formula="of:=&quot;aSensorGainReadNoiseVector-&gt;push_back(*(new OptimalExposure::SensorGainReadNoise(&quot;&amp;ROUND([.H19];0)&amp;&quot;,&quot;&amp;ROUND([.K19];2)&amp;&quot;)));&quot;" office:value-type="string" office:string-value="aSensorGainReadNoiseVector-&gt;push_back(*(new OptimalExposure::SensorGainReadNoise(75,6.44)));" calcext:value-type="string">
            <text:p>aSensorGainReadNoiseVector-&gt;push_back(*(new OptimalExposure::SensorGainReadNoise(75,6.44)));</text:p>
          </table:table-cell>
          <table:table-cell table:formula="of:=&quot;aSensorGainReadNoiseVector-&gt;push_back(*(new OptimalExposure::SensorGainReadNoise(&quot;&amp;ROUND([.H19];0)&amp;&quot;,&quot;&amp;ROUND([.L19];2)&amp;&quot;)));&quot;" office:value-type="string" office:string-value="aSensorGainReadNoiseVector-&gt;push_back(*(new OptimalExposure::SensorGainReadNoise(75,5.08)));" calcext:value-type="string">
            <text:p>aSensorGainReadNoiseVector-&gt;push_back(*(new OptimalExposure::SensorGainReadNoise(75,5.08)));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24.56" calcext:value-type="float">
            <text:p>24.56</text:p>
          </table:table-cell>
          <table:table-cell office:value-type="float" office:value="19.69" calcext:value-type="float">
            <text:p>19.69</text:p>
          </table:table-cell>
          <table:table-cell office:value-type="float" office:value="79.11" calcext:value-type="float">
            <text:p>79.11</text:p>
          </table:table-cell>
          <table:table-cell office:value-type="float" office:value="61.08" calcext:value-type="float">
            <text:p>61.08</text:p>
          </table:table-cell>
          <table:table-cell/>
          <table:table-cell table:formula="of:=[.B20]" office:value-type="float" office:value="80" calcext:value-type="float">
            <text:p>80</text:p>
          </table:table-cell>
          <table:table-cell table:formula="of:=[.C20]/[.$I$1]" office:value-type="float" office:value="2.03210325997021" calcext:value-type="float">
            <text:p>2.03</text:p>
          </table:table-cell>
          <table:table-cell table:formula="of:=[.D20]/[.$I$1]" office:value-type="float" office:value="1.62915770312759" calcext:value-type="float">
            <text:p>1.63</text:p>
          </table:table-cell>
          <table:table-cell table:formula="of:=[.E20]/[.$I$1]" office:value-type="float" office:value="6.54558993877213" calcext:value-type="float">
            <text:p>6.55</text:p>
          </table:table-cell>
          <table:table-cell table:formula="of:=[.F20]/[.$I$1]" office:value-type="float" office:value="5.05378123448618" calcext:value-type="float">
            <text:p>5.05</text:p>
          </table:table-cell>
          <table:table-cell/>
          <table:table-cell table:formula="of:=&quot;aSensorGainReadNoiseVector-&gt;push_back(*(new OptimalExposure::SensorGainReadNoise(&quot;&amp;ROUND([.H20];0)&amp;&quot;,&quot;&amp;ROUND([.I20];2)&amp;&quot;)));&quot;" office:value-type="string" office:string-value="aSensorGainReadNoiseVector-&gt;push_back(*(new OptimalExposure::SensorGainReadNoise(80,2.03)));" calcext:value-type="string">
            <text:p>aSensorGainReadNoiseVector-&gt;push_back(*(new OptimalExposure::SensorGainReadNoise(80,2.03)));</text:p>
          </table:table-cell>
          <table:table-cell table:formula="of:=&quot;aSensorGainReadNoiseVector-&gt;push_back(*(new OptimalExposure::SensorGainReadNoise(&quot;&amp;ROUND([.H20];0)&amp;&quot;,&quot;&amp;ROUND([.J20];2)&amp;&quot;)));&quot;" office:value-type="string" office:string-value="aSensorGainReadNoiseVector-&gt;push_back(*(new OptimalExposure::SensorGainReadNoise(80,1.63)));" calcext:value-type="string">
            <text:p>aSensorGainReadNoiseVector-&gt;push_back(*(new OptimalExposure::SensorGainReadNoise(80,1.63)));</text:p>
          </table:table-cell>
          <table:table-cell table:formula="of:=&quot;aSensorGainReadNoiseVector-&gt;push_back(*(new OptimalExposure::SensorGainReadNoise(&quot;&amp;ROUND([.H20];0)&amp;&quot;,&quot;&amp;ROUND([.K20];2)&amp;&quot;)));&quot;" office:value-type="string" office:string-value="aSensorGainReadNoiseVector-&gt;push_back(*(new OptimalExposure::SensorGainReadNoise(80,6.55)));" calcext:value-type="string">
            <text:p>aSensorGainReadNoiseVector-&gt;push_back(*(new OptimalExposure::SensorGainReadNoise(80,6.55)));</text:p>
          </table:table-cell>
          <table:table-cell table:formula="of:=&quot;aSensorGainReadNoiseVector-&gt;push_back(*(new OptimalExposure::SensorGainReadNoise(&quot;&amp;ROUND([.H20];0)&amp;&quot;,&quot;&amp;ROUND([.L20];2)&amp;&quot;)));&quot;" office:value-type="string" office:string-value="aSensorGainReadNoiseVector-&gt;push_back(*(new OptimalExposure::SensorGainReadNoise(80,5.05)));" calcext:value-type="string">
            <text:p>aSensorGainReadNoiseVector-&gt;push_back(*(new OptimalExposure::SensorGainReadNoise(80,5.05)));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24.31" calcext:value-type="float">
            <text:p>24.31</text:p>
          </table:table-cell>
          <table:table-cell office:value-type="float" office:value="19.35" calcext:value-type="float">
            <text:p>19.35</text:p>
          </table:table-cell>
          <table:table-cell office:value-type="float" office:value="73.22" calcext:value-type="float">
            <text:p>73.22</text:p>
          </table:table-cell>
          <table:table-cell office:value-type="float" office:value="58.15" calcext:value-type="float">
            <text:p>58.15</text:p>
          </table:table-cell>
          <table:table-cell/>
          <table:table-cell table:formula="of:=[.B21]" office:value-type="float" office:value="85" calcext:value-type="float">
            <text:p>85</text:p>
          </table:table-cell>
          <table:table-cell table:formula="of:=[.C21]/[.$I$1]" office:value-type="float" office:value="2.01141816978322" calcext:value-type="float">
            <text:p>2.01</text:p>
          </table:table-cell>
          <table:table-cell table:formula="of:=[.D21]/[.$I$1]" office:value-type="float" office:value="1.60102598047328" calcext:value-type="float">
            <text:p>1.60</text:p>
          </table:table-cell>
          <table:table-cell table:formula="of:=[.E21]/[.$I$1]" office:value-type="float" office:value="6.05824921396657" calcext:value-type="float">
            <text:p>6.06</text:p>
          </table:table-cell>
          <table:table-cell table:formula="of:=[.F21]/[.$I$1]" office:value-type="float" office:value="4.81135197749462" calcext:value-type="float">
            <text:p>4.81</text:p>
          </table:table-cell>
          <table:table-cell/>
          <table:table-cell table:formula="of:=&quot;aSensorGainReadNoiseVector-&gt;push_back(*(new OptimalExposure::SensorGainReadNoise(&quot;&amp;ROUND([.H21];0)&amp;&quot;,&quot;&amp;ROUND([.I21];2)&amp;&quot;)));&quot;" office:value-type="string" office:string-value="aSensorGainReadNoiseVector-&gt;push_back(*(new OptimalExposure::SensorGainReadNoise(85,2.01)));" calcext:value-type="string">
            <text:p>aSensorGainReadNoiseVector-&gt;push_back(*(new OptimalExposure::SensorGainReadNoise(85,2.01)));</text:p>
          </table:table-cell>
          <table:table-cell table:formula="of:=&quot;aSensorGainReadNoiseVector-&gt;push_back(*(new OptimalExposure::SensorGainReadNoise(&quot;&amp;ROUND([.H21];0)&amp;&quot;,&quot;&amp;ROUND([.J21];2)&amp;&quot;)));&quot;" office:value-type="string" office:string-value="aSensorGainReadNoiseVector-&gt;push_back(*(new OptimalExposure::SensorGainReadNoise(85,1.6)));" calcext:value-type="string">
            <text:p>aSensorGainReadNoiseVector-&gt;push_back(*(new OptimalExposure::SensorGainReadNoise(85,1.6)));</text:p>
          </table:table-cell>
          <table:table-cell table:formula="of:=&quot;aSensorGainReadNoiseVector-&gt;push_back(*(new OptimalExposure::SensorGainReadNoise(&quot;&amp;ROUND([.H21];0)&amp;&quot;,&quot;&amp;ROUND([.K21];2)&amp;&quot;)));&quot;" office:value-type="string" office:string-value="aSensorGainReadNoiseVector-&gt;push_back(*(new OptimalExposure::SensorGainReadNoise(85,6.06)));" calcext:value-type="string">
            <text:p>aSensorGainReadNoiseVector-&gt;push_back(*(new OptimalExposure::SensorGainReadNoise(85,6.06)));</text:p>
          </table:table-cell>
          <table:table-cell table:formula="of:=&quot;aSensorGainReadNoiseVector-&gt;push_back(*(new OptimalExposure::SensorGainReadNoise(&quot;&amp;ROUND([.H21];0)&amp;&quot;,&quot;&amp;ROUND([.L21];2)&amp;&quot;)));&quot;" office:value-type="string" office:string-value="aSensorGainReadNoiseVector-&gt;push_back(*(new OptimalExposure::SensorGainReadNoise(85,4.81)));" calcext:value-type="string">
            <text:p>aSensorGainReadNoiseVector-&gt;push_back(*(new OptimalExposure::SensorGainReadNoise(85,4.81)));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24.23" calcext:value-type="float">
            <text:p>24.23</text:p>
          </table:table-cell>
          <table:table-cell office:value-type="float" office:value="18.93" calcext:value-type="float">
            <text:p>18.93</text:p>
          </table:table-cell>
          <table:table-cell office:value-type="float" office:value="74.39" calcext:value-type="float">
            <text:p>74.39</text:p>
          </table:table-cell>
          <table:table-cell office:value-type="float" office:value="58.57" calcext:value-type="float">
            <text:p>58.57</text:p>
          </table:table-cell>
          <table:table-cell/>
          <table:table-cell table:formula="of:=[.B22]" office:value-type="float" office:value="90" calcext:value-type="float">
            <text:p>90</text:p>
          </table:table-cell>
          <table:table-cell table:formula="of:=[.C22]/[.$I$1]" office:value-type="float" office:value="2.00479894092338" calcext:value-type="float">
            <text:p>2.00</text:p>
          </table:table-cell>
          <table:table-cell table:formula="of:=[.D22]/[.$I$1]" office:value-type="float" office:value="1.56627502895913" calcext:value-type="float">
            <text:p>1.57</text:p>
          </table:table-cell>
          <table:table-cell table:formula="of:=[.E22]/[.$I$1]" office:value-type="float" office:value="6.1550554360417" calcext:value-type="float">
            <text:p>6.16</text:p>
          </table:table-cell>
          <table:table-cell table:formula="of:=[.F22]/[.$I$1]" office:value-type="float" office:value="4.84610292900877" calcext:value-type="float">
            <text:p>4.85</text:p>
          </table:table-cell>
          <table:table-cell/>
          <table:table-cell table:formula="of:=&quot;aSensorGainReadNoiseVector-&gt;push_back(*(new OptimalExposure::SensorGainReadNoise(&quot;&amp;ROUND([.H22];0)&amp;&quot;,&quot;&amp;ROUND([.I22];2)&amp;&quot;)));&quot;" office:value-type="string" office:string-value="aSensorGainReadNoiseVector-&gt;push_back(*(new OptimalExposure::SensorGainReadNoise(90,2)));" calcext:value-type="string">
            <text:p>aSensorGainReadNoiseVector-&gt;push_back(*(new OptimalExposure::SensorGainReadNoise(90,2)));</text:p>
          </table:table-cell>
          <table:table-cell table:formula="of:=&quot;aSensorGainReadNoiseVector-&gt;push_back(*(new OptimalExposure::SensorGainReadNoise(&quot;&amp;ROUND([.H22];0)&amp;&quot;,&quot;&amp;ROUND([.J22];2)&amp;&quot;)));&quot;" office:value-type="string" office:string-value="aSensorGainReadNoiseVector-&gt;push_back(*(new OptimalExposure::SensorGainReadNoise(90,1.57)));" calcext:value-type="string">
            <text:p>aSensorGainReadNoiseVector-&gt;push_back(*(new OptimalExposure::SensorGainReadNoise(90,1.57)));</text:p>
          </table:table-cell>
          <table:table-cell table:formula="of:=&quot;aSensorGainReadNoiseVector-&gt;push_back(*(new OptimalExposure::SensorGainReadNoise(&quot;&amp;ROUND([.H22];0)&amp;&quot;,&quot;&amp;ROUND([.K22];2)&amp;&quot;)));&quot;" office:value-type="string" office:string-value="aSensorGainReadNoiseVector-&gt;push_back(*(new OptimalExposure::SensorGainReadNoise(90,6.16)));" calcext:value-type="string">
            <text:p>aSensorGainReadNoiseVector-&gt;push_back(*(new OptimalExposure::SensorGainReadNoise(90,6.16)));</text:p>
          </table:table-cell>
          <table:table-cell table:formula="of:=&quot;aSensorGainReadNoiseVector-&gt;push_back(*(new OptimalExposure::SensorGainReadNoise(&quot;&amp;ROUND([.H22];0)&amp;&quot;,&quot;&amp;ROUND([.L22];2)&amp;&quot;)));&quot;" office:value-type="string" office:string-value="aSensorGainReadNoiseVector-&gt;push_back(*(new OptimalExposure::SensorGainReadNoise(90,4.85)));" calcext:value-type="string">
            <text:p>aSensorGainReadNoiseVector-&gt;push_back(*(new OptimalExposure::SensorGainReadNoise(90,4.85)));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24.04" calcext:value-type="float">
            <text:p>24.04</text:p>
          </table:table-cell>
          <table:table-cell office:value-type="float" office:value="18.55" calcext:value-type="float">
            <text:p>18.55</text:p>
          </table:table-cell>
          <table:table-cell office:value-type="float" office:value="69.49" calcext:value-type="float">
            <text:p>69.49</text:p>
          </table:table-cell>
          <table:table-cell office:value-type="float" office:value="55.01" calcext:value-type="float">
            <text:p>55.01</text:p>
          </table:table-cell>
          <table:table-cell/>
          <table:table-cell table:formula="of:=[.B23]" office:value-type="float" office:value="95" calcext:value-type="float">
            <text:p>95</text:p>
          </table:table-cell>
          <table:table-cell table:formula="of:=[.C23]/[.$I$1]" office:value-type="float" office:value="1.98907827238127" calcext:value-type="float">
            <text:p>1.99</text:p>
          </table:table-cell>
          <table:table-cell table:formula="of:=[.D23]/[.$I$1]" office:value-type="float" office:value="1.5348336918749" calcext:value-type="float">
            <text:p>1.53</text:p>
          </table:table-cell>
          <table:table-cell table:formula="of:=[.E23]/[.$I$1]" office:value-type="float" office:value="5.74962766837663" calcext:value-type="float">
            <text:p>5.75</text:p>
          </table:table-cell>
          <table:table-cell table:formula="of:=[.F23]/[.$I$1]" office:value-type="float" office:value="4.55154724474599" calcext:value-type="float">
            <text:p>4.55</text:p>
          </table:table-cell>
          <table:table-cell/>
          <table:table-cell table:formula="of:=&quot;aSensorGainReadNoiseVector-&gt;push_back(*(new OptimalExposure::SensorGainReadNoise(&quot;&amp;ROUND([.H23];0)&amp;&quot;,&quot;&amp;ROUND([.I23];2)&amp;&quot;)));&quot;" office:value-type="string" office:string-value="aSensorGainReadNoiseVector-&gt;push_back(*(new OptimalExposure::SensorGainReadNoise(95,1.99)));" calcext:value-type="string">
            <text:p>aSensorGainReadNoiseVector-&gt;push_back(*(new OptimalExposure::SensorGainReadNoise(95,1.99)));</text:p>
          </table:table-cell>
          <table:table-cell table:formula="of:=&quot;aSensorGainReadNoiseVector-&gt;push_back(*(new OptimalExposure::SensorGainReadNoise(&quot;&amp;ROUND([.H23];0)&amp;&quot;,&quot;&amp;ROUND([.J23];2)&amp;&quot;)));&quot;" office:value-type="string" office:string-value="aSensorGainReadNoiseVector-&gt;push_back(*(new OptimalExposure::SensorGainReadNoise(95,1.53)));" calcext:value-type="string">
            <text:p>aSensorGainReadNoiseVector-&gt;push_back(*(new OptimalExposure::SensorGainReadNoise(95,1.53)));</text:p>
          </table:table-cell>
          <table:table-cell table:formula="of:=&quot;aSensorGainReadNoiseVector-&gt;push_back(*(new OptimalExposure::SensorGainReadNoise(&quot;&amp;ROUND([.H23];0)&amp;&quot;,&quot;&amp;ROUND([.K23];2)&amp;&quot;)));&quot;" office:value-type="string" office:string-value="aSensorGainReadNoiseVector-&gt;push_back(*(new OptimalExposure::SensorGainReadNoise(95,5.75)));" calcext:value-type="string">
            <text:p>aSensorGainReadNoiseVector-&gt;push_back(*(new OptimalExposure::SensorGainReadNoise(95,5.75)));</text:p>
          </table:table-cell>
          <table:table-cell table:formula="of:=&quot;aSensorGainReadNoiseVector-&gt;push_back(*(new OptimalExposure::SensorGainReadNoise(&quot;&amp;ROUND([.H23];0)&amp;&quot;,&quot;&amp;ROUND([.L23];2)&amp;&quot;)));&quot;" office:value-type="string" office:string-value="aSensorGainReadNoiseVector-&gt;push_back(*(new OptimalExposure::SensorGainReadNoise(95,4.55)));" calcext:value-type="string">
            <text:p>aSensorGainReadNoiseVector-&gt;push_back(*(new OptimalExposure::SensorGainReadNoise(95,4.55)));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4.15" calcext:value-type="float">
            <text:p>24.15</text:p>
          </table:table-cell>
          <table:table-cell office:value-type="float" office:value="15.05" calcext:value-type="float">
            <text:p>15.05</text:p>
          </table:table-cell>
          <table:table-cell office:value-type="float" office:value="64.76" calcext:value-type="float">
            <text:p>64.76</text:p>
          </table:table-cell>
          <table:table-cell office:value-type="float" office:value="51.43" calcext:value-type="float">
            <text:p>51.43</text:p>
          </table:table-cell>
          <table:table-cell/>
          <table:table-cell table:formula="of:=[.B24]" office:value-type="float" office:value="100" calcext:value-type="float">
            <text:p>100</text:p>
          </table:table-cell>
          <table:table-cell table:formula="of:=[.C24]/[.$I$1]" office:value-type="float" office:value="1.99817971206354" calcext:value-type="float">
            <text:p>2.00</text:p>
          </table:table-cell>
          <table:table-cell table:formula="of:=[.D24]/[.$I$1]" office:value-type="float" office:value="1.24524242925699" calcext:value-type="float">
            <text:p>1.25</text:p>
          </table:table-cell>
          <table:table-cell table:formula="of:=[.E24]/[.$I$1]" office:value-type="float" office:value="5.35826576203872" calcext:value-type="float">
            <text:p>5.36</text:p>
          </table:table-cell>
          <table:table-cell table:formula="of:=[.F24]/[.$I$1]" office:value-type="float" office:value="4.25533675326824" calcext:value-type="float">
            <text:p>4.26</text:p>
          </table:table-cell>
          <table:table-cell/>
          <table:table-cell table:formula="of:=&quot;aSensorGainReadNoiseVector-&gt;push_back(*(new OptimalExposure::SensorGainReadNoise(&quot;&amp;ROUND([.H24];0)&amp;&quot;,&quot;&amp;ROUND([.I24];2)&amp;&quot;)));&quot;" office:value-type="string" office:string-value="aSensorGainReadNoiseVector-&gt;push_back(*(new OptimalExposure::SensorGainReadNoise(100,2)));" calcext:value-type="string">
            <text:p>aSensorGainReadNoiseVector-&gt;push_back(*(new OptimalExposure::SensorGainReadNoise(100,2)));</text:p>
          </table:table-cell>
          <table:table-cell table:formula="of:=&quot;aSensorGainReadNoiseVector-&gt;push_back(*(new OptimalExposure::SensorGainReadNoise(&quot;&amp;ROUND([.H24];0)&amp;&quot;,&quot;&amp;ROUND([.J24];2)&amp;&quot;)));&quot;" office:value-type="string" office:string-value="aSensorGainReadNoiseVector-&gt;push_back(*(new OptimalExposure::SensorGainReadNoise(100,1.25)));" calcext:value-type="string">
            <text:p>aSensorGainReadNoiseVector-&gt;push_back(*(new OptimalExposure::SensorGainReadNoise(100,1.25)));</text:p>
          </table:table-cell>
          <table:table-cell table:formula="of:=&quot;aSensorGainReadNoiseVector-&gt;push_back(*(new OptimalExposure::SensorGainReadNoise(&quot;&amp;ROUND([.H24];0)&amp;&quot;,&quot;&amp;ROUND([.K24];2)&amp;&quot;)));&quot;" office:value-type="string" office:string-value="aSensorGainReadNoiseVector-&gt;push_back(*(new OptimalExposure::SensorGainReadNoise(100,5.36)));" calcext:value-type="string">
            <text:p>aSensorGainReadNoiseVector-&gt;push_back(*(new OptimalExposure::SensorGainReadNoise(100,5.36)));</text:p>
          </table:table-cell>
          <table:table-cell table:formula="of:=&quot;aSensorGainReadNoiseVector-&gt;push_back(*(new OptimalExposure::SensorGainReadNoise(&quot;&amp;ROUND([.H24];0)&amp;&quot;,&quot;&amp;ROUND([.L24];2)&amp;&quot;)));&quot;" office:value-type="string" office:string-value="aSensorGainReadNoiseVector-&gt;push_back(*(new OptimalExposure::SensorGainReadNoise(100,4.26)));" calcext:value-type="string">
            <text:p>aSensorGainReadNoiseVector-&gt;push_back(*(new OptimalExposure::SensorGainReadNoise(100,4.26)));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23.81" calcext:value-type="float">
            <text:p>23.81</text:p>
          </table:table-cell>
          <table:table-cell office:value-type="float" office:value="14.78" calcext:value-type="float">
            <text:p>14.78</text:p>
          </table:table-cell>
          <table:table-cell office:value-type="float" office:value="64.59" calcext:value-type="float">
            <text:p>64.59</text:p>
          </table:table-cell>
          <table:table-cell office:value-type="float" office:value="51.37" calcext:value-type="float">
            <text:p>51.37</text:p>
          </table:table-cell>
          <table:table-cell/>
          <table:table-cell table:formula="of:=[.B25]" office:value-type="float" office:value="105" calcext:value-type="float">
            <text:p>105</text:p>
          </table:table-cell>
          <table:table-cell table:formula="of:=[.C25]/[.$I$1]" office:value-type="float" office:value="1.97004798940923" calcext:value-type="float">
            <text:p>1.97</text:p>
          </table:table-cell>
          <table:table-cell table:formula="of:=[.D25]/[.$I$1]" office:value-type="float" office:value="1.22290253185504" calcext:value-type="float">
            <text:p>1.22</text:p>
          </table:table-cell>
          <table:table-cell table:formula="of:=[.E25]/[.$I$1]" office:value-type="float" office:value="5.34419990071157" calcext:value-type="float">
            <text:p>5.34</text:p>
          </table:table-cell>
          <table:table-cell table:formula="of:=[.F25]/[.$I$1]" office:value-type="float" office:value="4.25037233162337" calcext:value-type="float">
            <text:p>4.25</text:p>
          </table:table-cell>
          <table:table-cell/>
          <table:table-cell table:formula="of:=&quot;aSensorGainReadNoiseVector-&gt;push_back(*(new OptimalExposure::SensorGainReadNoise(&quot;&amp;ROUND([.H25];0)&amp;&quot;,&quot;&amp;ROUND([.I25];2)&amp;&quot;)));&quot;" office:value-type="string" office:string-value="aSensorGainReadNoiseVector-&gt;push_back(*(new OptimalExposure::SensorGainReadNoise(105,1.97)));" calcext:value-type="string">
            <text:p>aSensorGainReadNoiseVector-&gt;push_back(*(new OptimalExposure::SensorGainReadNoise(105,1.97)));</text:p>
          </table:table-cell>
          <table:table-cell table:formula="of:=&quot;aSensorGainReadNoiseVector-&gt;push_back(*(new OptimalExposure::SensorGainReadNoise(&quot;&amp;ROUND([.H25];0)&amp;&quot;,&quot;&amp;ROUND([.J25];2)&amp;&quot;)));&quot;" office:value-type="string" office:string-value="aSensorGainReadNoiseVector-&gt;push_back(*(new OptimalExposure::SensorGainReadNoise(105,1.22)));" calcext:value-type="string">
            <text:p>aSensorGainReadNoiseVector-&gt;push_back(*(new OptimalExposure::SensorGainReadNoise(105,1.22)));</text:p>
          </table:table-cell>
          <table:table-cell table:formula="of:=&quot;aSensorGainReadNoiseVector-&gt;push_back(*(new OptimalExposure::SensorGainReadNoise(&quot;&amp;ROUND([.H25];0)&amp;&quot;,&quot;&amp;ROUND([.K25];2)&amp;&quot;)));&quot;" office:value-type="string" office:string-value="aSensorGainReadNoiseVector-&gt;push_back(*(new OptimalExposure::SensorGainReadNoise(105,5.34)));" calcext:value-type="string">
            <text:p>aSensorGainReadNoiseVector-&gt;push_back(*(new OptimalExposure::SensorGainReadNoise(105,5.34)));</text:p>
          </table:table-cell>
          <table:table-cell table:formula="of:=&quot;aSensorGainReadNoiseVector-&gt;push_back(*(new OptimalExposure::SensorGainReadNoise(&quot;&amp;ROUND([.H25];0)&amp;&quot;,&quot;&amp;ROUND([.L25];2)&amp;&quot;)));&quot;" office:value-type="string" office:string-value="aSensorGainReadNoiseVector-&gt;push_back(*(new OptimalExposure::SensorGainReadNoise(105,4.25)));" calcext:value-type="string">
            <text:p>aSensorGainReadNoiseVector-&gt;push_back(*(new OptimalExposure::SensorGainReadNoise(105,4.25)));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23.69" calcext:value-type="float">
            <text:p>23.69</text:p>
          </table:table-cell>
          <table:table-cell office:value-type="float" office:value="14.78" calcext:value-type="float">
            <text:p>14.78</text:p>
          </table:table-cell>
          <table:table-cell office:value-type="float" office:value="64.54" calcext:value-type="float">
            <text:p>64.54</text:p>
          </table:table-cell>
          <table:table-cell office:value-type="float" office:value="51.15" calcext:value-type="float">
            <text:p>51.15</text:p>
          </table:table-cell>
          <table:table-cell/>
          <table:table-cell table:formula="of:=[.B26]" office:value-type="float" office:value="110" calcext:value-type="float">
            <text:p>110</text:p>
          </table:table-cell>
          <table:table-cell table:formula="of:=[.C26]/[.$I$1]" office:value-type="float" office:value="1.96011914611948" calcext:value-type="float">
            <text:p>1.96</text:p>
          </table:table-cell>
          <table:table-cell table:formula="of:=[.D26]/[.$I$1]" office:value-type="float" office:value="1.22290253185504" calcext:value-type="float">
            <text:p>1.22</text:p>
          </table:table-cell>
          <table:table-cell table:formula="of:=[.E26]/[.$I$1]" office:value-type="float" office:value="5.34006288267417" calcext:value-type="float">
            <text:p>5.34</text:p>
          </table:table-cell>
          <table:table-cell table:formula="of:=[.F26]/[.$I$1]" office:value-type="float" office:value="4.23216945225881" calcext:value-type="float">
            <text:p>4.23</text:p>
          </table:table-cell>
          <table:table-cell/>
          <table:table-cell table:formula="of:=&quot;aSensorGainReadNoiseVector-&gt;push_back(*(new OptimalExposure::SensorGainReadNoise(&quot;&amp;ROUND([.H26];0)&amp;&quot;,&quot;&amp;ROUND([.I26];2)&amp;&quot;)));&quot;" office:value-type="string" office:string-value="aSensorGainReadNoiseVector-&gt;push_back(*(new OptimalExposure::SensorGainReadNoise(110,1.96)));" calcext:value-type="string">
            <text:p>aSensorGainReadNoiseVector-&gt;push_back(*(new OptimalExposure::SensorGainReadNoise(110,1.96)));</text:p>
          </table:table-cell>
          <table:table-cell table:formula="of:=&quot;aSensorGainReadNoiseVector-&gt;push_back(*(new OptimalExposure::SensorGainReadNoise(&quot;&amp;ROUND([.H26];0)&amp;&quot;,&quot;&amp;ROUND([.J26];2)&amp;&quot;)));&quot;" office:value-type="string" office:string-value="aSensorGainReadNoiseVector-&gt;push_back(*(new OptimalExposure::SensorGainReadNoise(110,1.22)));" calcext:value-type="string">
            <text:p>aSensorGainReadNoiseVector-&gt;push_back(*(new OptimalExposure::SensorGainReadNoise(110,1.22)));</text:p>
          </table:table-cell>
          <table:table-cell table:formula="of:=&quot;aSensorGainReadNoiseVector-&gt;push_back(*(new OptimalExposure::SensorGainReadNoise(&quot;&amp;ROUND([.H26];0)&amp;&quot;,&quot;&amp;ROUND([.K26];2)&amp;&quot;)));&quot;" office:value-type="string" office:string-value="aSensorGainReadNoiseVector-&gt;push_back(*(new OptimalExposure::SensorGainReadNoise(110,5.34)));" calcext:value-type="string">
            <text:p>aSensorGainReadNoiseVector-&gt;push_back(*(new OptimalExposure::SensorGainReadNoise(110,5.34)));</text:p>
          </table:table-cell>
          <table:table-cell table:formula="of:=&quot;aSensorGainReadNoiseVector-&gt;push_back(*(new OptimalExposure::SensorGainReadNoise(&quot;&amp;ROUND([.H26];0)&amp;&quot;,&quot;&amp;ROUND([.L26];2)&amp;&quot;)));&quot;" office:value-type="string" office:string-value="aSensorGainReadNoiseVector-&gt;push_back(*(new OptimalExposure::SensorGainReadNoise(110,4.23)));" calcext:value-type="string">
            <text:p>aSensorGainReadNoiseVector-&gt;push_back(*(new OptimalExposure::SensorGainReadNoise(110,4.23)));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23.54" calcext:value-type="float">
            <text:p>23.54</text:p>
          </table:table-cell>
          <table:table-cell office:value-type="float" office:value="14.65" calcext:value-type="float">
            <text:p>14.65</text:p>
          </table:table-cell>
          <table:table-cell office:value-type="float" office:value="64.68" calcext:value-type="float">
            <text:p>64.68</text:p>
          </table:table-cell>
          <table:table-cell office:value-type="float" office:value="51.46" calcext:value-type="float">
            <text:p>51.46</text:p>
          </table:table-cell>
          <table:table-cell/>
          <table:table-cell table:formula="of:=[.B27]" office:value-type="float" office:value="115" calcext:value-type="float">
            <text:p>115</text:p>
          </table:table-cell>
          <table:table-cell table:formula="of:=[.C27]/[.$I$1]" office:value-type="float" office:value="1.94770809200728" calcext:value-type="float">
            <text:p>1.95</text:p>
          </table:table-cell>
          <table:table-cell table:formula="of:=[.D27]/[.$I$1]" office:value-type="float" office:value="1.2121462849578" calcext:value-type="float">
            <text:p>1.21</text:p>
          </table:table-cell>
          <table:table-cell table:formula="of:=[.E27]/[.$I$1]" office:value-type="float" office:value="5.35164653317889" calcext:value-type="float">
            <text:p>5.35</text:p>
          </table:table-cell>
          <table:table-cell table:formula="of:=[.F27]/[.$I$1]" office:value-type="float" office:value="4.25781896409068" calcext:value-type="float">
            <text:p>4.26</text:p>
          </table:table-cell>
          <table:table-cell/>
          <table:table-cell table:formula="of:=&quot;aSensorGainReadNoiseVector-&gt;push_back(*(new OptimalExposure::SensorGainReadNoise(&quot;&amp;ROUND([.H27];0)&amp;&quot;,&quot;&amp;ROUND([.I27];2)&amp;&quot;)));&quot;" office:value-type="string" office:string-value="aSensorGainReadNoiseVector-&gt;push_back(*(new OptimalExposure::SensorGainReadNoise(115,1.95)));" calcext:value-type="string">
            <text:p>aSensorGainReadNoiseVector-&gt;push_back(*(new OptimalExposure::SensorGainReadNoise(115,1.95)));</text:p>
          </table:table-cell>
          <table:table-cell table:formula="of:=&quot;aSensorGainReadNoiseVector-&gt;push_back(*(new OptimalExposure::SensorGainReadNoise(&quot;&amp;ROUND([.H27];0)&amp;&quot;,&quot;&amp;ROUND([.J27];2)&amp;&quot;)));&quot;" office:value-type="string" office:string-value="aSensorGainReadNoiseVector-&gt;push_back(*(new OptimalExposure::SensorGainReadNoise(115,1.21)));" calcext:value-type="string">
            <text:p>aSensorGainReadNoiseVector-&gt;push_back(*(new OptimalExposure::SensorGainReadNoise(115,1.21)));</text:p>
          </table:table-cell>
          <table:table-cell table:formula="of:=&quot;aSensorGainReadNoiseVector-&gt;push_back(*(new OptimalExposure::SensorGainReadNoise(&quot;&amp;ROUND([.H27];0)&amp;&quot;,&quot;&amp;ROUND([.K27];2)&amp;&quot;)));&quot;" office:value-type="string" office:string-value="aSensorGainReadNoiseVector-&gt;push_back(*(new OptimalExposure::SensorGainReadNoise(115,5.35)));" calcext:value-type="string">
            <text:p>aSensorGainReadNoiseVector-&gt;push_back(*(new OptimalExposure::SensorGainReadNoise(115,5.35)));</text:p>
          </table:table-cell>
          <table:table-cell table:formula="of:=&quot;aSensorGainReadNoiseVector-&gt;push_back(*(new OptimalExposure::SensorGainReadNoise(&quot;&amp;ROUND([.H27];0)&amp;&quot;,&quot;&amp;ROUND([.L27];2)&amp;&quot;)));&quot;" office:value-type="string" office:string-value="aSensorGainReadNoiseVector-&gt;push_back(*(new OptimalExposure::SensorGainReadNoise(115,4.26)));" calcext:value-type="string">
            <text:p>aSensorGainReadNoiseVector-&gt;push_back(*(new OptimalExposure::SensorGainReadNoise(115,4.26)));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23.46" calcext:value-type="float">
            <text:p>23.46</text:p>
          </table:table-cell>
          <table:table-cell office:value-type="float" office:value="14.54" calcext:value-type="float">
            <text:p>14.54</text:p>
          </table:table-cell>
          <table:table-cell office:value-type="float" office:value="64.5" calcext:value-type="float">
            <text:p>64.5</text:p>
          </table:table-cell>
          <table:table-cell office:value-type="float" office:value="51.45" calcext:value-type="float">
            <text:p>51.45</text:p>
          </table:table-cell>
          <table:table-cell/>
          <table:table-cell table:formula="of:=[.B28]" office:value-type="float" office:value="120" calcext:value-type="float">
            <text:p>120</text:p>
          </table:table-cell>
          <table:table-cell table:formula="of:=[.C28]/[.$I$1]" office:value-type="float" office:value="1.94108886314744" calcext:value-type="float">
            <text:p>1.94</text:p>
          </table:table-cell>
          <table:table-cell table:formula="of:=[.D28]/[.$I$1]" office:value-type="float" office:value="1.20304484527553" calcext:value-type="float">
            <text:p>1.20</text:p>
          </table:table-cell>
          <table:table-cell table:formula="of:=[.E28]/[.$I$1]" office:value-type="float" office:value="5.33675326824425" calcext:value-type="float">
            <text:p>5.34</text:p>
          </table:table-cell>
          <table:table-cell table:formula="of:=[.F28]/[.$I$1]" office:value-type="float" office:value="4.2569915604832" calcext:value-type="float">
            <text:p>4.26</text:p>
          </table:table-cell>
          <table:table-cell/>
          <table:table-cell table:formula="of:=&quot;aSensorGainReadNoiseVector-&gt;push_back(*(new OptimalExposure::SensorGainReadNoise(&quot;&amp;ROUND([.H28];0)&amp;&quot;,&quot;&amp;ROUND([.I28];2)&amp;&quot;)));&quot;" office:value-type="string" office:string-value="aSensorGainReadNoiseVector-&gt;push_back(*(new OptimalExposure::SensorGainReadNoise(120,1.94)));" calcext:value-type="string">
            <text:p>aSensorGainReadNoiseVector-&gt;push_back(*(new OptimalExposure::SensorGainReadNoise(120,1.94)));</text:p>
          </table:table-cell>
          <table:table-cell table:formula="of:=&quot;aSensorGainReadNoiseVector-&gt;push_back(*(new OptimalExposure::SensorGainReadNoise(&quot;&amp;ROUND([.H28];0)&amp;&quot;,&quot;&amp;ROUND([.J28];2)&amp;&quot;)));&quot;" office:value-type="string" office:string-value="aSensorGainReadNoiseVector-&gt;push_back(*(new OptimalExposure::SensorGainReadNoise(120,1.2)));" calcext:value-type="string">
            <text:p>aSensorGainReadNoiseVector-&gt;push_back(*(new OptimalExposure::SensorGainReadNoise(120,1.2)));</text:p>
          </table:table-cell>
          <table:table-cell table:formula="of:=&quot;aSensorGainReadNoiseVector-&gt;push_back(*(new OptimalExposure::SensorGainReadNoise(&quot;&amp;ROUND([.H28];0)&amp;&quot;,&quot;&amp;ROUND([.K28];2)&amp;&quot;)));&quot;" office:value-type="string" office:string-value="aSensorGainReadNoiseVector-&gt;push_back(*(new OptimalExposure::SensorGainReadNoise(120,5.34)));" calcext:value-type="string">
            <text:p>aSensorGainReadNoiseVector-&gt;push_back(*(new OptimalExposure::SensorGainReadNoise(120,5.34)));</text:p>
          </table:table-cell>
          <table:table-cell table:formula="of:=&quot;aSensorGainReadNoiseVector-&gt;push_back(*(new OptimalExposure::SensorGainReadNoise(&quot;&amp;ROUND([.H28];0)&amp;&quot;,&quot;&amp;ROUND([.L28];2)&amp;&quot;)));&quot;" office:value-type="string" office:string-value="aSensorGainReadNoiseVector-&gt;push_back(*(new OptimalExposure::SensorGainReadNoise(120,4.26)));" calcext:value-type="string">
            <text:p>aSensorGainReadNoiseVector-&gt;push_back(*(new OptimalExposure::SensorGainReadNoise(120,4.26)));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23.38" calcext:value-type="float">
            <text:p>23.38</text:p>
          </table:table-cell>
          <table:table-cell office:value-type="float" office:value="14.55" calcext:value-type="float">
            <text:p>14.55</text:p>
          </table:table-cell>
          <table:table-cell office:value-type="float" office:value="64.01" calcext:value-type="float">
            <text:p>64.01</text:p>
          </table:table-cell>
          <table:table-cell office:value-type="float" office:value="51.08" calcext:value-type="float">
            <text:p>51.08</text:p>
          </table:table-cell>
          <table:table-cell/>
          <table:table-cell table:formula="of:=[.B29]" office:value-type="float" office:value="125" calcext:value-type="float">
            <text:p>125</text:p>
          </table:table-cell>
          <table:table-cell table:formula="of:=[.C29]/[.$I$1]" office:value-type="float" office:value="1.93446963428761" calcext:value-type="float">
            <text:p>1.93</text:p>
          </table:table-cell>
          <table:table-cell table:formula="of:=[.D29]/[.$I$1]" office:value-type="float" office:value="1.20387224888301" calcext:value-type="float">
            <text:p>1.20</text:p>
          </table:table-cell>
          <table:table-cell table:formula="of:=[.E29]/[.$I$1]" office:value-type="float" office:value="5.29621049147774" calcext:value-type="float">
            <text:p>5.30</text:p>
          </table:table-cell>
          <table:table-cell table:formula="of:=[.F29]/[.$I$1]" office:value-type="float" office:value="4.22637762700645" calcext:value-type="float">
            <text:p>4.23</text:p>
          </table:table-cell>
          <table:table-cell/>
          <table:table-cell table:formula="of:=&quot;aSensorGainReadNoiseVector-&gt;push_back(*(new OptimalExposure::SensorGainReadNoise(&quot;&amp;ROUND([.H29];0)&amp;&quot;,&quot;&amp;ROUND([.I29];2)&amp;&quot;)));&quot;" office:value-type="string" office:string-value="aSensorGainReadNoiseVector-&gt;push_back(*(new OptimalExposure::SensorGainReadNoise(125,1.93)));" calcext:value-type="string">
            <text:p>aSensorGainReadNoiseVector-&gt;push_back(*(new OptimalExposure::SensorGainReadNoise(125,1.93)));</text:p>
          </table:table-cell>
          <table:table-cell table:formula="of:=&quot;aSensorGainReadNoiseVector-&gt;push_back(*(new OptimalExposure::SensorGainReadNoise(&quot;&amp;ROUND([.H29];0)&amp;&quot;,&quot;&amp;ROUND([.J29];2)&amp;&quot;)));&quot;" office:value-type="string" office:string-value="aSensorGainReadNoiseVector-&gt;push_back(*(new OptimalExposure::SensorGainReadNoise(125,1.2)));" calcext:value-type="string">
            <text:p>aSensorGainReadNoiseVector-&gt;push_back(*(new OptimalExposure::SensorGainReadNoise(125,1.2)));</text:p>
          </table:table-cell>
          <table:table-cell table:formula="of:=&quot;aSensorGainReadNoiseVector-&gt;push_back(*(new OptimalExposure::SensorGainReadNoise(&quot;&amp;ROUND([.H29];0)&amp;&quot;,&quot;&amp;ROUND([.K29];2)&amp;&quot;)));&quot;" office:value-type="string" office:string-value="aSensorGainReadNoiseVector-&gt;push_back(*(new OptimalExposure::SensorGainReadNoise(125,5.3)));" calcext:value-type="string">
            <text:p>aSensorGainReadNoiseVector-&gt;push_back(*(new OptimalExposure::SensorGainReadNoise(125,5.3)));</text:p>
          </table:table-cell>
          <table:table-cell table:formula="of:=&quot;aSensorGainReadNoiseVector-&gt;push_back(*(new OptimalExposure::SensorGainReadNoise(&quot;&amp;ROUND([.H29];0)&amp;&quot;,&quot;&amp;ROUND([.L29];2)&amp;&quot;)));&quot;" office:value-type="string" office:string-value="aSensorGainReadNoiseVector-&gt;push_back(*(new OptimalExposure::SensorGainReadNoise(125,4.23)));" calcext:value-type="string">
            <text:p>aSensorGainReadNoiseVector-&gt;push_back(*(new OptimalExposure::SensorGainReadNoise(125,4.23)));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23.17" calcext:value-type="float">
            <text:p>23.17</text:p>
          </table:table-cell>
          <table:table-cell office:value-type="float" office:value="14.43" calcext:value-type="float">
            <text:p>14.43</text:p>
          </table:table-cell>
          <table:table-cell office:value-type="float" office:value="63.08" calcext:value-type="float">
            <text:p>63.08</text:p>
          </table:table-cell>
          <table:table-cell office:value-type="float" office:value="50.57" calcext:value-type="float">
            <text:p>50.57</text:p>
          </table:table-cell>
          <table:table-cell/>
          <table:table-cell table:formula="of:=[.B30]" office:value-type="float" office:value="130" calcext:value-type="float">
            <text:p>130</text:p>
          </table:table-cell>
          <table:table-cell table:formula="of:=[.C30]/[.$I$1]" office:value-type="float" office:value="1.91709415853053" calcext:value-type="float">
            <text:p>1.92</text:p>
          </table:table-cell>
          <table:table-cell table:formula="of:=[.D30]/[.$I$1]" office:value-type="float" office:value="1.19394340559325" calcext:value-type="float">
            <text:p>1.19</text:p>
          </table:table-cell>
          <table:table-cell table:formula="of:=[.E30]/[.$I$1]" office:value-type="float" office:value="5.21926195598213" calcext:value-type="float">
            <text:p>5.22</text:p>
          </table:table-cell>
          <table:table-cell table:formula="of:=[.F30]/[.$I$1]" office:value-type="float" office:value="4.18418004302499" calcext:value-type="float">
            <text:p>4.18</text:p>
          </table:table-cell>
          <table:table-cell/>
          <table:table-cell table:formula="of:=&quot;aSensorGainReadNoiseVector-&gt;push_back(*(new OptimalExposure::SensorGainReadNoise(&quot;&amp;ROUND([.H30];0)&amp;&quot;,&quot;&amp;ROUND([.I30];2)&amp;&quot;)));&quot;" office:value-type="string" office:string-value="aSensorGainReadNoiseVector-&gt;push_back(*(new OptimalExposure::SensorGainReadNoise(130,1.92)));" calcext:value-type="string">
            <text:p>aSensorGainReadNoiseVector-&gt;push_back(*(new OptimalExposure::SensorGainReadNoise(130,1.92)));</text:p>
          </table:table-cell>
          <table:table-cell table:formula="of:=&quot;aSensorGainReadNoiseVector-&gt;push_back(*(new OptimalExposure::SensorGainReadNoise(&quot;&amp;ROUND([.H30];0)&amp;&quot;,&quot;&amp;ROUND([.J30];2)&amp;&quot;)));&quot;" office:value-type="string" office:string-value="aSensorGainReadNoiseVector-&gt;push_back(*(new OptimalExposure::SensorGainReadNoise(130,1.19)));" calcext:value-type="string">
            <text:p>aSensorGainReadNoiseVector-&gt;push_back(*(new OptimalExposure::SensorGainReadNoise(130,1.19)));</text:p>
          </table:table-cell>
          <table:table-cell table:formula="of:=&quot;aSensorGainReadNoiseVector-&gt;push_back(*(new OptimalExposure::SensorGainReadNoise(&quot;&amp;ROUND([.H30];0)&amp;&quot;,&quot;&amp;ROUND([.K30];2)&amp;&quot;)));&quot;" office:value-type="string" office:string-value="aSensorGainReadNoiseVector-&gt;push_back(*(new OptimalExposure::SensorGainReadNoise(130,5.22)));" calcext:value-type="string">
            <text:p>aSensorGainReadNoiseVector-&gt;push_back(*(new OptimalExposure::SensorGainReadNoise(130,5.22)));</text:p>
          </table:table-cell>
          <table:table-cell table:formula="of:=&quot;aSensorGainReadNoiseVector-&gt;push_back(*(new OptimalExposure::SensorGainReadNoise(&quot;&amp;ROUND([.H30];0)&amp;&quot;,&quot;&amp;ROUND([.L30];2)&amp;&quot;)));&quot;" office:value-type="string" office:string-value="aSensorGainReadNoiseVector-&gt;push_back(*(new OptimalExposure::SensorGainReadNoise(130,4.18)));" calcext:value-type="string">
            <text:p>aSensorGainReadNoiseVector-&gt;push_back(*(new OptimalExposure::SensorGainReadNoise(130,4.18)));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22.9" calcext:value-type="float">
            <text:p>22.90</text:p>
          </table:table-cell>
          <table:table-cell office:value-type="float" office:value="14.31" calcext:value-type="float">
            <text:p>14.31</text:p>
          </table:table-cell>
          <table:table-cell office:value-type="float" office:value="62.59" calcext:value-type="float">
            <text:p>62.59</text:p>
          </table:table-cell>
          <table:table-cell office:value-type="float" office:value="50.14" calcext:value-type="float">
            <text:p>50.14</text:p>
          </table:table-cell>
          <table:table-cell/>
          <table:table-cell table:formula="of:=[.B31]" office:value-type="float" office:value="135" calcext:value-type="float">
            <text:p>135</text:p>
          </table:table-cell>
          <table:table-cell table:formula="of:=[.C31]/[.$I$1]" office:value-type="float" office:value="1.89475426112858" calcext:value-type="float">
            <text:p>1.89</text:p>
          </table:table-cell>
          <table:table-cell table:formula="of:=[.D31]/[.$I$1]" office:value-type="float" office:value="1.18401456230349" calcext:value-type="float">
            <text:p>1.18</text:p>
          </table:table-cell>
          <table:table-cell table:formula="of:=[.E31]/[.$I$1]" office:value-type="float" office:value="5.17871917921562" calcext:value-type="float">
            <text:p>5.18</text:p>
          </table:table-cell>
          <table:table-cell table:formula="of:=[.F31]/[.$I$1]" office:value-type="float" office:value="4.14860168790336" calcext:value-type="float">
            <text:p>4.15</text:p>
          </table:table-cell>
          <table:table-cell/>
          <table:table-cell table:formula="of:=&quot;aSensorGainReadNoiseVector-&gt;push_back(*(new OptimalExposure::SensorGainReadNoise(&quot;&amp;ROUND([.H31];0)&amp;&quot;,&quot;&amp;ROUND([.I31];2)&amp;&quot;)));&quot;" office:value-type="string" office:string-value="aSensorGainReadNoiseVector-&gt;push_back(*(new OptimalExposure::SensorGainReadNoise(135,1.89)));" calcext:value-type="string">
            <text:p>aSensorGainReadNoiseVector-&gt;push_back(*(new OptimalExposure::SensorGainReadNoise(135,1.89)));</text:p>
          </table:table-cell>
          <table:table-cell table:formula="of:=&quot;aSensorGainReadNoiseVector-&gt;push_back(*(new OptimalExposure::SensorGainReadNoise(&quot;&amp;ROUND([.H31];0)&amp;&quot;,&quot;&amp;ROUND([.J31];2)&amp;&quot;)));&quot;" office:value-type="string" office:string-value="aSensorGainReadNoiseVector-&gt;push_back(*(new OptimalExposure::SensorGainReadNoise(135,1.18)));" calcext:value-type="string">
            <text:p>aSensorGainReadNoiseVector-&gt;push_back(*(new OptimalExposure::SensorGainReadNoise(135,1.18)));</text:p>
          </table:table-cell>
          <table:table-cell table:formula="of:=&quot;aSensorGainReadNoiseVector-&gt;push_back(*(new OptimalExposure::SensorGainReadNoise(&quot;&amp;ROUND([.H31];0)&amp;&quot;,&quot;&amp;ROUND([.K31];2)&amp;&quot;)));&quot;" office:value-type="string" office:string-value="aSensorGainReadNoiseVector-&gt;push_back(*(new OptimalExposure::SensorGainReadNoise(135,5.18)));" calcext:value-type="string">
            <text:p>aSensorGainReadNoiseVector-&gt;push_back(*(new OptimalExposure::SensorGainReadNoise(135,5.18)));</text:p>
          </table:table-cell>
          <table:table-cell table:formula="of:=&quot;aSensorGainReadNoiseVector-&gt;push_back(*(new OptimalExposure::SensorGainReadNoise(&quot;&amp;ROUND([.H31];0)&amp;&quot;,&quot;&amp;ROUND([.L31];2)&amp;&quot;)));&quot;" office:value-type="string" office:string-value="aSensorGainReadNoiseVector-&gt;push_back(*(new OptimalExposure::SensorGainReadNoise(135,4.15)));" calcext:value-type="string">
            <text:p>aSensorGainReadNoiseVector-&gt;push_back(*(new OptimalExposure::SensorGainReadNoise(135,4.15)));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23.02" calcext:value-type="float">
            <text:p>23.02</text:p>
          </table:table-cell>
          <table:table-cell office:value-type="float" office:value="14.18" calcext:value-type="float">
            <text:p>14.18</text:p>
          </table:table-cell>
          <table:table-cell office:value-type="float" office:value="61.49" calcext:value-type="float">
            <text:p>61.49</text:p>
          </table:table-cell>
          <table:table-cell office:value-type="float" office:value="49.33" calcext:value-type="float">
            <text:p>49.33</text:p>
          </table:table-cell>
          <table:table-cell/>
          <table:table-cell table:formula="of:=[.B32]" office:value-type="float" office:value="140" calcext:value-type="float">
            <text:p>140</text:p>
          </table:table-cell>
          <table:table-cell table:formula="of:=[.C32]/[.$I$1]" office:value-type="float" office:value="1.90468310441834" calcext:value-type="float">
            <text:p>1.90</text:p>
          </table:table-cell>
          <table:table-cell table:formula="of:=[.D32]/[.$I$1]" office:value-type="float" office:value="1.17325831540626" calcext:value-type="float">
            <text:p>1.17</text:p>
          </table:table-cell>
          <table:table-cell table:formula="of:=[.E32]/[.$I$1]" office:value-type="float" office:value="5.08770478239285" calcext:value-type="float">
            <text:p>5.09</text:p>
          </table:table-cell>
          <table:table-cell table:formula="of:=[.F32]/[.$I$1]" office:value-type="float" office:value="4.0815819956975" calcext:value-type="float">
            <text:p>4.08</text:p>
          </table:table-cell>
          <table:table-cell/>
          <table:table-cell table:formula="of:=&quot;aSensorGainReadNoiseVector-&gt;push_back(*(new OptimalExposure::SensorGainReadNoise(&quot;&amp;ROUND([.H32];0)&amp;&quot;,&quot;&amp;ROUND([.I32];2)&amp;&quot;)));&quot;" office:value-type="string" office:string-value="aSensorGainReadNoiseVector-&gt;push_back(*(new OptimalExposure::SensorGainReadNoise(140,1.9)));" calcext:value-type="string">
            <text:p>aSensorGainReadNoiseVector-&gt;push_back(*(new OptimalExposure::SensorGainReadNoise(140,1.9)));</text:p>
          </table:table-cell>
          <table:table-cell table:formula="of:=&quot;aSensorGainReadNoiseVector-&gt;push_back(*(new OptimalExposure::SensorGainReadNoise(&quot;&amp;ROUND([.H32];0)&amp;&quot;,&quot;&amp;ROUND([.J32];2)&amp;&quot;)));&quot;" office:value-type="string" office:string-value="aSensorGainReadNoiseVector-&gt;push_back(*(new OptimalExposure::SensorGainReadNoise(140,1.17)));" calcext:value-type="string">
            <text:p>aSensorGainReadNoiseVector-&gt;push_back(*(new OptimalExposure::SensorGainReadNoise(140,1.17)));</text:p>
          </table:table-cell>
          <table:table-cell table:formula="of:=&quot;aSensorGainReadNoiseVector-&gt;push_back(*(new OptimalExposure::SensorGainReadNoise(&quot;&amp;ROUND([.H32];0)&amp;&quot;,&quot;&amp;ROUND([.K32];2)&amp;&quot;)));&quot;" office:value-type="string" office:string-value="aSensorGainReadNoiseVector-&gt;push_back(*(new OptimalExposure::SensorGainReadNoise(140,5.09)));" calcext:value-type="string">
            <text:p>aSensorGainReadNoiseVector-&gt;push_back(*(new OptimalExposure::SensorGainReadNoise(140,5.09)));</text:p>
          </table:table-cell>
          <table:table-cell table:formula="of:=&quot;aSensorGainReadNoiseVector-&gt;push_back(*(new OptimalExposure::SensorGainReadNoise(&quot;&amp;ROUND([.H32];0)&amp;&quot;,&quot;&amp;ROUND([.L32];2)&amp;&quot;)));&quot;" office:value-type="string" office:string-value="aSensorGainReadNoiseVector-&gt;push_back(*(new OptimalExposure::SensorGainReadNoise(140,4.08)));" calcext:value-type="string">
            <text:p>aSensorGainReadNoiseVector-&gt;push_back(*(new OptimalExposure::SensorGainReadNoise(140,4.08)));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22.79" calcext:value-type="float">
            <text:p>22.79</text:p>
          </table:table-cell>
          <table:table-cell office:value-type="float" office:value="13.94" calcext:value-type="float">
            <text:p>13.94</text:p>
          </table:table-cell>
          <table:table-cell office:value-type="float" office:value="60.97" calcext:value-type="float">
            <text:p>60.97</text:p>
          </table:table-cell>
          <table:table-cell office:value-type="float" office:value="49.41" calcext:value-type="float">
            <text:p>49.41</text:p>
          </table:table-cell>
          <table:table-cell/>
          <table:table-cell table:formula="of:=[.B33]" office:value-type="float" office:value="145" calcext:value-type="float">
            <text:p>145</text:p>
          </table:table-cell>
          <table:table-cell table:formula="of:=[.C33]/[.$I$1]" office:value-type="float" office:value="1.8856528214463" calcext:value-type="float">
            <text:p>1.89</text:p>
          </table:table-cell>
          <table:table-cell table:formula="of:=[.D33]/[.$I$1]" office:value-type="float" office:value="1.15340062882674" calcext:value-type="float">
            <text:p>1.15</text:p>
          </table:table-cell>
          <table:table-cell table:formula="of:=[.E33]/[.$I$1]" office:value-type="float" office:value="5.04467979480391" calcext:value-type="float">
            <text:p>5.04</text:p>
          </table:table-cell>
          <table:table-cell table:formula="of:=[.F33]/[.$I$1]" office:value-type="float" office:value="4.08820122455734" calcext:value-type="float">
            <text:p>4.09</text:p>
          </table:table-cell>
          <table:table-cell/>
          <table:table-cell table:formula="of:=&quot;aSensorGainReadNoiseVector-&gt;push_back(*(new OptimalExposure::SensorGainReadNoise(&quot;&amp;ROUND([.H33];0)&amp;&quot;,&quot;&amp;ROUND([.I33];2)&amp;&quot;)));&quot;" office:value-type="string" office:string-value="aSensorGainReadNoiseVector-&gt;push_back(*(new OptimalExposure::SensorGainReadNoise(145,1.89)));" calcext:value-type="string">
            <text:p>aSensorGainReadNoiseVector-&gt;push_back(*(new OptimalExposure::SensorGainReadNoise(145,1.89)));</text:p>
          </table:table-cell>
          <table:table-cell table:formula="of:=&quot;aSensorGainReadNoiseVector-&gt;push_back(*(new OptimalExposure::SensorGainReadNoise(&quot;&amp;ROUND([.H33];0)&amp;&quot;,&quot;&amp;ROUND([.J33];2)&amp;&quot;)));&quot;" office:value-type="string" office:string-value="aSensorGainReadNoiseVector-&gt;push_back(*(new OptimalExposure::SensorGainReadNoise(145,1.15)));" calcext:value-type="string">
            <text:p>aSensorGainReadNoiseVector-&gt;push_back(*(new OptimalExposure::SensorGainReadNoise(145,1.15)));</text:p>
          </table:table-cell>
          <table:table-cell table:formula="of:=&quot;aSensorGainReadNoiseVector-&gt;push_back(*(new OptimalExposure::SensorGainReadNoise(&quot;&amp;ROUND([.H33];0)&amp;&quot;,&quot;&amp;ROUND([.K33];2)&amp;&quot;)));&quot;" office:value-type="string" office:string-value="aSensorGainReadNoiseVector-&gt;push_back(*(new OptimalExposure::SensorGainReadNoise(145,5.04)));" calcext:value-type="string">
            <text:p>aSensorGainReadNoiseVector-&gt;push_back(*(new OptimalExposure::SensorGainReadNoise(145,5.04)));</text:p>
          </table:table-cell>
          <table:table-cell table:formula="of:=&quot;aSensorGainReadNoiseVector-&gt;push_back(*(new OptimalExposure::SensorGainReadNoise(&quot;&amp;ROUND([.H33];0)&amp;&quot;,&quot;&amp;ROUND([.L33];2)&amp;&quot;)));&quot;" office:value-type="string" office:string-value="aSensorGainReadNoiseVector-&gt;push_back(*(new OptimalExposure::SensorGainReadNoise(145,4.09)));" calcext:value-type="string">
            <text:p>aSensorGainReadNoiseVector-&gt;push_back(*(new OptimalExposure::SensorGainReadNoise(145,4.09)));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22.33" calcext:value-type="float">
            <text:p>22.33</text:p>
          </table:table-cell>
          <table:table-cell office:value-type="float" office:value="13.76" calcext:value-type="float">
            <text:p>13.76</text:p>
          </table:table-cell>
          <table:table-cell office:value-type="float" office:value="59.99" calcext:value-type="float">
            <text:p>59.99</text:p>
          </table:table-cell>
          <table:table-cell office:value-type="float" office:value="48.91" calcext:value-type="float">
            <text:p>48.91</text:p>
          </table:table-cell>
          <table:table-cell/>
          <table:table-cell table:formula="of:=[.B34]" office:value-type="float" office:value="150" calcext:value-type="float">
            <text:p>150</text:p>
          </table:table-cell>
          <table:table-cell table:formula="of:=[.C34]/[.$I$1]" office:value-type="float" office:value="1.84759225550223" calcext:value-type="float">
            <text:p>1.85</text:p>
          </table:table-cell>
          <table:table-cell table:formula="of:=[.D34]/[.$I$1]" office:value-type="float" office:value="1.13850736389211" calcext:value-type="float">
            <text:p>1.14</text:p>
          </table:table-cell>
          <table:table-cell table:formula="of:=[.E34]/[.$I$1]" office:value-type="float" office:value="4.96359424127089" calcext:value-type="float">
            <text:p>4.96</text:p>
          </table:table-cell>
          <table:table-cell table:formula="of:=[.F34]/[.$I$1]" office:value-type="float" office:value="4.04683104418335" calcext:value-type="float">
            <text:p>4.05</text:p>
          </table:table-cell>
          <table:table-cell/>
          <table:table-cell table:formula="of:=&quot;aSensorGainReadNoiseVector-&gt;push_back(*(new OptimalExposure::SensorGainReadNoise(&quot;&amp;ROUND([.H34];0)&amp;&quot;,&quot;&amp;ROUND([.I34];2)&amp;&quot;)));&quot;" office:value-type="string" office:string-value="aSensorGainReadNoiseVector-&gt;push_back(*(new OptimalExposure::SensorGainReadNoise(150,1.85)));" calcext:value-type="string">
            <text:p>aSensorGainReadNoiseVector-&gt;push_back(*(new OptimalExposure::SensorGainReadNoise(150,1.85)));</text:p>
          </table:table-cell>
          <table:table-cell table:formula="of:=&quot;aSensorGainReadNoiseVector-&gt;push_back(*(new OptimalExposure::SensorGainReadNoise(&quot;&amp;ROUND([.H34];0)&amp;&quot;,&quot;&amp;ROUND([.J34];2)&amp;&quot;)));&quot;" office:value-type="string" office:string-value="aSensorGainReadNoiseVector-&gt;push_back(*(new OptimalExposure::SensorGainReadNoise(150,1.14)));" calcext:value-type="string">
            <text:p>aSensorGainReadNoiseVector-&gt;push_back(*(new OptimalExposure::SensorGainReadNoise(150,1.14)));</text:p>
          </table:table-cell>
          <table:table-cell table:formula="of:=&quot;aSensorGainReadNoiseVector-&gt;push_back(*(new OptimalExposure::SensorGainReadNoise(&quot;&amp;ROUND([.H34];0)&amp;&quot;,&quot;&amp;ROUND([.K34];2)&amp;&quot;)));&quot;" office:value-type="string" office:string-value="aSensorGainReadNoiseVector-&gt;push_back(*(new OptimalExposure::SensorGainReadNoise(150,4.96)));" calcext:value-type="string">
            <text:p>aSensorGainReadNoiseVector-&gt;push_back(*(new OptimalExposure::SensorGainReadNoise(150,4.96)));</text:p>
          </table:table-cell>
          <table:table-cell table:formula="of:=&quot;aSensorGainReadNoiseVector-&gt;push_back(*(new OptimalExposure::SensorGainReadNoise(&quot;&amp;ROUND([.H34];0)&amp;&quot;,&quot;&amp;ROUND([.L34];2)&amp;&quot;)));&quot;" office:value-type="string" office:string-value="aSensorGainReadNoiseVector-&gt;push_back(*(new OptimalExposure::SensorGainReadNoise(150,4.05)));" calcext:value-type="string">
            <text:p>aSensorGainReadNoiseVector-&gt;push_back(*(new OptimalExposure::SensorGainReadNoise(150,4.05)));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21.99" calcext:value-type="float">
            <text:p>21.99</text:p>
          </table:table-cell>
          <table:table-cell office:value-type="float" office:value="13.79" calcext:value-type="float">
            <text:p>13.79</text:p>
          </table:table-cell>
          <table:table-cell office:value-type="float" office:value="59.21" calcext:value-type="float">
            <text:p>59.21</text:p>
          </table:table-cell>
          <table:table-cell office:value-type="float" office:value="48.48" calcext:value-type="float">
            <text:p>48.48</text:p>
          </table:table-cell>
          <table:table-cell/>
          <table:table-cell table:formula="of:=[.B35]" office:value-type="float" office:value="155" calcext:value-type="float">
            <text:p>155</text:p>
          </table:table-cell>
          <table:table-cell table:formula="of:=[.C35]/[.$I$1]" office:value-type="float" office:value="1.81946053284792" calcext:value-type="float">
            <text:p>1.82</text:p>
          </table:table-cell>
          <table:table-cell table:formula="of:=[.D35]/[.$I$1]" office:value-type="float" office:value="1.14098957471455" calcext:value-type="float">
            <text:p>1.14</text:p>
          </table:table-cell>
          <table:table-cell table:formula="of:=[.E35]/[.$I$1]" office:value-type="float" office:value="4.89905675988747" calcext:value-type="float">
            <text:p>4.90</text:p>
          </table:table-cell>
          <table:table-cell table:formula="of:=[.F35]/[.$I$1]" office:value-type="float" office:value="4.01125268906172" calcext:value-type="float">
            <text:p>4.01</text:p>
          </table:table-cell>
          <table:table-cell/>
          <table:table-cell table:formula="of:=&quot;aSensorGainReadNoiseVector-&gt;push_back(*(new OptimalExposure::SensorGainReadNoise(&quot;&amp;ROUND([.H35];0)&amp;&quot;,&quot;&amp;ROUND([.I35];2)&amp;&quot;)));&quot;" office:value-type="string" office:string-value="aSensorGainReadNoiseVector-&gt;push_back(*(new OptimalExposure::SensorGainReadNoise(155,1.82)));" calcext:value-type="string">
            <text:p>aSensorGainReadNoiseVector-&gt;push_back(*(new OptimalExposure::SensorGainReadNoise(155,1.82)));</text:p>
          </table:table-cell>
          <table:table-cell table:formula="of:=&quot;aSensorGainReadNoiseVector-&gt;push_back(*(new OptimalExposure::SensorGainReadNoise(&quot;&amp;ROUND([.H35];0)&amp;&quot;,&quot;&amp;ROUND([.J35];2)&amp;&quot;)));&quot;" office:value-type="string" office:string-value="aSensorGainReadNoiseVector-&gt;push_back(*(new OptimalExposure::SensorGainReadNoise(155,1.14)));" calcext:value-type="string">
            <text:p>aSensorGainReadNoiseVector-&gt;push_back(*(new OptimalExposure::SensorGainReadNoise(155,1.14)));</text:p>
          </table:table-cell>
          <table:table-cell table:formula="of:=&quot;aSensorGainReadNoiseVector-&gt;push_back(*(new OptimalExposure::SensorGainReadNoise(&quot;&amp;ROUND([.H35];0)&amp;&quot;,&quot;&amp;ROUND([.K35];2)&amp;&quot;)));&quot;" office:value-type="string" office:string-value="aSensorGainReadNoiseVector-&gt;push_back(*(new OptimalExposure::SensorGainReadNoise(155,4.9)));" calcext:value-type="string">
            <text:p>aSensorGainReadNoiseVector-&gt;push_back(*(new OptimalExposure::SensorGainReadNoise(155,4.9)));</text:p>
          </table:table-cell>
          <table:table-cell table:formula="of:=&quot;aSensorGainReadNoiseVector-&gt;push_back(*(new OptimalExposure::SensorGainReadNoise(&quot;&amp;ROUND([.H35];0)&amp;&quot;,&quot;&amp;ROUND([.L35];2)&amp;&quot;)));&quot;" office:value-type="string" office:string-value="aSensorGainReadNoiseVector-&gt;push_back(*(new OptimalExposure::SensorGainReadNoise(155,4.01)));" calcext:value-type="string">
            <text:p>aSensorGainReadNoiseVector-&gt;push_back(*(new OptimalExposure::SensorGainReadNoise(155,4.01)));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21.88" calcext:value-type="float">
            <text:p>21.88</text:p>
          </table:table-cell>
          <table:table-cell office:value-type="float" office:value="13.64" calcext:value-type="float">
            <text:p>13.64</text:p>
          </table:table-cell>
          <table:table-cell office:value-type="float" office:value="58.58" calcext:value-type="float">
            <text:p>58.58</text:p>
          </table:table-cell>
          <table:table-cell office:value-type="float" office:value="48.06" calcext:value-type="float">
            <text:p>48.06</text:p>
          </table:table-cell>
          <table:table-cell/>
          <table:table-cell table:formula="of:=[.B36]" office:value-type="float" office:value="160" calcext:value-type="float">
            <text:p>160</text:p>
          </table:table-cell>
          <table:table-cell table:formula="of:=[.C36]/[.$I$1]" office:value-type="float" office:value="1.81035909316565" calcext:value-type="float">
            <text:p>1.81</text:p>
          </table:table-cell>
          <table:table-cell table:formula="of:=[.D36]/[.$I$1]" office:value-type="float" office:value="1.12857852060235" calcext:value-type="float">
            <text:p>1.13</text:p>
          </table:table-cell>
          <table:table-cell table:formula="of:=[.E36]/[.$I$1]" office:value-type="float" office:value="4.84693033261625" calcext:value-type="float">
            <text:p>4.85</text:p>
          </table:table-cell>
          <table:table-cell table:formula="of:=[.F36]/[.$I$1]" office:value-type="float" office:value="3.97650173754758" calcext:value-type="float">
            <text:p>3.98</text:p>
          </table:table-cell>
          <table:table-cell/>
          <table:table-cell table:formula="of:=&quot;aSensorGainReadNoiseVector-&gt;push_back(*(new OptimalExposure::SensorGainReadNoise(&quot;&amp;ROUND([.H36];0)&amp;&quot;,&quot;&amp;ROUND([.I36];2)&amp;&quot;)));&quot;" office:value-type="string" office:string-value="aSensorGainReadNoiseVector-&gt;push_back(*(new OptimalExposure::SensorGainReadNoise(160,1.81)));" calcext:value-type="string">
            <text:p>aSensorGainReadNoiseVector-&gt;push_back(*(new OptimalExposure::SensorGainReadNoise(160,1.81)));</text:p>
          </table:table-cell>
          <table:table-cell table:formula="of:=&quot;aSensorGainReadNoiseVector-&gt;push_back(*(new OptimalExposure::SensorGainReadNoise(&quot;&amp;ROUND([.H36];0)&amp;&quot;,&quot;&amp;ROUND([.J36];2)&amp;&quot;)));&quot;" office:value-type="string" office:string-value="aSensorGainReadNoiseVector-&gt;push_back(*(new OptimalExposure::SensorGainReadNoise(160,1.13)));" calcext:value-type="string">
            <text:p>aSensorGainReadNoiseVector-&gt;push_back(*(new OptimalExposure::SensorGainReadNoise(160,1.13)));</text:p>
          </table:table-cell>
          <table:table-cell table:formula="of:=&quot;aSensorGainReadNoiseVector-&gt;push_back(*(new OptimalExposure::SensorGainReadNoise(&quot;&amp;ROUND([.H36];0)&amp;&quot;,&quot;&amp;ROUND([.K36];2)&amp;&quot;)));&quot;" office:value-type="string" office:string-value="aSensorGainReadNoiseVector-&gt;push_back(*(new OptimalExposure::SensorGainReadNoise(160,4.85)));" calcext:value-type="string">
            <text:p>aSensorGainReadNoiseVector-&gt;push_back(*(new OptimalExposure::SensorGainReadNoise(160,4.85)));</text:p>
          </table:table-cell>
          <table:table-cell table:formula="of:=&quot;aSensorGainReadNoiseVector-&gt;push_back(*(new OptimalExposure::SensorGainReadNoise(&quot;&amp;ROUND([.H36];0)&amp;&quot;,&quot;&amp;ROUND([.L36];2)&amp;&quot;)));&quot;" office:value-type="string" office:string-value="aSensorGainReadNoiseVector-&gt;push_back(*(new OptimalExposure::SensorGainReadNoise(160,3.98)));" calcext:value-type="string">
            <text:p>aSensorGainReadNoiseVector-&gt;push_back(*(new OptimalExposure::SensorGainReadNoise(160,3.98)));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21.76" calcext:value-type="float">
            <text:p>21.76</text:p>
          </table:table-cell>
          <table:table-cell office:value-type="float" office:value="13.52" calcext:value-type="float">
            <text:p>13.52</text:p>
          </table:table-cell>
          <table:table-cell office:value-type="float" office:value="57.67" calcext:value-type="float">
            <text:p>57.67</text:p>
          </table:table-cell>
          <table:table-cell office:value-type="float" office:value="47.9" calcext:value-type="float">
            <text:p>47.9</text:p>
          </table:table-cell>
          <table:table-cell/>
          <table:table-cell table:formula="of:=[.B37]" office:value-type="float" office:value="165" calcext:value-type="float">
            <text:p>165</text:p>
          </table:table-cell>
          <table:table-cell table:formula="of:=[.C37]/[.$I$1]" office:value-type="float" office:value="1.80043024987589" calcext:value-type="float">
            <text:p>1.80</text:p>
          </table:table-cell>
          <table:table-cell table:formula="of:=[.D37]/[.$I$1]" office:value-type="float" office:value="1.11864967731259" calcext:value-type="float">
            <text:p>1.12</text:p>
          </table:table-cell>
          <table:table-cell table:formula="of:=[.E37]/[.$I$1]" office:value-type="float" office:value="4.7716366043356" calcext:value-type="float">
            <text:p>4.77</text:p>
          </table:table-cell>
          <table:table-cell table:formula="of:=[.F37]/[.$I$1]" office:value-type="float" office:value="3.9632632798279" calcext:value-type="float">
            <text:p>3.96</text:p>
          </table:table-cell>
          <table:table-cell/>
          <table:table-cell table:formula="of:=&quot;aSensorGainReadNoiseVector-&gt;push_back(*(new OptimalExposure::SensorGainReadNoise(&quot;&amp;ROUND([.H37];0)&amp;&quot;,&quot;&amp;ROUND([.I37];2)&amp;&quot;)));&quot;" office:value-type="string" office:string-value="aSensorGainReadNoiseVector-&gt;push_back(*(new OptimalExposure::SensorGainReadNoise(165,1.8)));" calcext:value-type="string">
            <text:p>aSensorGainReadNoiseVector-&gt;push_back(*(new OptimalExposure::SensorGainReadNoise(165,1.8)));</text:p>
          </table:table-cell>
          <table:table-cell table:formula="of:=&quot;aSensorGainReadNoiseVector-&gt;push_back(*(new OptimalExposure::SensorGainReadNoise(&quot;&amp;ROUND([.H37];0)&amp;&quot;,&quot;&amp;ROUND([.J37];2)&amp;&quot;)));&quot;" office:value-type="string" office:string-value="aSensorGainReadNoiseVector-&gt;push_back(*(new OptimalExposure::SensorGainReadNoise(165,1.12)));" calcext:value-type="string">
            <text:p>aSensorGainReadNoiseVector-&gt;push_back(*(new OptimalExposure::SensorGainReadNoise(165,1.12)));</text:p>
          </table:table-cell>
          <table:table-cell table:formula="of:=&quot;aSensorGainReadNoiseVector-&gt;push_back(*(new OptimalExposure::SensorGainReadNoise(&quot;&amp;ROUND([.H37];0)&amp;&quot;,&quot;&amp;ROUND([.K37];2)&amp;&quot;)));&quot;" office:value-type="string" office:string-value="aSensorGainReadNoiseVector-&gt;push_back(*(new OptimalExposure::SensorGainReadNoise(165,4.77)));" calcext:value-type="string">
            <text:p>aSensorGainReadNoiseVector-&gt;push_back(*(new OptimalExposure::SensorGainReadNoise(165,4.77)));</text:p>
          </table:table-cell>
          <table:table-cell table:formula="of:=&quot;aSensorGainReadNoiseVector-&gt;push_back(*(new OptimalExposure::SensorGainReadNoise(&quot;&amp;ROUND([.H37];0)&amp;&quot;,&quot;&amp;ROUND([.L37];2)&amp;&quot;)));&quot;" office:value-type="string" office:string-value="aSensorGainReadNoiseVector-&gt;push_back(*(new OptimalExposure::SensorGainReadNoise(165,3.96)));" calcext:value-type="string">
            <text:p>aSensorGainReadNoiseVector-&gt;push_back(*(new OptimalExposure::SensorGainReadNoise(165,3.96)));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21.63" calcext:value-type="float">
            <text:p>21.63</text:p>
          </table:table-cell>
          <table:table-cell office:value-type="float" office:value="13.42" calcext:value-type="float">
            <text:p>13.42</text:p>
          </table:table-cell>
          <table:table-cell office:value-type="float" office:value="56.95" calcext:value-type="float">
            <text:p>56.95</text:p>
          </table:table-cell>
          <table:table-cell office:value-type="float" office:value="47.23" calcext:value-type="float">
            <text:p>47.23</text:p>
          </table:table-cell>
          <table:table-cell/>
          <table:table-cell table:formula="of:=[.B38]" office:value-type="float" office:value="170" calcext:value-type="float">
            <text:p>170</text:p>
          </table:table-cell>
          <table:table-cell table:formula="of:=[.C38]/[.$I$1]" office:value-type="float" office:value="1.78967400297865" calcext:value-type="float">
            <text:p>1.79</text:p>
          </table:table-cell>
          <table:table-cell table:formula="of:=[.D38]/[.$I$1]" office:value-type="float" office:value="1.1103756412378" calcext:value-type="float">
            <text:p>1.11</text:p>
          </table:table-cell>
          <table:table-cell table:formula="of:=[.E38]/[.$I$1]" office:value-type="float" office:value="4.71206354459705" calcext:value-type="float">
            <text:p>4.71</text:p>
          </table:table-cell>
          <table:table-cell table:formula="of:=[.F38]/[.$I$1]" office:value-type="float" office:value="3.90782723812676" calcext:value-type="float">
            <text:p>3.91</text:p>
          </table:table-cell>
          <table:table-cell/>
          <table:table-cell table:formula="of:=&quot;aSensorGainReadNoiseVector-&gt;push_back(*(new OptimalExposure::SensorGainReadNoise(&quot;&amp;ROUND([.H38];0)&amp;&quot;,&quot;&amp;ROUND([.I38];2)&amp;&quot;)));&quot;" office:value-type="string" office:string-value="aSensorGainReadNoiseVector-&gt;push_back(*(new OptimalExposure::SensorGainReadNoise(170,1.79)));" calcext:value-type="string">
            <text:p>aSensorGainReadNoiseVector-&gt;push_back(*(new OptimalExposure::SensorGainReadNoise(170,1.79)));</text:p>
          </table:table-cell>
          <table:table-cell table:formula="of:=&quot;aSensorGainReadNoiseVector-&gt;push_back(*(new OptimalExposure::SensorGainReadNoise(&quot;&amp;ROUND([.H38];0)&amp;&quot;,&quot;&amp;ROUND([.J38];2)&amp;&quot;)));&quot;" office:value-type="string" office:string-value="aSensorGainReadNoiseVector-&gt;push_back(*(new OptimalExposure::SensorGainReadNoise(170,1.11)));" calcext:value-type="string">
            <text:p>aSensorGainReadNoiseVector-&gt;push_back(*(new OptimalExposure::SensorGainReadNoise(170,1.11)));</text:p>
          </table:table-cell>
          <table:table-cell table:formula="of:=&quot;aSensorGainReadNoiseVector-&gt;push_back(*(new OptimalExposure::SensorGainReadNoise(&quot;&amp;ROUND([.H38];0)&amp;&quot;,&quot;&amp;ROUND([.K38];2)&amp;&quot;)));&quot;" office:value-type="string" office:string-value="aSensorGainReadNoiseVector-&gt;push_back(*(new OptimalExposure::SensorGainReadNoise(170,4.71)));" calcext:value-type="string">
            <text:p>aSensorGainReadNoiseVector-&gt;push_back(*(new OptimalExposure::SensorGainReadNoise(170,4.71)));</text:p>
          </table:table-cell>
          <table:table-cell table:formula="of:=&quot;aSensorGainReadNoiseVector-&gt;push_back(*(new OptimalExposure::SensorGainReadNoise(&quot;&amp;ROUND([.H38];0)&amp;&quot;,&quot;&amp;ROUND([.L38];2)&amp;&quot;)));&quot;" office:value-type="string" office:string-value="aSensorGainReadNoiseVector-&gt;push_back(*(new OptimalExposure::SensorGainReadNoise(170,3.91)));" calcext:value-type="string">
            <text:p>aSensorGainReadNoiseVector-&gt;push_back(*(new OptimalExposure::SensorGainReadNoise(170,3.91)));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21.17" calcext:value-type="float">
            <text:p>21.17</text:p>
          </table:table-cell>
          <table:table-cell office:value-type="float" office:value="13.18" calcext:value-type="float">
            <text:p>13.18</text:p>
          </table:table-cell>
          <table:table-cell office:value-type="float" office:value="55.8" calcext:value-type="float">
            <text:p>55.8</text:p>
          </table:table-cell>
          <table:table-cell office:value-type="float" office:value="46.74" calcext:value-type="float">
            <text:p>46.74</text:p>
          </table:table-cell>
          <table:table-cell/>
          <table:table-cell table:formula="of:=[.B39]" office:value-type="float" office:value="175" calcext:value-type="float">
            <text:p>175</text:p>
          </table:table-cell>
          <table:table-cell table:formula="of:=[.C39]/[.$I$1]" office:value-type="float" office:value="1.75161343703459" calcext:value-type="float">
            <text:p>1.75</text:p>
          </table:table-cell>
          <table:table-cell table:formula="of:=[.D39]/[.$I$1]" office:value-type="float" office:value="1.09051795465828" calcext:value-type="float">
            <text:p>1.09</text:p>
          </table:table-cell>
          <table:table-cell table:formula="of:=[.E39]/[.$I$1]" office:value-type="float" office:value="4.61691212973689" calcext:value-type="float">
            <text:p>4.62</text:p>
          </table:table-cell>
          <table:table-cell table:formula="of:=[.F39]/[.$I$1]" office:value-type="float" office:value="3.86728446136025" calcext:value-type="float">
            <text:p>3.87</text:p>
          </table:table-cell>
          <table:table-cell/>
          <table:table-cell table:formula="of:=&quot;aSensorGainReadNoiseVector-&gt;push_back(*(new OptimalExposure::SensorGainReadNoise(&quot;&amp;ROUND([.H39];0)&amp;&quot;,&quot;&amp;ROUND([.I39];2)&amp;&quot;)));&quot;" office:value-type="string" office:string-value="aSensorGainReadNoiseVector-&gt;push_back(*(new OptimalExposure::SensorGainReadNoise(175,1.75)));" calcext:value-type="string">
            <text:p>aSensorGainReadNoiseVector-&gt;push_back(*(new OptimalExposure::SensorGainReadNoise(175,1.75)));</text:p>
          </table:table-cell>
          <table:table-cell table:formula="of:=&quot;aSensorGainReadNoiseVector-&gt;push_back(*(new OptimalExposure::SensorGainReadNoise(&quot;&amp;ROUND([.H39];0)&amp;&quot;,&quot;&amp;ROUND([.J39];2)&amp;&quot;)));&quot;" office:value-type="string" office:string-value="aSensorGainReadNoiseVector-&gt;push_back(*(new OptimalExposure::SensorGainReadNoise(175,1.09)));" calcext:value-type="string">
            <text:p>aSensorGainReadNoiseVector-&gt;push_back(*(new OptimalExposure::SensorGainReadNoise(175,1.09)));</text:p>
          </table:table-cell>
          <table:table-cell table:formula="of:=&quot;aSensorGainReadNoiseVector-&gt;push_back(*(new OptimalExposure::SensorGainReadNoise(&quot;&amp;ROUND([.H39];0)&amp;&quot;,&quot;&amp;ROUND([.K39];2)&amp;&quot;)));&quot;" office:value-type="string" office:string-value="aSensorGainReadNoiseVector-&gt;push_back(*(new OptimalExposure::SensorGainReadNoise(175,4.62)));" calcext:value-type="string">
            <text:p>aSensorGainReadNoiseVector-&gt;push_back(*(new OptimalExposure::SensorGainReadNoise(175,4.62)));</text:p>
          </table:table-cell>
          <table:table-cell table:formula="of:=&quot;aSensorGainReadNoiseVector-&gt;push_back(*(new OptimalExposure::SensorGainReadNoise(&quot;&amp;ROUND([.H39];0)&amp;&quot;,&quot;&amp;ROUND([.L39];2)&amp;&quot;)));&quot;" office:value-type="string" office:string-value="aSensorGainReadNoiseVector-&gt;push_back(*(new OptimalExposure::SensorGainReadNoise(175,3.87)));" calcext:value-type="string">
            <text:p>aSensorGainReadNoiseVector-&gt;push_back(*(new OptimalExposure::SensorGainReadNoise(175,3.87)));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21.08" calcext:value-type="float">
            <text:p>21.08</text:p>
          </table:table-cell>
          <table:table-cell office:value-type="float" office:value="13.14" calcext:value-type="float">
            <text:p>13.14</text:p>
          </table:table-cell>
          <table:table-cell office:value-type="float" office:value="55.25" calcext:value-type="float">
            <text:p>55.25</text:p>
          </table:table-cell>
          <table:table-cell office:value-type="float" office:value="46.24" calcext:value-type="float">
            <text:p>46.24</text:p>
          </table:table-cell>
          <table:table-cell/>
          <table:table-cell table:formula="of:=[.B40]" office:value-type="float" office:value="180" calcext:value-type="float">
            <text:p>180</text:p>
          </table:table-cell>
          <table:table-cell table:formula="of:=[.C40]/[.$I$1]" office:value-type="float" office:value="1.74416680456727" calcext:value-type="float">
            <text:p>1.74</text:p>
          </table:table-cell>
          <table:table-cell table:formula="of:=[.D40]/[.$I$1]" office:value-type="float" office:value="1.08720834022836" calcext:value-type="float">
            <text:p>1.09</text:p>
          </table:table-cell>
          <table:table-cell table:formula="of:=[.E40]/[.$I$1]" office:value-type="float" office:value="4.5714049313255" calcext:value-type="float">
            <text:p>4.57</text:p>
          </table:table-cell>
          <table:table-cell table:formula="of:=[.F40]/[.$I$1]" office:value-type="float" office:value="3.82591428098626" calcext:value-type="float">
            <text:p>3.83</text:p>
          </table:table-cell>
          <table:table-cell/>
          <table:table-cell table:formula="of:=&quot;aSensorGainReadNoiseVector-&gt;push_back(*(new OptimalExposure::SensorGainReadNoise(&quot;&amp;ROUND([.H40];0)&amp;&quot;,&quot;&amp;ROUND([.I40];2)&amp;&quot;)));&quot;" office:value-type="string" office:string-value="aSensorGainReadNoiseVector-&gt;push_back(*(new OptimalExposure::SensorGainReadNoise(180,1.74)));" calcext:value-type="string">
            <text:p>aSensorGainReadNoiseVector-&gt;push_back(*(new OptimalExposure::SensorGainReadNoise(180,1.74)));</text:p>
          </table:table-cell>
          <table:table-cell table:formula="of:=&quot;aSensorGainReadNoiseVector-&gt;push_back(*(new OptimalExposure::SensorGainReadNoise(&quot;&amp;ROUND([.H40];0)&amp;&quot;,&quot;&amp;ROUND([.J40];2)&amp;&quot;)));&quot;" office:value-type="string" office:string-value="aSensorGainReadNoiseVector-&gt;push_back(*(new OptimalExposure::SensorGainReadNoise(180,1.09)));" calcext:value-type="string">
            <text:p>aSensorGainReadNoiseVector-&gt;push_back(*(new OptimalExposure::SensorGainReadNoise(180,1.09)));</text:p>
          </table:table-cell>
          <table:table-cell table:formula="of:=&quot;aSensorGainReadNoiseVector-&gt;push_back(*(new OptimalExposure::SensorGainReadNoise(&quot;&amp;ROUND([.H40];0)&amp;&quot;,&quot;&amp;ROUND([.K40];2)&amp;&quot;)));&quot;" office:value-type="string" office:string-value="aSensorGainReadNoiseVector-&gt;push_back(*(new OptimalExposure::SensorGainReadNoise(180,4.57)));" calcext:value-type="string">
            <text:p>aSensorGainReadNoiseVector-&gt;push_back(*(new OptimalExposure::SensorGainReadNoise(180,4.57)));</text:p>
          </table:table-cell>
          <table:table-cell table:formula="of:=&quot;aSensorGainReadNoiseVector-&gt;push_back(*(new OptimalExposure::SensorGainReadNoise(&quot;&amp;ROUND([.H40];0)&amp;&quot;,&quot;&amp;ROUND([.L40];2)&amp;&quot;)));&quot;" office:value-type="string" office:string-value="aSensorGainReadNoiseVector-&gt;push_back(*(new OptimalExposure::SensorGainReadNoise(180,3.83)));" calcext:value-type="string">
            <text:p>aSensorGainReadNoiseVector-&gt;push_back(*(new OptimalExposure::SensorGainReadNoise(180,3.83)));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20.58" calcext:value-type="float">
            <text:p>20.58</text:p>
          </table:table-cell>
          <table:table-cell office:value-type="float" office:value="13.1" calcext:value-type="float">
            <text:p>13.1</text:p>
          </table:table-cell>
          <table:table-cell office:value-type="float" office:value="53.91" calcext:value-type="float">
            <text:p>53.91</text:p>
          </table:table-cell>
          <table:table-cell office:value-type="float" office:value="45.92" calcext:value-type="float">
            <text:p>45.92</text:p>
          </table:table-cell>
          <table:table-cell/>
          <table:table-cell table:formula="of:=[.B41]" office:value-type="float" office:value="185" calcext:value-type="float">
            <text:p>185</text:p>
          </table:table-cell>
          <table:table-cell table:formula="of:=[.C41]/[.$I$1]" office:value-type="float" office:value="1.70279662419328" calcext:value-type="float">
            <text:p>1.70</text:p>
          </table:table-cell>
          <table:table-cell table:formula="of:=[.D41]/[.$I$1]" office:value-type="float" office:value="1.08389872579844" calcext:value-type="float">
            <text:p>1.08</text:p>
          </table:table-cell>
          <table:table-cell table:formula="of:=[.E41]/[.$I$1]" office:value-type="float" office:value="4.46053284792322" calcext:value-type="float">
            <text:p>4.46</text:p>
          </table:table-cell>
          <table:table-cell table:formula="of:=[.F41]/[.$I$1]" office:value-type="float" office:value="3.79943736554691" calcext:value-type="float">
            <text:p>3.80</text:p>
          </table:table-cell>
          <table:table-cell/>
          <table:table-cell table:formula="of:=&quot;aSensorGainReadNoiseVector-&gt;push_back(*(new OptimalExposure::SensorGainReadNoise(&quot;&amp;ROUND([.H41];0)&amp;&quot;,&quot;&amp;ROUND([.I41];2)&amp;&quot;)));&quot;" office:value-type="string" office:string-value="aSensorGainReadNoiseVector-&gt;push_back(*(new OptimalExposure::SensorGainReadNoise(185,1.7)));" calcext:value-type="string">
            <text:p>aSensorGainReadNoiseVector-&gt;push_back(*(new OptimalExposure::SensorGainReadNoise(185,1.7)));</text:p>
          </table:table-cell>
          <table:table-cell table:formula="of:=&quot;aSensorGainReadNoiseVector-&gt;push_back(*(new OptimalExposure::SensorGainReadNoise(&quot;&amp;ROUND([.H41];0)&amp;&quot;,&quot;&amp;ROUND([.J41];2)&amp;&quot;)));&quot;" office:value-type="string" office:string-value="aSensorGainReadNoiseVector-&gt;push_back(*(new OptimalExposure::SensorGainReadNoise(185,1.08)));" calcext:value-type="string">
            <text:p>aSensorGainReadNoiseVector-&gt;push_back(*(new OptimalExposure::SensorGainReadNoise(185,1.08)));</text:p>
          </table:table-cell>
          <table:table-cell table:formula="of:=&quot;aSensorGainReadNoiseVector-&gt;push_back(*(new OptimalExposure::SensorGainReadNoise(&quot;&amp;ROUND([.H41];0)&amp;&quot;,&quot;&amp;ROUND([.K41];2)&amp;&quot;)));&quot;" office:value-type="string" office:string-value="aSensorGainReadNoiseVector-&gt;push_back(*(new OptimalExposure::SensorGainReadNoise(185,4.46)));" calcext:value-type="string">
            <text:p>aSensorGainReadNoiseVector-&gt;push_back(*(new OptimalExposure::SensorGainReadNoise(185,4.46)));</text:p>
          </table:table-cell>
          <table:table-cell table:formula="of:=&quot;aSensorGainReadNoiseVector-&gt;push_back(*(new OptimalExposure::SensorGainReadNoise(&quot;&amp;ROUND([.H41];0)&amp;&quot;,&quot;&amp;ROUND([.L41];2)&amp;&quot;)));&quot;" office:value-type="string" office:string-value="aSensorGainReadNoiseVector-&gt;push_back(*(new OptimalExposure::SensorGainReadNoise(185,3.8)));" calcext:value-type="string">
            <text:p>aSensorGainReadNoiseVector-&gt;push_back(*(new OptimalExposure::SensorGainReadNoise(185,3.8)));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20.36" calcext:value-type="float">
            <text:p>20.36</text:p>
          </table:table-cell>
          <table:table-cell office:value-type="float" office:value="12.8" calcext:value-type="float">
            <text:p>12.8</text:p>
          </table:table-cell>
          <table:table-cell office:value-type="float" office:value="53.2" calcext:value-type="float">
            <text:p>53.2</text:p>
          </table:table-cell>
          <table:table-cell office:value-type="float" office:value="45.48" calcext:value-type="float">
            <text:p>45.48</text:p>
          </table:table-cell>
          <table:table-cell/>
          <table:table-cell table:formula="of:=[.B42]" office:value-type="float" office:value="190" calcext:value-type="float">
            <text:p>190</text:p>
          </table:table-cell>
          <table:table-cell table:formula="of:=[.C42]/[.$I$1]" office:value-type="float" office:value="1.68459374482873" calcext:value-type="float">
            <text:p>1.68</text:p>
          </table:table-cell>
          <table:table-cell table:formula="of:=[.D42]/[.$I$1]" office:value-type="float" office:value="1.05907661757405" calcext:value-type="float">
            <text:p>1.06</text:p>
          </table:table-cell>
          <table:table-cell table:formula="of:=[.E42]/[.$I$1]" office:value-type="float" office:value="4.40178719179216" calcext:value-type="float">
            <text:p>4.40</text:p>
          </table:table-cell>
          <table:table-cell table:formula="of:=[.F42]/[.$I$1]" office:value-type="float" office:value="3.76303160681781" calcext:value-type="float">
            <text:p>3.76</text:p>
          </table:table-cell>
          <table:table-cell/>
          <table:table-cell table:formula="of:=&quot;aSensorGainReadNoiseVector-&gt;push_back(*(new OptimalExposure::SensorGainReadNoise(&quot;&amp;ROUND([.H42];0)&amp;&quot;,&quot;&amp;ROUND([.I42];2)&amp;&quot;)));&quot;" office:value-type="string" office:string-value="aSensorGainReadNoiseVector-&gt;push_back(*(new OptimalExposure::SensorGainReadNoise(190,1.68)));" calcext:value-type="string">
            <text:p>aSensorGainReadNoiseVector-&gt;push_back(*(new OptimalExposure::SensorGainReadNoise(190,1.68)));</text:p>
          </table:table-cell>
          <table:table-cell table:formula="of:=&quot;aSensorGainReadNoiseVector-&gt;push_back(*(new OptimalExposure::SensorGainReadNoise(&quot;&amp;ROUND([.H42];0)&amp;&quot;,&quot;&amp;ROUND([.J42];2)&amp;&quot;)));&quot;" office:value-type="string" office:string-value="aSensorGainReadNoiseVector-&gt;push_back(*(new OptimalExposure::SensorGainReadNoise(190,1.06)));" calcext:value-type="string">
            <text:p>aSensorGainReadNoiseVector-&gt;push_back(*(new OptimalExposure::SensorGainReadNoise(190,1.06)));</text:p>
          </table:table-cell>
          <table:table-cell table:formula="of:=&quot;aSensorGainReadNoiseVector-&gt;push_back(*(new OptimalExposure::SensorGainReadNoise(&quot;&amp;ROUND([.H42];0)&amp;&quot;,&quot;&amp;ROUND([.K42];2)&amp;&quot;)));&quot;" office:value-type="string" office:string-value="aSensorGainReadNoiseVector-&gt;push_back(*(new OptimalExposure::SensorGainReadNoise(190,4.4)));" calcext:value-type="string">
            <text:p>aSensorGainReadNoiseVector-&gt;push_back(*(new OptimalExposure::SensorGainReadNoise(190,4.4)));</text:p>
          </table:table-cell>
          <table:table-cell table:formula="of:=&quot;aSensorGainReadNoiseVector-&gt;push_back(*(new OptimalExposure::SensorGainReadNoise(&quot;&amp;ROUND([.H42];0)&amp;&quot;,&quot;&amp;ROUND([.L42];2)&amp;&quot;)));&quot;" office:value-type="string" office:string-value="aSensorGainReadNoiseVector-&gt;push_back(*(new OptimalExposure::SensorGainReadNoise(190,3.76)));" calcext:value-type="string">
            <text:p>aSensorGainReadNoiseVector-&gt;push_back(*(new OptimalExposure::SensorGainReadNoise(190,3.76)));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20.23" calcext:value-type="float">
            <text:p>20.23</text:p>
          </table:table-cell>
          <table:table-cell office:value-type="float" office:value="12.83" calcext:value-type="float">
            <text:p>12.83</text:p>
          </table:table-cell>
          <table:table-cell office:value-type="float" office:value="52.21" calcext:value-type="float">
            <text:p>52.21</text:p>
          </table:table-cell>
          <table:table-cell office:value-type="float" office:value="44.43" calcext:value-type="float">
            <text:p>44.43</text:p>
          </table:table-cell>
          <table:table-cell/>
          <table:table-cell table:formula="of:=[.B43]" office:value-type="float" office:value="195" calcext:value-type="float">
            <text:p>195</text:p>
          </table:table-cell>
          <table:table-cell table:formula="of:=[.C43]/[.$I$1]" office:value-type="float" office:value="1.67383749793149" calcext:value-type="float">
            <text:p>1.67</text:p>
          </table:table-cell>
          <table:table-cell table:formula="of:=[.D43]/[.$I$1]" office:value-type="float" office:value="1.06155882839649" calcext:value-type="float">
            <text:p>1.06</text:p>
          </table:table-cell>
          <table:table-cell table:formula="of:=[.E43]/[.$I$1]" office:value-type="float" office:value="4.31987423465166" calcext:value-type="float">
            <text:p>4.32</text:p>
          </table:table-cell>
          <table:table-cell table:formula="of:=[.F43]/[.$I$1]" office:value-type="float" office:value="3.67615422803243" calcext:value-type="float">
            <text:p>3.68</text:p>
          </table:table-cell>
          <table:table-cell/>
          <table:table-cell table:formula="of:=&quot;aSensorGainReadNoiseVector-&gt;push_back(*(new OptimalExposure::SensorGainReadNoise(&quot;&amp;ROUND([.H43];0)&amp;&quot;,&quot;&amp;ROUND([.I43];2)&amp;&quot;)));&quot;" office:value-type="string" office:string-value="aSensorGainReadNoiseVector-&gt;push_back(*(new OptimalExposure::SensorGainReadNoise(195,1.67)));" calcext:value-type="string">
            <text:p>aSensorGainReadNoiseVector-&gt;push_back(*(new OptimalExposure::SensorGainReadNoise(195,1.67)));</text:p>
          </table:table-cell>
          <table:table-cell table:formula="of:=&quot;aSensorGainReadNoiseVector-&gt;push_back(*(new OptimalExposure::SensorGainReadNoise(&quot;&amp;ROUND([.H43];0)&amp;&quot;,&quot;&amp;ROUND([.J43];2)&amp;&quot;)));&quot;" office:value-type="string" office:string-value="aSensorGainReadNoiseVector-&gt;push_back(*(new OptimalExposure::SensorGainReadNoise(195,1.06)));" calcext:value-type="string">
            <text:p>aSensorGainReadNoiseVector-&gt;push_back(*(new OptimalExposure::SensorGainReadNoise(195,1.06)));</text:p>
          </table:table-cell>
          <table:table-cell table:formula="of:=&quot;aSensorGainReadNoiseVector-&gt;push_back(*(new OptimalExposure::SensorGainReadNoise(&quot;&amp;ROUND([.H43];0)&amp;&quot;,&quot;&amp;ROUND([.K43];2)&amp;&quot;)));&quot;" office:value-type="string" office:string-value="aSensorGainReadNoiseVector-&gt;push_back(*(new OptimalExposure::SensorGainReadNoise(195,4.32)));" calcext:value-type="string">
            <text:p>aSensorGainReadNoiseVector-&gt;push_back(*(new OptimalExposure::SensorGainReadNoise(195,4.32)));</text:p>
          </table:table-cell>
          <table:table-cell table:formula="of:=&quot;aSensorGainReadNoiseVector-&gt;push_back(*(new OptimalExposure::SensorGainReadNoise(&quot;&amp;ROUND([.H43];0)&amp;&quot;,&quot;&amp;ROUND([.L43];2)&amp;&quot;)));&quot;" office:value-type="string" office:string-value="aSensorGainReadNoiseVector-&gt;push_back(*(new OptimalExposure::SensorGainReadNoise(195,3.68)));" calcext:value-type="string">
            <text:p>aSensorGainReadNoiseVector-&gt;push_back(*(new OptimalExposure::SensorGainReadNoise(195,3.68)));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9.62" calcext:value-type="float">
            <text:p>19.62</text:p>
          </table:table-cell>
          <table:table-cell office:value-type="float" office:value="12.45" calcext:value-type="float">
            <text:p>12.45</text:p>
          </table:table-cell>
          <table:table-cell office:value-type="float" office:value="50.72" calcext:value-type="float">
            <text:p>50.72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B44]" office:value-type="float" office:value="200" calcext:value-type="float">
            <text:p>200</text:p>
          </table:table-cell>
          <table:table-cell table:formula="of:=[.C44]/[.$I$1]" office:value-type="float" office:value="1.62336587787523" calcext:value-type="float">
            <text:p>1.62</text:p>
          </table:table-cell>
          <table:table-cell table:formula="of:=[.D44]/[.$I$1]" office:value-type="float" office:value="1.03011749131226" calcext:value-type="float">
            <text:p>1.03</text:p>
          </table:table-cell>
          <table:table-cell table:formula="of:=[.E44]/[.$I$1]" office:value-type="float" office:value="4.19659109713718" calcext:value-type="float">
            <text:p>4.20</text:p>
          </table:table-cell>
          <table:table-cell table:formula="of:=[.F44]/[.$I$1]" office:value-type="float" office:value="3.64057587291081" calcext:value-type="float">
            <text:p>3.64</text:p>
          </table:table-cell>
          <table:table-cell/>
          <table:table-cell table:formula="of:=&quot;aSensorGainReadNoiseVector-&gt;push_back(*(new OptimalExposure::SensorGainReadNoise(&quot;&amp;ROUND([.H44];0)&amp;&quot;,&quot;&amp;ROUND([.I44];2)&amp;&quot;)));&quot;" office:value-type="string" office:string-value="aSensorGainReadNoiseVector-&gt;push_back(*(new OptimalExposure::SensorGainReadNoise(200,1.62)));" calcext:value-type="string">
            <text:p>aSensorGainReadNoiseVector-&gt;push_back(*(new OptimalExposure::SensorGainReadNoise(200,1.62)));</text:p>
          </table:table-cell>
          <table:table-cell table:formula="of:=&quot;aSensorGainReadNoiseVector-&gt;push_back(*(new OptimalExposure::SensorGainReadNoise(&quot;&amp;ROUND([.H44];0)&amp;&quot;,&quot;&amp;ROUND([.J44];2)&amp;&quot;)));&quot;" office:value-type="string" office:string-value="aSensorGainReadNoiseVector-&gt;push_back(*(new OptimalExposure::SensorGainReadNoise(200,1.03)));" calcext:value-type="string">
            <text:p>aSensorGainReadNoiseVector-&gt;push_back(*(new OptimalExposure::SensorGainReadNoise(200,1.03)));</text:p>
          </table:table-cell>
          <table:table-cell table:formula="of:=&quot;aSensorGainReadNoiseVector-&gt;push_back(*(new OptimalExposure::SensorGainReadNoise(&quot;&amp;ROUND([.H44];0)&amp;&quot;,&quot;&amp;ROUND([.K44];2)&amp;&quot;)));&quot;" office:value-type="string" office:string-value="aSensorGainReadNoiseVector-&gt;push_back(*(new OptimalExposure::SensorGainReadNoise(200,4.2)));" calcext:value-type="string">
            <text:p>aSensorGainReadNoiseVector-&gt;push_back(*(new OptimalExposure::SensorGainReadNoise(200,4.2)));</text:p>
          </table:table-cell>
          <table:table-cell table:formula="of:=&quot;aSensorGainReadNoiseVector-&gt;push_back(*(new OptimalExposure::SensorGainReadNoise(&quot;&amp;ROUND([.H44];0)&amp;&quot;,&quot;&amp;ROUND([.L44];2)&amp;&quot;)));&quot;" office:value-type="string" office:string-value="aSensorGainReadNoiseVector-&gt;push_back(*(new OptimalExposure::SensorGainReadNoise(200,3.64)));" calcext:value-type="string">
            <text:p>aSensorGainReadNoiseVector-&gt;push_back(*(new OptimalExposure::SensorGainReadNoise(200,3.64)));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19.26" calcext:value-type="float">
            <text:p>19.26</text:p>
          </table:table-cell>
          <table:table-cell office:value-type="float" office:value="12.26" calcext:value-type="float">
            <text:p>12.26</text:p>
          </table:table-cell>
          <table:table-cell office:value-type="float" office:value="49.57" calcext:value-type="float">
            <text:p>49.57</text:p>
          </table:table-cell>
          <table:table-cell office:value-type="float" office:value="43.16" calcext:value-type="float">
            <text:p>43.16</text:p>
          </table:table-cell>
          <table:table-cell/>
          <table:table-cell table:formula="of:=[.B45]" office:value-type="float" office:value="205" calcext:value-type="float">
            <text:p>205</text:p>
          </table:table-cell>
          <table:table-cell table:formula="of:=[.C45]/[.$I$1]" office:value-type="float" office:value="1.59357934800596" calcext:value-type="float">
            <text:p>1.59</text:p>
          </table:table-cell>
          <table:table-cell table:formula="of:=[.D45]/[.$I$1]" office:value-type="float" office:value="1.01439682277015" calcext:value-type="float">
            <text:p>1.01</text:p>
          </table:table-cell>
          <table:table-cell table:formula="of:=[.E45]/[.$I$1]" office:value-type="float" office:value="4.10143968227701" calcext:value-type="float">
            <text:p>4.10</text:p>
          </table:table-cell>
          <table:table-cell table:formula="of:=[.F45]/[.$I$1]" office:value-type="float" office:value="3.57107396988251" calcext:value-type="float">
            <text:p>3.57</text:p>
          </table:table-cell>
          <table:table-cell/>
          <table:table-cell table:formula="of:=&quot;aSensorGainReadNoiseVector-&gt;push_back(*(new OptimalExposure::SensorGainReadNoise(&quot;&amp;ROUND([.H45];0)&amp;&quot;,&quot;&amp;ROUND([.I45];2)&amp;&quot;)));&quot;" office:value-type="string" office:string-value="aSensorGainReadNoiseVector-&gt;push_back(*(new OptimalExposure::SensorGainReadNoise(205,1.59)));" calcext:value-type="string">
            <text:p>aSensorGainReadNoiseVector-&gt;push_back(*(new OptimalExposure::SensorGainReadNoise(205,1.59)));</text:p>
          </table:table-cell>
          <table:table-cell table:formula="of:=&quot;aSensorGainReadNoiseVector-&gt;push_back(*(new OptimalExposure::SensorGainReadNoise(&quot;&amp;ROUND([.H45];0)&amp;&quot;,&quot;&amp;ROUND([.J45];2)&amp;&quot;)));&quot;" office:value-type="string" office:string-value="aSensorGainReadNoiseVector-&gt;push_back(*(new OptimalExposure::SensorGainReadNoise(205,1.01)));" calcext:value-type="string">
            <text:p>aSensorGainReadNoiseVector-&gt;push_back(*(new OptimalExposure::SensorGainReadNoise(205,1.01)));</text:p>
          </table:table-cell>
          <table:table-cell table:formula="of:=&quot;aSensorGainReadNoiseVector-&gt;push_back(*(new OptimalExposure::SensorGainReadNoise(&quot;&amp;ROUND([.H45];0)&amp;&quot;,&quot;&amp;ROUND([.K45];2)&amp;&quot;)));&quot;" office:value-type="string" office:string-value="aSensorGainReadNoiseVector-&gt;push_back(*(new OptimalExposure::SensorGainReadNoise(205,4.1)));" calcext:value-type="string">
            <text:p>aSensorGainReadNoiseVector-&gt;push_back(*(new OptimalExposure::SensorGainReadNoise(205,4.1)));</text:p>
          </table:table-cell>
          <table:table-cell table:formula="of:=&quot;aSensorGainReadNoiseVector-&gt;push_back(*(new OptimalExposure::SensorGainReadNoise(&quot;&amp;ROUND([.H45];0)&amp;&quot;,&quot;&amp;ROUND([.L45];2)&amp;&quot;)));&quot;" office:value-type="string" office:string-value="aSensorGainReadNoiseVector-&gt;push_back(*(new OptimalExposure::SensorGainReadNoise(205,3.57)));" calcext:value-type="string">
            <text:p>aSensorGainReadNoiseVector-&gt;push_back(*(new OptimalExposure::SensorGainReadNoise(205,3.57)));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8.88" calcext:value-type="float">
            <text:p>18.88</text:p>
          </table:table-cell>
          <table:table-cell office:value-type="float" office:value="11.82" calcext:value-type="float">
            <text:p>11.82</text:p>
          </table:table-cell>
          <table:table-cell office:value-type="float" office:value="48.55" calcext:value-type="float">
            <text:p>48.55</text:p>
          </table:table-cell>
          <table:table-cell office:value-type="float" office:value="42.38" calcext:value-type="float">
            <text:p>42.38</text:p>
          </table:table-cell>
          <table:table-cell/>
          <table:table-cell table:formula="of:=[.B46]" office:value-type="float" office:value="210" calcext:value-type="float">
            <text:p>210</text:p>
          </table:table-cell>
          <table:table-cell table:formula="of:=[.C46]/[.$I$1]" office:value-type="float" office:value="1.56213801092173" calcext:value-type="float">
            <text:p>1.56</text:p>
          </table:table-cell>
          <table:table-cell table:formula="of:=[.D46]/[.$I$1]" office:value-type="float" office:value="0.977991064041039" calcext:value-type="float">
            <text:p>0.98</text:p>
          </table:table-cell>
          <table:table-cell table:formula="of:=[.E46]/[.$I$1]" office:value-type="float" office:value="4.01704451431408" calcext:value-type="float">
            <text:p>4.02</text:p>
          </table:table-cell>
          <table:table-cell table:formula="of:=[.F46]/[.$I$1]" office:value-type="float" office:value="3.50653648849909" calcext:value-type="float">
            <text:p>3.51</text:p>
          </table:table-cell>
          <table:table-cell/>
          <table:table-cell table:formula="of:=&quot;aSensorGainReadNoiseVector-&gt;push_back(*(new OptimalExposure::SensorGainReadNoise(&quot;&amp;ROUND([.H46];0)&amp;&quot;,&quot;&amp;ROUND([.I46];2)&amp;&quot;)));&quot;" office:value-type="string" office:string-value="aSensorGainReadNoiseVector-&gt;push_back(*(new OptimalExposure::SensorGainReadNoise(210,1.56)));" calcext:value-type="string">
            <text:p>aSensorGainReadNoiseVector-&gt;push_back(*(new OptimalExposure::SensorGainReadNoise(210,1.56)));</text:p>
          </table:table-cell>
          <table:table-cell table:formula="of:=&quot;aSensorGainReadNoiseVector-&gt;push_back(*(new OptimalExposure::SensorGainReadNoise(&quot;&amp;ROUND([.H46];0)&amp;&quot;,&quot;&amp;ROUND([.J46];2)&amp;&quot;)));&quot;" office:value-type="string" office:string-value="aSensorGainReadNoiseVector-&gt;push_back(*(new OptimalExposure::SensorGainReadNoise(210,0.98)));" calcext:value-type="string">
            <text:p>aSensorGainReadNoiseVector-&gt;push_back(*(new OptimalExposure::SensorGainReadNoise(210,0.98)));</text:p>
          </table:table-cell>
          <table:table-cell table:formula="of:=&quot;aSensorGainReadNoiseVector-&gt;push_back(*(new OptimalExposure::SensorGainReadNoise(&quot;&amp;ROUND([.H46];0)&amp;&quot;,&quot;&amp;ROUND([.K46];2)&amp;&quot;)));&quot;" office:value-type="string" office:string-value="aSensorGainReadNoiseVector-&gt;push_back(*(new OptimalExposure::SensorGainReadNoise(210,4.02)));" calcext:value-type="string">
            <text:p>aSensorGainReadNoiseVector-&gt;push_back(*(new OptimalExposure::SensorGainReadNoise(210,4.02)));</text:p>
          </table:table-cell>
          <table:table-cell table:formula="of:=&quot;aSensorGainReadNoiseVector-&gt;push_back(*(new OptimalExposure::SensorGainReadNoise(&quot;&amp;ROUND([.H46];0)&amp;&quot;,&quot;&amp;ROUND([.L46];2)&amp;&quot;)));&quot;" office:value-type="string" office:string-value="aSensorGainReadNoiseVector-&gt;push_back(*(new OptimalExposure::SensorGainReadNoise(210,3.51)));" calcext:value-type="string">
            <text:p>aSensorGainReadNoiseVector-&gt;push_back(*(new OptimalExposure::SensorGainReadNoise(210,3.51)));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18.51" calcext:value-type="float">
            <text:p>18.51</text:p>
          </table:table-cell>
          <table:table-cell office:value-type="float" office:value="11.98" calcext:value-type="float">
            <text:p>11.98</text:p>
          </table:table-cell>
          <table:table-cell office:value-type="float" office:value="47.68" calcext:value-type="float">
            <text:p>47.68</text:p>
          </table:table-cell>
          <table:table-cell office:value-type="float" office:value="41.61" calcext:value-type="float">
            <text:p>41.61</text:p>
          </table:table-cell>
          <table:table-cell/>
          <table:table-cell table:formula="of:=[.B47]" office:value-type="float" office:value="215" calcext:value-type="float">
            <text:p>215</text:p>
          </table:table-cell>
          <table:table-cell table:formula="of:=[.C47]/[.$I$1]" office:value-type="float" office:value="1.53152407744498" calcext:value-type="float">
            <text:p>1.53</text:p>
          </table:table-cell>
          <table:table-cell table:formula="of:=[.D47]/[.$I$1]" office:value-type="float" office:value="0.991229521760715" calcext:value-type="float">
            <text:p>0.99</text:p>
          </table:table-cell>
          <table:table-cell table:formula="of:=[.E47]/[.$I$1]" office:value-type="float" office:value="3.94506040046335" calcext:value-type="float">
            <text:p>3.95</text:p>
          </table:table-cell>
          <table:table-cell table:formula="of:=[.F47]/[.$I$1]" office:value-type="float" office:value="3.44282641072315" calcext:value-type="float">
            <text:p>3.44</text:p>
          </table:table-cell>
          <table:table-cell/>
          <table:table-cell table:formula="of:=&quot;aSensorGainReadNoiseVector-&gt;push_back(*(new OptimalExposure::SensorGainReadNoise(&quot;&amp;ROUND([.H47];0)&amp;&quot;,&quot;&amp;ROUND([.I47];2)&amp;&quot;)));&quot;" office:value-type="string" office:string-value="aSensorGainReadNoiseVector-&gt;push_back(*(new OptimalExposure::SensorGainReadNoise(215,1.53)));" calcext:value-type="string">
            <text:p>aSensorGainReadNoiseVector-&gt;push_back(*(new OptimalExposure::SensorGainReadNoise(215,1.53)));</text:p>
          </table:table-cell>
          <table:table-cell table:formula="of:=&quot;aSensorGainReadNoiseVector-&gt;push_back(*(new OptimalExposure::SensorGainReadNoise(&quot;&amp;ROUND([.H47];0)&amp;&quot;,&quot;&amp;ROUND([.J47];2)&amp;&quot;)));&quot;" office:value-type="string" office:string-value="aSensorGainReadNoiseVector-&gt;push_back(*(new OptimalExposure::SensorGainReadNoise(215,0.99)));" calcext:value-type="string">
            <text:p>aSensorGainReadNoiseVector-&gt;push_back(*(new OptimalExposure::SensorGainReadNoise(215,0.99)));</text:p>
          </table:table-cell>
          <table:table-cell table:formula="of:=&quot;aSensorGainReadNoiseVector-&gt;push_back(*(new OptimalExposure::SensorGainReadNoise(&quot;&amp;ROUND([.H47];0)&amp;&quot;,&quot;&amp;ROUND([.K47];2)&amp;&quot;)));&quot;" office:value-type="string" office:string-value="aSensorGainReadNoiseVector-&gt;push_back(*(new OptimalExposure::SensorGainReadNoise(215,3.95)));" calcext:value-type="string">
            <text:p>aSensorGainReadNoiseVector-&gt;push_back(*(new OptimalExposure::SensorGainReadNoise(215,3.95)));</text:p>
          </table:table-cell>
          <table:table-cell table:formula="of:=&quot;aSensorGainReadNoiseVector-&gt;push_back(*(new OptimalExposure::SensorGainReadNoise(&quot;&amp;ROUND([.H47];0)&amp;&quot;,&quot;&amp;ROUND([.L47];2)&amp;&quot;)));&quot;" office:value-type="string" office:string-value="aSensorGainReadNoiseVector-&gt;push_back(*(new OptimalExposure::SensorGainReadNoise(215,3.44)));" calcext:value-type="string">
            <text:p>aSensorGainReadNoiseVector-&gt;push_back(*(new OptimalExposure::SensorGainReadNoise(215,3.44)));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17.83" calcext:value-type="float">
            <text:p>17.83</text:p>
          </table:table-cell>
          <table:table-cell office:value-type="float" office:value="11.66" calcext:value-type="float">
            <text:p>11.66</text:p>
          </table:table-cell>
          <table:table-cell office:value-type="float" office:value="45.82" calcext:value-type="float">
            <text:p>45.82</text:p>
          </table:table-cell>
          <table:table-cell office:value-type="float" office:value="40.98" calcext:value-type="float">
            <text:p>40.98</text:p>
          </table:table-cell>
          <table:table-cell/>
          <table:table-cell table:formula="of:=[.B48]" office:value-type="float" office:value="220" calcext:value-type="float">
            <text:p>220</text:p>
          </table:table-cell>
          <table:table-cell table:formula="of:=[.C48]/[.$I$1]" office:value-type="float" office:value="1.47526063213636" calcext:value-type="float">
            <text:p>1.48</text:p>
          </table:table-cell>
          <table:table-cell table:formula="of:=[.D48]/[.$I$1]" office:value-type="float" office:value="0.964752606321363" calcext:value-type="float">
            <text:p>0.96</text:p>
          </table:table-cell>
          <table:table-cell table:formula="of:=[.E48]/[.$I$1]" office:value-type="float" office:value="3.79116332947212" calcext:value-type="float">
            <text:p>3.79</text:p>
          </table:table-cell>
          <table:table-cell table:formula="of:=[.F48]/[.$I$1]" office:value-type="float" office:value="3.39069998345193" calcext:value-type="float">
            <text:p>3.39</text:p>
          </table:table-cell>
          <table:table-cell/>
          <table:table-cell table:formula="of:=&quot;aSensorGainReadNoiseVector-&gt;push_back(*(new OptimalExposure::SensorGainReadNoise(&quot;&amp;ROUND([.H48];0)&amp;&quot;,&quot;&amp;ROUND([.I48];2)&amp;&quot;)));&quot;" office:value-type="string" office:string-value="aSensorGainReadNoiseVector-&gt;push_back(*(new OptimalExposure::SensorGainReadNoise(220,1.48)));" calcext:value-type="string">
            <text:p>aSensorGainReadNoiseVector-&gt;push_back(*(new OptimalExposure::SensorGainReadNoise(220,1.48)));</text:p>
          </table:table-cell>
          <table:table-cell table:formula="of:=&quot;aSensorGainReadNoiseVector-&gt;push_back(*(new OptimalExposure::SensorGainReadNoise(&quot;&amp;ROUND([.H48];0)&amp;&quot;,&quot;&amp;ROUND([.J48];2)&amp;&quot;)));&quot;" office:value-type="string" office:string-value="aSensorGainReadNoiseVector-&gt;push_back(*(new OptimalExposure::SensorGainReadNoise(220,0.96)));" calcext:value-type="string">
            <text:p>aSensorGainReadNoiseVector-&gt;push_back(*(new OptimalExposure::SensorGainReadNoise(220,0.96)));</text:p>
          </table:table-cell>
          <table:table-cell table:formula="of:=&quot;aSensorGainReadNoiseVector-&gt;push_back(*(new OptimalExposure::SensorGainReadNoise(&quot;&amp;ROUND([.H48];0)&amp;&quot;,&quot;&amp;ROUND([.K48];2)&amp;&quot;)));&quot;" office:value-type="string" office:string-value="aSensorGainReadNoiseVector-&gt;push_back(*(new OptimalExposure::SensorGainReadNoise(220,3.79)));" calcext:value-type="string">
            <text:p>aSensorGainReadNoiseVector-&gt;push_back(*(new OptimalExposure::SensorGainReadNoise(220,3.79)));</text:p>
          </table:table-cell>
          <table:table-cell table:formula="of:=&quot;aSensorGainReadNoiseVector-&gt;push_back(*(new OptimalExposure::SensorGainReadNoise(&quot;&amp;ROUND([.H48];0)&amp;&quot;,&quot;&amp;ROUND([.L48];2)&amp;&quot;)));&quot;" office:value-type="string" office:string-value="aSensorGainReadNoiseVector-&gt;push_back(*(new OptimalExposure::SensorGainReadNoise(220,3.39)));" calcext:value-type="string">
            <text:p>aSensorGainReadNoiseVector-&gt;push_back(*(new OptimalExposure::SensorGainReadNoise(220,3.39)));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float" office:value="17.43" calcext:value-type="float">
            <text:p>17.43</text:p>
          </table:table-cell>
          <table:table-cell office:value-type="float" office:value="11.74" calcext:value-type="float">
            <text:p>11.74</text:p>
          </table:table-cell>
          <table:table-cell office:value-type="float" office:value="44.89" calcext:value-type="float">
            <text:p>44.89</text:p>
          </table:table-cell>
          <table:table-cell office:value-type="float" office:value="40.29" calcext:value-type="float">
            <text:p>40.29</text:p>
          </table:table-cell>
          <table:table-cell/>
          <table:table-cell table:formula="of:=[.B49]" office:value-type="float" office:value="225" calcext:value-type="float">
            <text:p>225</text:p>
          </table:table-cell>
          <table:table-cell table:formula="of:=[.C49]/[.$I$1]" office:value-type="float" office:value="1.44216448783717" calcext:value-type="float">
            <text:p>1.44</text:p>
          </table:table-cell>
          <table:table-cell table:formula="of:=[.D49]/[.$I$1]" office:value-type="float" office:value="0.971371835181201" calcext:value-type="float">
            <text:p>0.97</text:p>
          </table:table-cell>
          <table:table-cell table:formula="of:=[.E49]/[.$I$1]" office:value-type="float" office:value="3.7142147939765" calcext:value-type="float">
            <text:p>3.71</text:p>
          </table:table-cell>
          <table:table-cell table:formula="of:=[.F49]/[.$I$1]" office:value-type="float" office:value="3.33360913453583" calcext:value-type="float">
            <text:p>3.33</text:p>
          </table:table-cell>
          <table:table-cell/>
          <table:table-cell table:formula="of:=&quot;aSensorGainReadNoiseVector-&gt;push_back(*(new OptimalExposure::SensorGainReadNoise(&quot;&amp;ROUND([.H49];0)&amp;&quot;,&quot;&amp;ROUND([.I49];2)&amp;&quot;)));&quot;" office:value-type="string" office:string-value="aSensorGainReadNoiseVector-&gt;push_back(*(new OptimalExposure::SensorGainReadNoise(225,1.44)));" calcext:value-type="string">
            <text:p>aSensorGainReadNoiseVector-&gt;push_back(*(new OptimalExposure::SensorGainReadNoise(225,1.44)));</text:p>
          </table:table-cell>
          <table:table-cell table:formula="of:=&quot;aSensorGainReadNoiseVector-&gt;push_back(*(new OptimalExposure::SensorGainReadNoise(&quot;&amp;ROUND([.H49];0)&amp;&quot;,&quot;&amp;ROUND([.J49];2)&amp;&quot;)));&quot;" office:value-type="string" office:string-value="aSensorGainReadNoiseVector-&gt;push_back(*(new OptimalExposure::SensorGainReadNoise(225,0.97)));" calcext:value-type="string">
            <text:p>aSensorGainReadNoiseVector-&gt;push_back(*(new OptimalExposure::SensorGainReadNoise(225,0.97)));</text:p>
          </table:table-cell>
          <table:table-cell table:formula="of:=&quot;aSensorGainReadNoiseVector-&gt;push_back(*(new OptimalExposure::SensorGainReadNoise(&quot;&amp;ROUND([.H49];0)&amp;&quot;,&quot;&amp;ROUND([.K49];2)&amp;&quot;)));&quot;" office:value-type="string" office:string-value="aSensorGainReadNoiseVector-&gt;push_back(*(new OptimalExposure::SensorGainReadNoise(225,3.71)));" calcext:value-type="string">
            <text:p>aSensorGainReadNoiseVector-&gt;push_back(*(new OptimalExposure::SensorGainReadNoise(225,3.71)));</text:p>
          </table:table-cell>
          <table:table-cell table:formula="of:=&quot;aSensorGainReadNoiseVector-&gt;push_back(*(new OptimalExposure::SensorGainReadNoise(&quot;&amp;ROUND([.H49];0)&amp;&quot;,&quot;&amp;ROUND([.L49];2)&amp;&quot;)));&quot;" office:value-type="string" office:string-value="aSensorGainReadNoiseVector-&gt;push_back(*(new OptimalExposure::SensorGainReadNoise(225,3.33)));" calcext:value-type="string">
            <text:p>aSensorGainReadNoiseVector-&gt;push_back(*(new OptimalExposure::SensorGainReadNoise(225,3.33)));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7.09" calcext:value-type="float">
            <text:p>17.09</text:p>
          </table:table-cell>
          <table:table-cell office:value-type="float" office:value="11.12" calcext:value-type="float">
            <text:p>11.12</text:p>
          </table:table-cell>
          <table:table-cell office:value-type="float" office:value="43.3" calcext:value-type="float">
            <text:p>43.3</text:p>
          </table:table-cell>
          <table:table-cell office:value-type="float" office:value="39.25" calcext:value-type="float">
            <text:p>39.25</text:p>
          </table:table-cell>
          <table:table-cell/>
          <table:table-cell table:formula="of:=[.B50]" office:value-type="float" office:value="230" calcext:value-type="float">
            <text:p>230</text:p>
          </table:table-cell>
          <table:table-cell table:formula="of:=[.C50]/[.$I$1]" office:value-type="float" office:value="1.41403276518286" calcext:value-type="float">
            <text:p>1.41</text:p>
          </table:table-cell>
          <table:table-cell table:formula="of:=[.D50]/[.$I$1]" office:value-type="float" office:value="0.920072811517458" calcext:value-type="float">
            <text:p>0.92</text:p>
          </table:table-cell>
          <table:table-cell table:formula="of:=[.E50]/[.$I$1]" office:value-type="float" office:value="3.58265762038722" calcext:value-type="float">
            <text:p>3.58</text:p>
          </table:table-cell>
          <table:table-cell table:formula="of:=[.F50]/[.$I$1]" office:value-type="float" office:value="3.24755915935793" calcext:value-type="float">
            <text:p>3.25</text:p>
          </table:table-cell>
          <table:table-cell/>
          <table:table-cell table:formula="of:=&quot;aSensorGainReadNoiseVector-&gt;push_back(*(new OptimalExposure::SensorGainReadNoise(&quot;&amp;ROUND([.H50];0)&amp;&quot;,&quot;&amp;ROUND([.I50];2)&amp;&quot;)));&quot;" office:value-type="string" office:string-value="aSensorGainReadNoiseVector-&gt;push_back(*(new OptimalExposure::SensorGainReadNoise(230,1.41)));" calcext:value-type="string">
            <text:p>aSensorGainReadNoiseVector-&gt;push_back(*(new OptimalExposure::SensorGainReadNoise(230,1.41)));</text:p>
          </table:table-cell>
          <table:table-cell table:formula="of:=&quot;aSensorGainReadNoiseVector-&gt;push_back(*(new OptimalExposure::SensorGainReadNoise(&quot;&amp;ROUND([.H50];0)&amp;&quot;,&quot;&amp;ROUND([.J50];2)&amp;&quot;)));&quot;" office:value-type="string" office:string-value="aSensorGainReadNoiseVector-&gt;push_back(*(new OptimalExposure::SensorGainReadNoise(230,0.92)));" calcext:value-type="string">
            <text:p>aSensorGainReadNoiseVector-&gt;push_back(*(new OptimalExposure::SensorGainReadNoise(230,0.92)));</text:p>
          </table:table-cell>
          <table:table-cell table:formula="of:=&quot;aSensorGainReadNoiseVector-&gt;push_back(*(new OptimalExposure::SensorGainReadNoise(&quot;&amp;ROUND([.H50];0)&amp;&quot;,&quot;&amp;ROUND([.K50];2)&amp;&quot;)));&quot;" office:value-type="string" office:string-value="aSensorGainReadNoiseVector-&gt;push_back(*(new OptimalExposure::SensorGainReadNoise(230,3.58)));" calcext:value-type="string">
            <text:p>aSensorGainReadNoiseVector-&gt;push_back(*(new OptimalExposure::SensorGainReadNoise(230,3.58)));</text:p>
          </table:table-cell>
          <table:table-cell table:formula="of:=&quot;aSensorGainReadNoiseVector-&gt;push_back(*(new OptimalExposure::SensorGainReadNoise(&quot;&amp;ROUND([.H50];0)&amp;&quot;,&quot;&amp;ROUND([.L50];2)&amp;&quot;)));&quot;" office:value-type="string" office:string-value="aSensorGainReadNoiseVector-&gt;push_back(*(new OptimalExposure::SensorGainReadNoise(230,3.25)));" calcext:value-type="string">
            <text:p>aSensorGainReadNoiseVector-&gt;push_back(*(new OptimalExposure::SensorGainReadNoise(230,3.25)));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16.44" calcext:value-type="float">
            <text:p>16.44</text:p>
          </table:table-cell>
          <table:table-cell office:value-type="float" office:value="11.22" calcext:value-type="float">
            <text:p>11.22</text:p>
          </table:table-cell>
          <table:table-cell office:value-type="float" office:value="42.72" calcext:value-type="float">
            <text:p>42.72</text:p>
          </table:table-cell>
          <table:table-cell office:value-type="float" office:value="38.66" calcext:value-type="float">
            <text:p>38.66</text:p>
          </table:table-cell>
          <table:table-cell/>
          <table:table-cell table:formula="of:=[.B51]" office:value-type="float" office:value="235" calcext:value-type="float">
            <text:p>235</text:p>
          </table:table-cell>
          <table:table-cell table:formula="of:=[.C51]/[.$I$1]" office:value-type="float" office:value="1.36025153069667" calcext:value-type="float">
            <text:p>1.36</text:p>
          </table:table-cell>
          <table:table-cell table:formula="of:=[.D51]/[.$I$1]" office:value-type="float" office:value="0.928346847592255" calcext:value-type="float">
            <text:p>0.93</text:p>
          </table:table-cell>
          <table:table-cell table:formula="of:=[.E51]/[.$I$1]" office:value-type="float" office:value="3.5346682111534" calcext:value-type="float">
            <text:p>3.53</text:p>
          </table:table-cell>
          <table:table-cell table:formula="of:=[.F51]/[.$I$1]" office:value-type="float" office:value="3.19874234651663" calcext:value-type="float">
            <text:p>3.20</text:p>
          </table:table-cell>
          <table:table-cell/>
          <table:table-cell table:formula="of:=&quot;aSensorGainReadNoiseVector-&gt;push_back(*(new OptimalExposure::SensorGainReadNoise(&quot;&amp;ROUND([.H51];0)&amp;&quot;,&quot;&amp;ROUND([.I51];2)&amp;&quot;)));&quot;" office:value-type="string" office:string-value="aSensorGainReadNoiseVector-&gt;push_back(*(new OptimalExposure::SensorGainReadNoise(235,1.36)));" calcext:value-type="string">
            <text:p>aSensorGainReadNoiseVector-&gt;push_back(*(new OptimalExposure::SensorGainReadNoise(235,1.36)));</text:p>
          </table:table-cell>
          <table:table-cell table:formula="of:=&quot;aSensorGainReadNoiseVector-&gt;push_back(*(new OptimalExposure::SensorGainReadNoise(&quot;&amp;ROUND([.H51];0)&amp;&quot;,&quot;&amp;ROUND([.J51];2)&amp;&quot;)));&quot;" office:value-type="string" office:string-value="aSensorGainReadNoiseVector-&gt;push_back(*(new OptimalExposure::SensorGainReadNoise(235,0.93)));" calcext:value-type="string">
            <text:p>aSensorGainReadNoiseVector-&gt;push_back(*(new OptimalExposure::SensorGainReadNoise(235,0.93)));</text:p>
          </table:table-cell>
          <table:table-cell table:formula="of:=&quot;aSensorGainReadNoiseVector-&gt;push_back(*(new OptimalExposure::SensorGainReadNoise(&quot;&amp;ROUND([.H51];0)&amp;&quot;,&quot;&amp;ROUND([.K51];2)&amp;&quot;)));&quot;" office:value-type="string" office:string-value="aSensorGainReadNoiseVector-&gt;push_back(*(new OptimalExposure::SensorGainReadNoise(235,3.53)));" calcext:value-type="string">
            <text:p>aSensorGainReadNoiseVector-&gt;push_back(*(new OptimalExposure::SensorGainReadNoise(235,3.53)));</text:p>
          </table:table-cell>
          <table:table-cell table:formula="of:=&quot;aSensorGainReadNoiseVector-&gt;push_back(*(new OptimalExposure::SensorGainReadNoise(&quot;&amp;ROUND([.H51];0)&amp;&quot;,&quot;&amp;ROUND([.L51];2)&amp;&quot;)));&quot;" office:value-type="string" office:string-value="aSensorGainReadNoiseVector-&gt;push_back(*(new OptimalExposure::SensorGainReadNoise(235,3.2)));" calcext:value-type="string">
            <text:p>aSensorGainReadNoiseVector-&gt;push_back(*(new OptimalExposure::SensorGainReadNoise(235,3.2)));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15.92" calcext:value-type="float">
            <text:p>15.92</text:p>
          </table:table-cell>
          <table:table-cell office:value-type="float" office:value="10.54" calcext:value-type="float">
            <text:p>10.54</text:p>
          </table:table-cell>
          <table:table-cell office:value-type="float" office:value="41.21" calcext:value-type="float">
            <text:p>41.21</text:p>
          </table:table-cell>
          <table:table-cell office:value-type="float" office:value="37.81" calcext:value-type="float">
            <text:p>37.81</text:p>
          </table:table-cell>
          <table:table-cell/>
          <table:table-cell table:formula="of:=[.B52]" office:value-type="float" office:value="240" calcext:value-type="float">
            <text:p>240</text:p>
          </table:table-cell>
          <table:table-cell table:formula="of:=[.C52]/[.$I$1]" office:value-type="float" office:value="1.31722654310773" calcext:value-type="float">
            <text:p>1.32</text:p>
          </table:table-cell>
          <table:table-cell table:formula="of:=[.D52]/[.$I$1]" office:value-type="float" office:value="0.872083402283634" calcext:value-type="float">
            <text:p>0.87</text:p>
          </table:table-cell>
          <table:table-cell table:formula="of:=[.E52]/[.$I$1]" office:value-type="float" office:value="3.40973026642396" calcext:value-type="float">
            <text:p>3.41</text:p>
          </table:table-cell>
          <table:table-cell table:formula="of:=[.F52]/[.$I$1]" office:value-type="float" office:value="3.12841303988085" calcext:value-type="float">
            <text:p>3.13</text:p>
          </table:table-cell>
          <table:table-cell/>
          <table:table-cell table:formula="of:=&quot;aSensorGainReadNoiseVector-&gt;push_back(*(new OptimalExposure::SensorGainReadNoise(&quot;&amp;ROUND([.H52];0)&amp;&quot;,&quot;&amp;ROUND([.I52];2)&amp;&quot;)));&quot;" office:value-type="string" office:string-value="aSensorGainReadNoiseVector-&gt;push_back(*(new OptimalExposure::SensorGainReadNoise(240,1.32)));" calcext:value-type="string">
            <text:p>aSensorGainReadNoiseVector-&gt;push_back(*(new OptimalExposure::SensorGainReadNoise(240,1.32)));</text:p>
          </table:table-cell>
          <table:table-cell table:formula="of:=&quot;aSensorGainReadNoiseVector-&gt;push_back(*(new OptimalExposure::SensorGainReadNoise(&quot;&amp;ROUND([.H52];0)&amp;&quot;,&quot;&amp;ROUND([.J52];2)&amp;&quot;)));&quot;" office:value-type="string" office:string-value="aSensorGainReadNoiseVector-&gt;push_back(*(new OptimalExposure::SensorGainReadNoise(240,0.87)));" calcext:value-type="string">
            <text:p>aSensorGainReadNoiseVector-&gt;push_back(*(new OptimalExposure::SensorGainReadNoise(240,0.87)));</text:p>
          </table:table-cell>
          <table:table-cell table:formula="of:=&quot;aSensorGainReadNoiseVector-&gt;push_back(*(new OptimalExposure::SensorGainReadNoise(&quot;&amp;ROUND([.H52];0)&amp;&quot;,&quot;&amp;ROUND([.K52];2)&amp;&quot;)));&quot;" office:value-type="string" office:string-value="aSensorGainReadNoiseVector-&gt;push_back(*(new OptimalExposure::SensorGainReadNoise(240,3.41)));" calcext:value-type="string">
            <text:p>aSensorGainReadNoiseVector-&gt;push_back(*(new OptimalExposure::SensorGainReadNoise(240,3.41)));</text:p>
          </table:table-cell>
          <table:table-cell table:formula="of:=&quot;aSensorGainReadNoiseVector-&gt;push_back(*(new OptimalExposure::SensorGainReadNoise(&quot;&amp;ROUND([.H52];0)&amp;&quot;,&quot;&amp;ROUND([.L52];2)&amp;&quot;)));&quot;" office:value-type="string" office:string-value="aSensorGainReadNoiseVector-&gt;push_back(*(new OptimalExposure::SensorGainReadNoise(240,3.13)));" calcext:value-type="string">
            <text:p>aSensorGainReadNoiseVector-&gt;push_back(*(new OptimalExposure::SensorGainReadNoise(240,3.13)));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15.23" calcext:value-type="float">
            <text:p>15.23</text:p>
          </table:table-cell>
          <table:table-cell office:value-type="float" office:value="10.54" calcext:value-type="float">
            <text:p>10.54</text:p>
          </table:table-cell>
          <table:table-cell office:value-type="float" office:value="39.38" calcext:value-type="float">
            <text:p>39.38</text:p>
          </table:table-cell>
          <table:table-cell office:value-type="float" office:value="36.58" calcext:value-type="float">
            <text:p>36.58</text:p>
          </table:table-cell>
          <table:table-cell/>
          <table:table-cell table:formula="of:=[.B53]" office:value-type="float" office:value="245" calcext:value-type="float">
            <text:p>245</text:p>
          </table:table-cell>
          <table:table-cell table:formula="of:=[.C53]/[.$I$1]" office:value-type="float" office:value="1.26013569419163" calcext:value-type="float">
            <text:p>1.26</text:p>
          </table:table-cell>
          <table:table-cell table:formula="of:=[.D53]/[.$I$1]" office:value-type="float" office:value="0.872083402283634" calcext:value-type="float">
            <text:p>0.87</text:p>
          </table:table-cell>
          <table:table-cell table:formula="of:=[.E53]/[.$I$1]" office:value-type="float" office:value="3.25831540625517" calcext:value-type="float">
            <text:p>3.26</text:p>
          </table:table-cell>
          <table:table-cell table:formula="of:=[.F53]/[.$I$1]" office:value-type="float" office:value="3.02664239616085" calcext:value-type="float">
            <text:p>3.03</text:p>
          </table:table-cell>
          <table:table-cell/>
          <table:table-cell table:formula="of:=&quot;aSensorGainReadNoiseVector-&gt;push_back(*(new OptimalExposure::SensorGainReadNoise(&quot;&amp;ROUND([.H53];0)&amp;&quot;,&quot;&amp;ROUND([.I53];2)&amp;&quot;)));&quot;" office:value-type="string" office:string-value="aSensorGainReadNoiseVector-&gt;push_back(*(new OptimalExposure::SensorGainReadNoise(245,1.26)));" calcext:value-type="string">
            <text:p>aSensorGainReadNoiseVector-&gt;push_back(*(new OptimalExposure::SensorGainReadNoise(245,1.26)));</text:p>
          </table:table-cell>
          <table:table-cell table:formula="of:=&quot;aSensorGainReadNoiseVector-&gt;push_back(*(new OptimalExposure::SensorGainReadNoise(&quot;&amp;ROUND([.H53];0)&amp;&quot;,&quot;&amp;ROUND([.J53];2)&amp;&quot;)));&quot;" office:value-type="string" office:string-value="aSensorGainReadNoiseVector-&gt;push_back(*(new OptimalExposure::SensorGainReadNoise(245,0.87)));" calcext:value-type="string">
            <text:p>aSensorGainReadNoiseVector-&gt;push_back(*(new OptimalExposure::SensorGainReadNoise(245,0.87)));</text:p>
          </table:table-cell>
          <table:table-cell table:formula="of:=&quot;aSensorGainReadNoiseVector-&gt;push_back(*(new OptimalExposure::SensorGainReadNoise(&quot;&amp;ROUND([.H53];0)&amp;&quot;,&quot;&amp;ROUND([.K53];2)&amp;&quot;)));&quot;" office:value-type="string" office:string-value="aSensorGainReadNoiseVector-&gt;push_back(*(new OptimalExposure::SensorGainReadNoise(245,3.26)));" calcext:value-type="string">
            <text:p>aSensorGainReadNoiseVector-&gt;push_back(*(new OptimalExposure::SensorGainReadNoise(245,3.26)));</text:p>
          </table:table-cell>
          <table:table-cell table:formula="of:=&quot;aSensorGainReadNoiseVector-&gt;push_back(*(new OptimalExposure::SensorGainReadNoise(&quot;&amp;ROUND([.H53];0)&amp;&quot;,&quot;&amp;ROUND([.L53];2)&amp;&quot;)));&quot;" office:value-type="string" office:string-value="aSensorGainReadNoiseVector-&gt;push_back(*(new OptimalExposure::SensorGainReadNoise(245,3.03)));" calcext:value-type="string">
            <text:p>aSensorGainReadNoiseVector-&gt;push_back(*(new OptimalExposure::SensorGainReadNoise(245,3.03)));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4.19" calcext:value-type="float">
            <text:p>14.19</text:p>
          </table:table-cell>
          <table:table-cell office:value-type="float" office:value="9.69" calcext:value-type="float">
            <text:p>9.69</text:p>
          </table:table-cell>
          <table:table-cell office:value-type="float" office:value="38" calcext:value-type="float">
            <text:p>38</text:p>
          </table:table-cell>
          <table:table-cell office:value-type="float" office:value="36.08" calcext:value-type="float">
            <text:p>36.08</text:p>
          </table:table-cell>
          <table:table-cell/>
          <table:table-cell table:formula="of:=[.B54]" office:value-type="float" office:value="250" calcext:value-type="float">
            <text:p>250</text:p>
          </table:table-cell>
          <table:table-cell table:formula="of:=[.C54]/[.$I$1]" office:value-type="float" office:value="1.17408571901373" calcext:value-type="float">
            <text:p>1.17</text:p>
          </table:table-cell>
          <table:table-cell table:formula="of:=[.D54]/[.$I$1]" office:value-type="float" office:value="0.801754095647857" calcext:value-type="float">
            <text:p>0.80</text:p>
          </table:table-cell>
          <table:table-cell table:formula="of:=[.E54]/[.$I$1]" office:value-type="float" office:value="3.14413370842297" calcext:value-type="float">
            <text:p>3.14</text:p>
          </table:table-cell>
          <table:table-cell table:formula="of:=[.F54]/[.$I$1]" office:value-type="float" office:value="2.98527221578686" calcext:value-type="float">
            <text:p>2.99</text:p>
          </table:table-cell>
          <table:table-cell/>
          <table:table-cell table:formula="of:=&quot;aSensorGainReadNoiseVector-&gt;push_back(*(new OptimalExposure::SensorGainReadNoise(&quot;&amp;ROUND([.H54];0)&amp;&quot;,&quot;&amp;ROUND([.I54];2)&amp;&quot;)));&quot;" office:value-type="string" office:string-value="aSensorGainReadNoiseVector-&gt;push_back(*(new OptimalExposure::SensorGainReadNoise(250,1.17)));" calcext:value-type="string">
            <text:p>aSensorGainReadNoiseVector-&gt;push_back(*(new OptimalExposure::SensorGainReadNoise(250,1.17)));</text:p>
          </table:table-cell>
          <table:table-cell table:formula="of:=&quot;aSensorGainReadNoiseVector-&gt;push_back(*(new OptimalExposure::SensorGainReadNoise(&quot;&amp;ROUND([.H54];0)&amp;&quot;,&quot;&amp;ROUND([.J54];2)&amp;&quot;)));&quot;" office:value-type="string" office:string-value="aSensorGainReadNoiseVector-&gt;push_back(*(new OptimalExposure::SensorGainReadNoise(250,0.8)));" calcext:value-type="string">
            <text:p>aSensorGainReadNoiseVector-&gt;push_back(*(new OptimalExposure::SensorGainReadNoise(250,0.8)));</text:p>
          </table:table-cell>
          <table:table-cell table:formula="of:=&quot;aSensorGainReadNoiseVector-&gt;push_back(*(new OptimalExposure::SensorGainReadNoise(&quot;&amp;ROUND([.H54];0)&amp;&quot;,&quot;&amp;ROUND([.K54];2)&amp;&quot;)));&quot;" office:value-type="string" office:string-value="aSensorGainReadNoiseVector-&gt;push_back(*(new OptimalExposure::SensorGainReadNoise(250,3.14)));" calcext:value-type="string">
            <text:p>aSensorGainReadNoiseVector-&gt;push_back(*(new OptimalExposure::SensorGainReadNoise(250,3.14)));</text:p>
          </table:table-cell>
          <table:table-cell table:formula="of:=&quot;aSensorGainReadNoiseVector-&gt;push_back(*(new OptimalExposure::SensorGainReadNoise(&quot;&amp;ROUND([.H54];0)&amp;&quot;,&quot;&amp;ROUND([.L54];2)&amp;&quot;)));&quot;" office:value-type="string" office:string-value="aSensorGainReadNoiseVector-&gt;push_back(*(new OptimalExposure::SensorGainReadNoise(250,2.99)));" calcext:value-type="string">
            <text:p>aSensorGainReadNoiseVector-&gt;push_back(*(new OptimalExposure::SensorGainReadNoise(250,2.99)));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13.59" calcext:value-type="float">
            <text:p>13.59</text:p>
          </table:table-cell>
          <table:table-cell office:value-type="float" office:value="9.57" calcext:value-type="float">
            <text:p>9.57</text:p>
          </table:table-cell>
          <table:table-cell office:value-type="float" office:value="36.77" calcext:value-type="float">
            <text:p>36.77</text:p>
          </table:table-cell>
          <table:table-cell office:value-type="float" office:value="34.72" calcext:value-type="float">
            <text:p>34.72</text:p>
          </table:table-cell>
          <table:table-cell/>
          <table:table-cell table:formula="of:=[.B55]" office:value-type="float" office:value="255" calcext:value-type="float">
            <text:p>255</text:p>
          </table:table-cell>
          <table:table-cell table:formula="of:=[.C55]/[.$I$1]" office:value-type="float" office:value="1.12444150256495" calcext:value-type="float">
            <text:p>1.12</text:p>
          </table:table-cell>
          <table:table-cell table:formula="of:=[.D55]/[.$I$1]" office:value-type="float" office:value="0.7918252523581" calcext:value-type="float">
            <text:p>0.79</text:p>
          </table:table-cell>
          <table:table-cell table:formula="of:=[.E55]/[.$I$1]" office:value-type="float" office:value="3.04236306470296" calcext:value-type="float">
            <text:p>3.04</text:p>
          </table:table-cell>
          <table:table-cell table:formula="of:=[.F55]/[.$I$1]" office:value-type="float" office:value="2.87274532516962" calcext:value-type="float">
            <text:p>2.87</text:p>
          </table:table-cell>
          <table:table-cell/>
          <table:table-cell table:formula="of:=&quot;aSensorGainReadNoiseVector-&gt;push_back(*(new OptimalExposure::SensorGainReadNoise(&quot;&amp;ROUND([.H55];0)&amp;&quot;,&quot;&amp;ROUND([.I55];2)&amp;&quot;)));&quot;" office:value-type="string" office:string-value="aSensorGainReadNoiseVector-&gt;push_back(*(new OptimalExposure::SensorGainReadNoise(255,1.12)));" calcext:value-type="string">
            <text:p>aSensorGainReadNoiseVector-&gt;push_back(*(new OptimalExposure::SensorGainReadNoise(255,1.12)));</text:p>
          </table:table-cell>
          <table:table-cell table:formula="of:=&quot;aSensorGainReadNoiseVector-&gt;push_back(*(new OptimalExposure::SensorGainReadNoise(&quot;&amp;ROUND([.H55];0)&amp;&quot;,&quot;&amp;ROUND([.J55];2)&amp;&quot;)));&quot;" office:value-type="string" office:string-value="aSensorGainReadNoiseVector-&gt;push_back(*(new OptimalExposure::SensorGainReadNoise(255,0.79)));" calcext:value-type="string">
            <text:p>aSensorGainReadNoiseVector-&gt;push_back(*(new OptimalExposure::SensorGainReadNoise(255,0.79)));</text:p>
          </table:table-cell>
          <table:table-cell table:formula="of:=&quot;aSensorGainReadNoiseVector-&gt;push_back(*(new OptimalExposure::SensorGainReadNoise(&quot;&amp;ROUND([.H55];0)&amp;&quot;,&quot;&amp;ROUND([.K55];2)&amp;&quot;)));&quot;" office:value-type="string" office:string-value="aSensorGainReadNoiseVector-&gt;push_back(*(new OptimalExposure::SensorGainReadNoise(255,3.04)));" calcext:value-type="string">
            <text:p>aSensorGainReadNoiseVector-&gt;push_back(*(new OptimalExposure::SensorGainReadNoise(255,3.04)));</text:p>
          </table:table-cell>
          <table:table-cell table:formula="of:=&quot;aSensorGainReadNoiseVector-&gt;push_back(*(new OptimalExposure::SensorGainReadNoise(&quot;&amp;ROUND([.H55];0)&amp;&quot;,&quot;&amp;ROUND([.L55];2)&amp;&quot;)));&quot;" office:value-type="string" office:string-value="aSensorGainReadNoiseVector-&gt;push_back(*(new OptimalExposure::SensorGainReadNoise(255,2.87)));" calcext:value-type="string">
            <text:p>aSensorGainReadNoiseVector-&gt;push_back(*(new OptimalExposure::SensorGainReadNoise(255,2.87)));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12.5" calcext:value-type="float">
            <text:p>12.50</text:p>
          </table:table-cell>
          <table:table-cell office:value-type="float" office:value="9.69" calcext:value-type="float">
            <text:p>9.69</text:p>
          </table:table-cell>
          <table:table-cell office:value-type="float" office:value="34.72" calcext:value-type="float">
            <text:p>34.72</text:p>
          </table:table-cell>
          <table:table-cell office:value-type="float" office:value="33.47" calcext:value-type="float">
            <text:p>33.47</text:p>
          </table:table-cell>
          <table:table-cell/>
          <table:table-cell table:formula="of:=[.B56]" office:value-type="float" office:value="260" calcext:value-type="float">
            <text:p>260</text:p>
          </table:table-cell>
          <table:table-cell table:formula="of:=[.C56]/[.$I$1]" office:value-type="float" office:value="1.03425450934966" calcext:value-type="float">
            <text:p>1.03</text:p>
          </table:table-cell>
          <table:table-cell table:formula="of:=[.D56]/[.$I$1]" office:value-type="float" office:value="0.801754095647857" calcext:value-type="float">
            <text:p>0.80</text:p>
          </table:table-cell>
          <table:table-cell table:formula="of:=[.E56]/[.$I$1]" office:value-type="float" office:value="2.87274532516962" calcext:value-type="float">
            <text:p>2.87</text:p>
          </table:table-cell>
          <table:table-cell table:formula="of:=[.F56]/[.$I$1]" office:value-type="float" office:value="2.76931987423465" calcext:value-type="float">
            <text:p>2.77</text:p>
          </table:table-cell>
          <table:table-cell/>
          <table:table-cell table:formula="of:=&quot;aSensorGainReadNoiseVector-&gt;push_back(*(new OptimalExposure::SensorGainReadNoise(&quot;&amp;ROUND([.H56];0)&amp;&quot;,&quot;&amp;ROUND([.I56];2)&amp;&quot;)));&quot;" office:value-type="string" office:string-value="aSensorGainReadNoiseVector-&gt;push_back(*(new OptimalExposure::SensorGainReadNoise(260,1.03)));" calcext:value-type="string">
            <text:p>aSensorGainReadNoiseVector-&gt;push_back(*(new OptimalExposure::SensorGainReadNoise(260,1.03)));</text:p>
          </table:table-cell>
          <table:table-cell table:formula="of:=&quot;aSensorGainReadNoiseVector-&gt;push_back(*(new OptimalExposure::SensorGainReadNoise(&quot;&amp;ROUND([.H56];0)&amp;&quot;,&quot;&amp;ROUND([.J56];2)&amp;&quot;)));&quot;" office:value-type="string" office:string-value="aSensorGainReadNoiseVector-&gt;push_back(*(new OptimalExposure::SensorGainReadNoise(260,0.8)));" calcext:value-type="string">
            <text:p>aSensorGainReadNoiseVector-&gt;push_back(*(new OptimalExposure::SensorGainReadNoise(260,0.8)));</text:p>
          </table:table-cell>
          <table:table-cell table:formula="of:=&quot;aSensorGainReadNoiseVector-&gt;push_back(*(new OptimalExposure::SensorGainReadNoise(&quot;&amp;ROUND([.H56];0)&amp;&quot;,&quot;&amp;ROUND([.K56];2)&amp;&quot;)));&quot;" office:value-type="string" office:string-value="aSensorGainReadNoiseVector-&gt;push_back(*(new OptimalExposure::SensorGainReadNoise(260,2.87)));" calcext:value-type="string">
            <text:p>aSensorGainReadNoiseVector-&gt;push_back(*(new OptimalExposure::SensorGainReadNoise(260,2.87)));</text:p>
          </table:table-cell>
          <table:table-cell table:formula="of:=&quot;aSensorGainReadNoiseVector-&gt;push_back(*(new OptimalExposure::SensorGainReadNoise(&quot;&amp;ROUND([.H56];0)&amp;&quot;,&quot;&amp;ROUND([.L56];2)&amp;&quot;)));&quot;" office:value-type="string" office:string-value="aSensorGainReadNoiseVector-&gt;push_back(*(new OptimalExposure::SensorGainReadNoise(260,2.77)));" calcext:value-type="string">
            <text:p>aSensorGainReadNoiseVector-&gt;push_back(*(new OptimalExposure::SensorGainReadNoise(260,2.77)));</text:p>
          </table:table-cell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float" office:value="11.13" calcext:value-type="float">
            <text:p>11.13</text:p>
          </table:table-cell>
          <table:table-cell office:value-type="float" office:value="8.5" calcext:value-type="float">
            <text:p>8.5</text:p>
          </table:table-cell>
          <table:table-cell office:value-type="float" office:value="33.8" calcext:value-type="float">
            <text:p>33.8</text:p>
          </table:table-cell>
          <table:table-cell office:value-type="float" office:value="32.84" calcext:value-type="float">
            <text:p>32.84</text:p>
          </table:table-cell>
          <table:table-cell/>
          <table:table-cell table:formula="of:=[.B57]" office:value-type="float" office:value="265" calcext:value-type="float">
            <text:p>265</text:p>
          </table:table-cell>
          <table:table-cell table:formula="of:=[.C57]/[.$I$1]" office:value-type="float" office:value="0.920900215124938" calcext:value-type="float">
            <text:p>0.92</text:p>
          </table:table-cell>
          <table:table-cell table:formula="of:=[.D57]/[.$I$1]" office:value-type="float" office:value="0.703293066357769" calcext:value-type="float">
            <text:p>0.70</text:p>
          </table:table-cell>
          <table:table-cell table:formula="of:=[.E57]/[.$I$1]" office:value-type="float" office:value="2.79662419328148" calcext:value-type="float">
            <text:p>2.80</text:p>
          </table:table-cell>
          <table:table-cell table:formula="of:=[.F57]/[.$I$1]" office:value-type="float" office:value="2.71719344696343" calcext:value-type="float">
            <text:p>2.72</text:p>
          </table:table-cell>
          <table:table-cell/>
          <table:table-cell table:formula="of:=&quot;aSensorGainReadNoiseVector-&gt;push_back(*(new OptimalExposure::SensorGainReadNoise(&quot;&amp;ROUND([.H57];0)&amp;&quot;,&quot;&amp;ROUND([.I57];2)&amp;&quot;)));&quot;" office:value-type="string" office:string-value="aSensorGainReadNoiseVector-&gt;push_back(*(new OptimalExposure::SensorGainReadNoise(265,0.92)));" calcext:value-type="string">
            <text:p>aSensorGainReadNoiseVector-&gt;push_back(*(new OptimalExposure::SensorGainReadNoise(265,0.92)));</text:p>
          </table:table-cell>
          <table:table-cell table:formula="of:=&quot;aSensorGainReadNoiseVector-&gt;push_back(*(new OptimalExposure::SensorGainReadNoise(&quot;&amp;ROUND([.H57];0)&amp;&quot;,&quot;&amp;ROUND([.J57];2)&amp;&quot;)));&quot;" office:value-type="string" office:string-value="aSensorGainReadNoiseVector-&gt;push_back(*(new OptimalExposure::SensorGainReadNoise(265,0.7)));" calcext:value-type="string">
            <text:p>aSensorGainReadNoiseVector-&gt;push_back(*(new OptimalExposure::SensorGainReadNoise(265,0.7)));</text:p>
          </table:table-cell>
          <table:table-cell table:formula="of:=&quot;aSensorGainReadNoiseVector-&gt;push_back(*(new OptimalExposure::SensorGainReadNoise(&quot;&amp;ROUND([.H57];0)&amp;&quot;,&quot;&amp;ROUND([.K57];2)&amp;&quot;)));&quot;" office:value-type="string" office:string-value="aSensorGainReadNoiseVector-&gt;push_back(*(new OptimalExposure::SensorGainReadNoise(265,2.8)));" calcext:value-type="string">
            <text:p>aSensorGainReadNoiseVector-&gt;push_back(*(new OptimalExposure::SensorGainReadNoise(265,2.8)));</text:p>
          </table:table-cell>
          <table:table-cell table:formula="of:=&quot;aSensorGainReadNoiseVector-&gt;push_back(*(new OptimalExposure::SensorGainReadNoise(&quot;&amp;ROUND([.H57];0)&amp;&quot;,&quot;&amp;ROUND([.L57];2)&amp;&quot;)));&quot;" office:value-type="string" office:string-value="aSensorGainReadNoiseVector-&gt;push_back(*(new OptimalExposure::SensorGainReadNoise(265,2.72)));" calcext:value-type="string">
            <text:p>aSensorGainReadNoiseVector-&gt;push_back(*(new OptimalExposure::SensorGainReadNoise(265,2.72)));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9.51" calcext:value-type="float">
            <text:p>9.51</text:p>
          </table:table-cell>
          <table:table-cell office:value-type="float" office:value="8.55" calcext:value-type="float">
            <text:p>8.55</text:p>
          </table:table-cell>
          <table:table-cell office:value-type="float" office:value="31.62" calcext:value-type="float">
            <text:p>31.62</text:p>
          </table:table-cell>
          <table:table-cell office:value-type="float" office:value="31.16" calcext:value-type="float">
            <text:p>31.16</text:p>
          </table:table-cell>
          <table:table-cell/>
          <table:table-cell table:formula="of:=[.B58]" office:value-type="float" office:value="270" calcext:value-type="float">
            <text:p>270</text:p>
          </table:table-cell>
          <table:table-cell table:formula="of:=[.C58]/[.$I$1]" office:value-type="float" office:value="0.786860830713222" calcext:value-type="float">
            <text:p>0.79</text:p>
          </table:table-cell>
          <table:table-cell table:formula="of:=[.D58]/[.$I$1]" office:value-type="float" office:value="0.707430084395168" calcext:value-type="float">
            <text:p>0.71</text:p>
          </table:table-cell>
          <table:table-cell table:formula="of:=[.E58]/[.$I$1]" office:value-type="float" office:value="2.6162502068509" calcext:value-type="float">
            <text:p>2.62</text:p>
          </table:table-cell>
          <table:table-cell table:formula="of:=[.F58]/[.$I$1]" office:value-type="float" office:value="2.57818964090683" calcext:value-type="float">
            <text:p>2.58</text:p>
          </table:table-cell>
          <table:table-cell/>
          <table:table-cell table:formula="of:=&quot;aSensorGainReadNoiseVector-&gt;push_back(*(new OptimalExposure::SensorGainReadNoise(&quot;&amp;ROUND([.H58];0)&amp;&quot;,&quot;&amp;ROUND([.I58];2)&amp;&quot;)));&quot;" office:value-type="string" office:string-value="aSensorGainReadNoiseVector-&gt;push_back(*(new OptimalExposure::SensorGainReadNoise(270,0.79)));" calcext:value-type="string">
            <text:p>aSensorGainReadNoiseVector-&gt;push_back(*(new OptimalExposure::SensorGainReadNoise(270,0.79)));</text:p>
          </table:table-cell>
          <table:table-cell table:formula="of:=&quot;aSensorGainReadNoiseVector-&gt;push_back(*(new OptimalExposure::SensorGainReadNoise(&quot;&amp;ROUND([.H58];0)&amp;&quot;,&quot;&amp;ROUND([.J58];2)&amp;&quot;)));&quot;" office:value-type="string" office:string-value="aSensorGainReadNoiseVector-&gt;push_back(*(new OptimalExposure::SensorGainReadNoise(270,0.71)));" calcext:value-type="string">
            <text:p>aSensorGainReadNoiseVector-&gt;push_back(*(new OptimalExposure::SensorGainReadNoise(270,0.71)));</text:p>
          </table:table-cell>
          <table:table-cell table:formula="of:=&quot;aSensorGainReadNoiseVector-&gt;push_back(*(new OptimalExposure::SensorGainReadNoise(&quot;&amp;ROUND([.H58];0)&amp;&quot;,&quot;&amp;ROUND([.K58];2)&amp;&quot;)));&quot;" office:value-type="string" office:string-value="aSensorGainReadNoiseVector-&gt;push_back(*(new OptimalExposure::SensorGainReadNoise(270,2.62)));" calcext:value-type="string">
            <text:p>aSensorGainReadNoiseVector-&gt;push_back(*(new OptimalExposure::SensorGainReadNoise(270,2.62)));</text:p>
          </table:table-cell>
          <table:table-cell table:formula="of:=&quot;aSensorGainReadNoiseVector-&gt;push_back(*(new OptimalExposure::SensorGainReadNoise(&quot;&amp;ROUND([.H58];0)&amp;&quot;,&quot;&amp;ROUND([.L58];2)&amp;&quot;)));&quot;" office:value-type="string" office:string-value="aSensorGainReadNoiseVector-&gt;push_back(*(new OptimalExposure::SensorGainReadNoise(270,2.58)));" calcext:value-type="string">
            <text:p>aSensorGainReadNoiseVector-&gt;push_back(*(new OptimalExposure::SensorGainReadNoise(270,2.58)));</text:p>
          </table:table-cell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office:value-type="float" office:value="7.5" calcext:value-type="float">
            <text:p>7.50</text:p>
          </table:table-cell>
          <table:table-cell office:value-type="float" office:value="8.47" calcext:value-type="float">
            <text:p>8.47</text:p>
          </table:table-cell>
          <table:table-cell office:value-type="float" office:value="30.17" calcext:value-type="float">
            <text:p>30.17</text:p>
          </table:table-cell>
          <table:table-cell office:value-type="float" office:value="30.16" calcext:value-type="float">
            <text:p>30.16</text:p>
          </table:table-cell>
          <table:table-cell/>
          <table:table-cell table:formula="of:=[.B59]" office:value-type="float" office:value="275" calcext:value-type="float">
            <text:p>275</text:p>
          </table:table-cell>
          <table:table-cell table:formula="of:=[.C59]/[.$I$1]" office:value-type="float" office:value="0.620552705609796" calcext:value-type="float">
            <text:p>0.62</text:p>
          </table:table-cell>
          <table:table-cell table:formula="of:=[.D59]/[.$I$1]" office:value-type="float" office:value="0.70081085553533" calcext:value-type="float">
            <text:p>0.70</text:p>
          </table:table-cell>
          <table:table-cell table:formula="of:=[.E59]/[.$I$1]" office:value-type="float" office:value="2.49627668376634" calcext:value-type="float">
            <text:p>2.50</text:p>
          </table:table-cell>
          <table:table-cell table:formula="of:=[.F59]/[.$I$1]" office:value-type="float" office:value="2.49544928015886" calcext:value-type="float">
            <text:p>2.50</text:p>
          </table:table-cell>
          <table:table-cell/>
          <table:table-cell table:formula="of:=&quot;aSensorGainReadNoiseVector-&gt;push_back(*(new OptimalExposure::SensorGainReadNoise(&quot;&amp;ROUND([.H59];0)&amp;&quot;,&quot;&amp;ROUND([.I59];2)&amp;&quot;)));&quot;" office:value-type="string" office:string-value="aSensorGainReadNoiseVector-&gt;push_back(*(new OptimalExposure::SensorGainReadNoise(275,0.62)));" calcext:value-type="string">
            <text:p>aSensorGainReadNoiseVector-&gt;push_back(*(new OptimalExposure::SensorGainReadNoise(275,0.62)));</text:p>
          </table:table-cell>
          <table:table-cell table:formula="of:=&quot;aSensorGainReadNoiseVector-&gt;push_back(*(new OptimalExposure::SensorGainReadNoise(&quot;&amp;ROUND([.H59];0)&amp;&quot;,&quot;&amp;ROUND([.J59];2)&amp;&quot;)));&quot;" office:value-type="string" office:string-value="aSensorGainReadNoiseVector-&gt;push_back(*(new OptimalExposure::SensorGainReadNoise(275,0.7)));" calcext:value-type="string">
            <text:p>aSensorGainReadNoiseVector-&gt;push_back(*(new OptimalExposure::SensorGainReadNoise(275,0.7)));</text:p>
          </table:table-cell>
          <table:table-cell table:formula="of:=&quot;aSensorGainReadNoiseVector-&gt;push_back(*(new OptimalExposure::SensorGainReadNoise(&quot;&amp;ROUND([.H59];0)&amp;&quot;,&quot;&amp;ROUND([.K59];2)&amp;&quot;)));&quot;" office:value-type="string" office:string-value="aSensorGainReadNoiseVector-&gt;push_back(*(new OptimalExposure::SensorGainReadNoise(275,2.5)));" calcext:value-type="string">
            <text:p>aSensorGainReadNoiseVector-&gt;push_back(*(new OptimalExposure::SensorGainReadNoise(275,2.5)));</text:p>
          </table:table-cell>
          <table:table-cell table:formula="of:=&quot;aSensorGainReadNoiseVector-&gt;push_back(*(new OptimalExposure::SensorGainReadNoise(&quot;&amp;ROUND([.H59];0)&amp;&quot;,&quot;&amp;ROUND([.L59];2)&amp;&quot;)));&quot;" office:value-type="string" office:string-value="aSensorGainReadNoiseVector-&gt;push_back(*(new OptimalExposure::SensorGainReadNoise(275,2.5)));" calcext:value-type="string">
            <text:p>aSensorGainReadNoiseVector-&gt;push_back(*(new OptimalExposure::SensorGainReadNoise(275,2.5)));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7.28" calcext:value-type="float">
            <text:p>7.28</text:p>
          </table:table-cell>
          <table:table-cell office:value-type="float" office:value="8.38" calcext:value-type="float">
            <text:p>8.38</text:p>
          </table:table-cell>
          <table:table-cell office:value-type="float" office:value="28.31" calcext:value-type="float">
            <text:p>28.31</text:p>
          </table:table-cell>
          <table:table-cell office:value-type="float" office:value="28.67" calcext:value-type="float">
            <text:p>28.67</text:p>
          </table:table-cell>
          <table:table-cell/>
          <table:table-cell table:formula="of:=[.B60]" office:value-type="float" office:value="280" calcext:value-type="float">
            <text:p>280</text:p>
          </table:table-cell>
          <table:table-cell table:formula="of:=[.C60]/[.$I$1]" office:value-type="float" office:value="0.602349826245242" calcext:value-type="float">
            <text:p>0.60</text:p>
          </table:table-cell>
          <table:table-cell table:formula="of:=[.D60]/[.$I$1]" office:value-type="float" office:value="0.693364223068013" calcext:value-type="float">
            <text:p>0.69</text:p>
          </table:table-cell>
          <table:table-cell table:formula="of:=[.E60]/[.$I$1]" office:value-type="float" office:value="2.34237961277511" calcext:value-type="float">
            <text:p>2.34</text:p>
          </table:table-cell>
          <table:table-cell table:formula="of:=[.F60]/[.$I$1]" office:value-type="float" office:value="2.37216614264438" calcext:value-type="float">
            <text:p>2.37</text:p>
          </table:table-cell>
          <table:table-cell/>
          <table:table-cell table:formula="of:=&quot;aSensorGainReadNoiseVector-&gt;push_back(*(new OptimalExposure::SensorGainReadNoise(&quot;&amp;ROUND([.H60];0)&amp;&quot;,&quot;&amp;ROUND([.I60];2)&amp;&quot;)));&quot;" office:value-type="string" office:string-value="aSensorGainReadNoiseVector-&gt;push_back(*(new OptimalExposure::SensorGainReadNoise(280,0.6)));" calcext:value-type="string">
            <text:p>aSensorGainReadNoiseVector-&gt;push_back(*(new OptimalExposure::SensorGainReadNoise(280,0.6)));</text:p>
          </table:table-cell>
          <table:table-cell table:formula="of:=&quot;aSensorGainReadNoiseVector-&gt;push_back(*(new OptimalExposure::SensorGainReadNoise(&quot;&amp;ROUND([.H60];0)&amp;&quot;,&quot;&amp;ROUND([.J60];2)&amp;&quot;)));&quot;" office:value-type="string" office:string-value="aSensorGainReadNoiseVector-&gt;push_back(*(new OptimalExposure::SensorGainReadNoise(280,0.69)));" calcext:value-type="string">
            <text:p>aSensorGainReadNoiseVector-&gt;push_back(*(new OptimalExposure::SensorGainReadNoise(280,0.69)));</text:p>
          </table:table-cell>
          <table:table-cell table:formula="of:=&quot;aSensorGainReadNoiseVector-&gt;push_back(*(new OptimalExposure::SensorGainReadNoise(&quot;&amp;ROUND([.H60];0)&amp;&quot;,&quot;&amp;ROUND([.K60];2)&amp;&quot;)));&quot;" office:value-type="string" office:string-value="aSensorGainReadNoiseVector-&gt;push_back(*(new OptimalExposure::SensorGainReadNoise(280,2.34)));" calcext:value-type="string">
            <text:p>aSensorGainReadNoiseVector-&gt;push_back(*(new OptimalExposure::SensorGainReadNoise(280,2.34)));</text:p>
          </table:table-cell>
          <table:table-cell table:formula="of:=&quot;aSensorGainReadNoiseVector-&gt;push_back(*(new OptimalExposure::SensorGainReadNoise(&quot;&amp;ROUND([.H60];0)&amp;&quot;,&quot;&amp;ROUND([.L60];2)&amp;&quot;)));&quot;" office:value-type="string" office:string-value="aSensorGainReadNoiseVector-&gt;push_back(*(new OptimalExposure::SensorGainReadNoise(280,2.37)));" calcext:value-type="string">
            <text:p>aSensorGainReadNoiseVector-&gt;push_back(*(new OptimalExposure::SensorGainReadNoise(280,2.37)));</text:p>
          </table:table-cell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office:value-type="float" office:value="8.51" calcext:value-type="float">
            <text:p>8.51</text:p>
          </table:table-cell>
          <table:table-cell office:value-type="float" office:value="8.34" calcext:value-type="float">
            <text:p>8.34</text:p>
          </table:table-cell>
          <table:table-cell office:value-type="float" office:value="26.3" calcext:value-type="float">
            <text:p>26.3</text:p>
          </table:table-cell>
          <table:table-cell office:value-type="float" office:value="26.8" calcext:value-type="float">
            <text:p>26.8</text:p>
          </table:table-cell>
          <table:table-cell/>
          <table:table-cell table:formula="of:=[.B61]" office:value-type="float" office:value="285" calcext:value-type="float">
            <text:p>285</text:p>
          </table:table-cell>
          <table:table-cell table:formula="of:=[.C61]/[.$I$1]" office:value-type="float" office:value="0.704120469965249" calcext:value-type="float">
            <text:p>0.70</text:p>
          </table:table-cell>
          <table:table-cell table:formula="of:=[.D61]/[.$I$1]" office:value-type="float" office:value="0.690054608638094" calcext:value-type="float">
            <text:p>0.69</text:p>
          </table:table-cell>
          <table:table-cell table:formula="of:=[.E61]/[.$I$1]" office:value-type="float" office:value="2.17607148767169" calcext:value-type="float">
            <text:p>2.18</text:p>
          </table:table-cell>
          <table:table-cell table:formula="of:=[.F61]/[.$I$1]" office:value-type="float" office:value="2.21744166804567" calcext:value-type="float">
            <text:p>2.22</text:p>
          </table:table-cell>
          <table:table-cell/>
          <table:table-cell table:formula="of:=&quot;aSensorGainReadNoiseVector-&gt;push_back(*(new OptimalExposure::SensorGainReadNoise(&quot;&amp;ROUND([.H61];0)&amp;&quot;,&quot;&amp;ROUND([.I61];2)&amp;&quot;)));&quot;" office:value-type="string" office:string-value="aSensorGainReadNoiseVector-&gt;push_back(*(new OptimalExposure::SensorGainReadNoise(285,0.7)));" calcext:value-type="string">
            <text:p>aSensorGainReadNoiseVector-&gt;push_back(*(new OptimalExposure::SensorGainReadNoise(285,0.7)));</text:p>
          </table:table-cell>
          <table:table-cell table:formula="of:=&quot;aSensorGainReadNoiseVector-&gt;push_back(*(new OptimalExposure::SensorGainReadNoise(&quot;&amp;ROUND([.H61];0)&amp;&quot;,&quot;&amp;ROUND([.J61];2)&amp;&quot;)));&quot;" office:value-type="string" office:string-value="aSensorGainReadNoiseVector-&gt;push_back(*(new OptimalExposure::SensorGainReadNoise(285,0.69)));" calcext:value-type="string">
            <text:p>aSensorGainReadNoiseVector-&gt;push_back(*(new OptimalExposure::SensorGainReadNoise(285,0.69)));</text:p>
          </table:table-cell>
          <table:table-cell table:formula="of:=&quot;aSensorGainReadNoiseVector-&gt;push_back(*(new OptimalExposure::SensorGainReadNoise(&quot;&amp;ROUND([.H61];0)&amp;&quot;,&quot;&amp;ROUND([.K61];2)&amp;&quot;)));&quot;" office:value-type="string" office:string-value="aSensorGainReadNoiseVector-&gt;push_back(*(new OptimalExposure::SensorGainReadNoise(285,2.18)));" calcext:value-type="string">
            <text:p>aSensorGainReadNoiseVector-&gt;push_back(*(new OptimalExposure::SensorGainReadNoise(285,2.18)));</text:p>
          </table:table-cell>
          <table:table-cell table:formula="of:=&quot;aSensorGainReadNoiseVector-&gt;push_back(*(new OptimalExposure::SensorGainReadNoise(&quot;&amp;ROUND([.H61];0)&amp;&quot;,&quot;&amp;ROUND([.L61];2)&amp;&quot;)));&quot;" office:value-type="string" office:string-value="aSensorGainReadNoiseVector-&gt;push_back(*(new OptimalExposure::SensorGainReadNoise(285,2.22)));" calcext:value-type="string">
            <text:p>aSensorGainReadNoiseVector-&gt;push_back(*(new OptimalExposure::SensorGainReadNoise(285,2.22)));</text:p>
          </table:table-cell>
        </table:table-row>
      </table:table>
      <table:table table:name="ZWOASI-2600" table:style-name="ta1">
        <table:table-column table:style-name="co1" table:number-columns-repeated="4" table:default-cell-style-name="Default"/>
        <table:table-column table:style-name="co1" table:default-cell-style-name="ce27"/>
        <table:table-column table:style-name="co1" table:number-columns-repeated="2" table:default-cell-style-name="Default"/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QCad Points</text:p>
          </table:table-cell>
          <table:table-cell table:number-columns-repeated="2"/>
          <table:table-cell table:style-name="ce32" office:value-type="string" calcext:value-type="string">
            <text:p>Y Scale</text:p>
          </table:table-cell>
          <table:table-cell table:style-name="ce32" table:formula="of:=128.235474/2" office:value-type="float" office:value="64.117737" calcext:value-type="float">
            <text:p>64.117737</text:p>
          </table:table-cell>
          <table:table-cell/>
        </table:table-row>
        <table:table-row table:style-name="ro1">
          <table:table-cell table:number-columns-repeated="2"/>
          <table:table-cell table:style-name="ce31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23" office:value-type="string" calcext:value-type="string">
            <text:p>Gain</text:p>
          </table:table-cell>
          <table:table-cell table:style-name="ce23" office:value-type="string" calcext:value-type="string">
            <text:p>RN</text:p>
          </table:table-cell>
          <table:table-cell/>
          <table:table-cell table:style-name="Default" office:value-type="string" calcext:value-type="string">
            <text:p>Scaled Noi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10.31" calcext:value-type="float">
            <text:p>210.31</text:p>
          </table:table-cell>
          <table:table-cell/>
          <table:table-cell table:formula="of:=[.C5]/[.$F$2]" office:value-type="float" office:value="3.28005961907233" calcext:value-type="float">
            <text:p>3.28</text:p>
          </table:table-cell>
          <table:table-cell/>
          <table:table-cell table:formula="of:=&quot;aSensorGainReadNoiseVector-&gt;push_back(*(new OptimalExposure::SensorGainReadNoise(&quot;&amp;ROUND([.B5];0)&amp;&quot;,&quot;&amp;ROUND([.E5];2)&amp;&quot;)));&quot;" office:value-type="string" office:string-value="aSensorGainReadNoiseVector-&gt;push_back(*(new OptimalExposure::SensorGainReadNoise(0,3.28)));" calcext:value-type="string">
            <text:p>aSensorGainReadNoiseVector-&gt;push_back(*(new OptimalExposure::SensorGainReadNoise(0,3.28)));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6.16" calcext:value-type="float">
            <text:p>196.16</text:p>
          </table:table-cell>
          <table:table-cell/>
          <table:table-cell table:formula="of:=[.C6]/[.$F$2]" office:value-type="float" office:value="3.0593718552481" calcext:value-type="float">
            <text:p>3.06</text:p>
          </table:table-cell>
          <table:table-cell/>
          <table:table-cell table:formula="of:=&quot;aSensorGainReadNoiseVector-&gt;push_back(*(new OptimalExposure::SensorGainReadNoise(&quot;&amp;ROUND([.B6];0)&amp;&quot;,&quot;&amp;ROUND([.E6];2)&amp;&quot;)));&quot;" office:value-type="string" office:string-value="aSensorGainReadNoiseVector-&gt;push_back(*(new OptimalExposure::SensorGainReadNoise(50,3.06)));" calcext:value-type="string">
            <text:p>aSensorGainReadNoiseVector-&gt;push_back(*(new OptimalExposure::SensorGainReadNoise(50,3.06)));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84.47" calcext:value-type="float">
            <text:p>184.47</text:p>
          </table:table-cell>
          <table:table-cell/>
          <table:table-cell table:formula="of:=[.C7]/[.$F$2]" office:value-type="float" office:value="2.87705101008166" calcext:value-type="float">
            <text:p>2.88</text:p>
          </table:table-cell>
          <table:table-cell/>
          <table:table-cell table:formula="of:=&quot;aSensorGainReadNoiseVector-&gt;push_back(*(new OptimalExposure::SensorGainReadNoise(&quot;&amp;ROUND([.B7];0)&amp;&quot;,&quot;&amp;ROUND([.E7];2)&amp;&quot;)));&quot;" office:value-type="string" office:string-value="aSensorGainReadNoiseVector-&gt;push_back(*(new OptimalExposure::SensorGainReadNoise(99,2.88)));" calcext:value-type="string">
            <text:p>aSensorGainReadNoiseVector-&gt;push_back(*(new OptimalExposure::SensorGainReadNoise(99,2.88)));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3.44" calcext:value-type="float">
            <text:p>93.44</text:p>
          </table:table-cell>
          <table:table-cell/>
          <table:table-cell table:formula="of:=[.C8]/[.$F$2]" office:value-type="float" office:value="1.45731905665978" calcext:value-type="float">
            <text:p>1.46</text:p>
          </table:table-cell>
          <table:table-cell/>
          <table:table-cell table:formula="of:=&quot;aSensorGainReadNoiseVector-&gt;push_back(*(new OptimalExposure::SensorGainReadNoise(&quot;&amp;ROUND([.B8];0)&amp;&quot;,&quot;&amp;ROUND([.E8];2)&amp;&quot;)));&quot;" office:value-type="string" office:string-value="aSensorGainReadNoiseVector-&gt;push_back(*(new OptimalExposure::SensorGainReadNoise(100,1.46)));" calcext:value-type="string">
            <text:p>aSensorGainReadNoiseVector-&gt;push_back(*(new OptimalExposure::SensorGainReadNoise(100,1.46)));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C9]/[.$F$2]" office:value-type="float" office:value="1.41926406416995" calcext:value-type="float">
            <text:p>1.42</text:p>
          </table:table-cell>
          <table:table-cell/>
          <table:table-cell table:formula="of:=&quot;aSensorGainReadNoiseVector-&gt;push_back(*(new OptimalExposure::SensorGainReadNoise(&quot;&amp;ROUND([.B9];0)&amp;&quot;,&quot;&amp;ROUND([.E9];2)&amp;&quot;)));&quot;" office:value-type="string" office:string-value="aSensorGainReadNoiseVector-&gt;push_back(*(new OptimalExposure::SensorGainReadNoise(150,1.42)));" calcext:value-type="string">
            <text:p>aSensorGainReadNoiseVector-&gt;push_back(*(new OptimalExposure::SensorGainReadNoise(150,1.42)));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91.02" calcext:value-type="float">
            <text:p>91.02</text:p>
          </table:table-cell>
          <table:table-cell/>
          <table:table-cell table:formula="of:=[.C10]/[.$F$2]" office:value-type="float" office:value="1.4195759903379" calcext:value-type="float">
            <text:p>1.42</text:p>
          </table:table-cell>
          <table:table-cell/>
          <table:table-cell table:formula="of:=&quot;aSensorGainReadNoiseVector-&gt;push_back(*(new OptimalExposure::SensorGainReadNoise(&quot;&amp;ROUND([.B10];0)&amp;&quot;,&quot;&amp;ROUND([.E10];2)&amp;&quot;)));&quot;" office:value-type="string" office:string-value="aSensorGainReadNoiseVector-&gt;push_back(*(new OptimalExposure::SensorGainReadNoise(200,1.42)));" calcext:value-type="string">
            <text:p>aSensorGainReadNoiseVector-&gt;push_back(*(new OptimalExposure::SensorGainReadNoise(200,1.42)));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86.62" calcext:value-type="float">
            <text:p>86.62</text:p>
          </table:table-cell>
          <table:table-cell/>
          <table:table-cell table:formula="of:=[.C11]/[.$F$2]" office:value-type="float" office:value="1.35095223338902" calcext:value-type="float">
            <text:p>1.35</text:p>
          </table:table-cell>
          <table:table-cell/>
          <table:table-cell table:formula="of:=&quot;aSensorGainReadNoiseVector-&gt;push_back(*(new OptimalExposure::SensorGainReadNoise(&quot;&amp;ROUND([.B11];0)&amp;&quot;,&quot;&amp;ROUND([.E11];2)&amp;&quot;)));&quot;" office:value-type="string" office:string-value="aSensorGainReadNoiseVector-&gt;push_back(*(new OptimalExposure::SensorGainReadNoise(250,1.35)));" calcext:value-type="string">
            <text:p>aSensorGainReadNoiseVector-&gt;push_back(*(new OptimalExposure::SensorGainReadNoise(250,1.35)));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86.25" calcext:value-type="float">
            <text:p>86.25</text:p>
          </table:table-cell>
          <table:table-cell/>
          <table:table-cell table:formula="of:=[.C12]/[.$F$2]" office:value-type="float" office:value="1.34518159928196" calcext:value-type="float">
            <text:p>1.35</text:p>
          </table:table-cell>
          <table:table-cell/>
          <table:table-cell table:formula="of:=&quot;aSensorGainReadNoiseVector-&gt;push_back(*(new OptimalExposure::SensorGainReadNoise(&quot;&amp;ROUND([.B12];0)&amp;&quot;,&quot;&amp;ROUND([.E12];2)&amp;&quot;)));&quot;" office:value-type="string" office:string-value="aSensorGainReadNoiseVector-&gt;push_back(*(new OptimalExposure::SensorGainReadNoise(300,1.35)));" calcext:value-type="string">
            <text:p>aSensorGainReadNoiseVector-&gt;push_back(*(new OptimalExposure::SensorGainReadNoise(300,1.35)));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79.92" calcext:value-type="float">
            <text:p>79.92</text:p>
          </table:table-cell>
          <table:table-cell/>
          <table:table-cell table:formula="of:=[.C13]/[.$F$2]" office:value-type="float" office:value="1.24645696712596" calcext:value-type="float">
            <text:p>1.25</text:p>
          </table:table-cell>
          <table:table-cell/>
          <table:table-cell table:formula="of:=&quot;aSensorGainReadNoiseVector-&gt;push_back(*(new OptimalExposure::SensorGainReadNoise(&quot;&amp;ROUND([.B13];0)&amp;&quot;,&quot;&amp;ROUND([.E13];2)&amp;&quot;)));&quot;" office:value-type="string" office:string-value="aSensorGainReadNoiseVector-&gt;push_back(*(new OptimalExposure::SensorGainReadNoise(350,1.25)));" calcext:value-type="string">
            <text:p>aSensorGainReadNoiseVector-&gt;push_back(*(new OptimalExposure::SensorGainReadNoise(350,1.25)));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74.73" calcext:value-type="float">
            <text:p>74.73</text:p>
          </table:table-cell>
          <table:table-cell/>
          <table:table-cell table:formula="of:=[.C14]/[.$F$2]" office:value-type="float" office:value="1.16551212654308" calcext:value-type="float">
            <text:p>1.17</text:p>
          </table:table-cell>
          <table:table-cell/>
          <table:table-cell table:formula="of:=&quot;aSensorGainReadNoiseVector-&gt;push_back(*(new OptimalExposure::SensorGainReadNoise(&quot;&amp;ROUND([.B14];0)&amp;&quot;,&quot;&amp;ROUND([.E14];2)&amp;&quot;)));&quot;" office:value-type="string" office:string-value="aSensorGainReadNoiseVector-&gt;push_back(*(new OptimalExposure::SensorGainReadNoise(400,1.17)));" calcext:value-type="string">
            <text:p>aSensorGainReadNoiseVector-&gt;push_back(*(new OptimalExposure::SensorGainReadNoise(400,1.17)));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71.14" calcext:value-type="float">
            <text:p>71.14</text:p>
          </table:table-cell>
          <table:table-cell/>
          <table:table-cell table:formula="of:=[.C15]/[.$F$2]" office:value-type="float" office:value="1.10952137939616" calcext:value-type="float">
            <text:p>1.11</text:p>
          </table:table-cell>
          <table:table-cell/>
          <table:table-cell table:formula="of:=&quot;aSensorGainReadNoiseVector-&gt;push_back(*(new OptimalExposure::SensorGainReadNoise(&quot;&amp;ROUND([.B15];0)&amp;&quot;,&quot;&amp;ROUND([.E15];2)&amp;&quot;)));&quot;" office:value-type="string" office:string-value="aSensorGainReadNoiseVector-&gt;push_back(*(new OptimalExposure::SensorGainReadNoise(450,1.11)));" calcext:value-type="string">
            <text:p>aSensorGainReadNoiseVector-&gt;push_back(*(new OptimalExposure::SensorGainReadNoise(450,1.11)));</text:p>
          </table:table-cell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66.36" calcext:value-type="float">
            <text:p>66.36</text:p>
          </table:table-cell>
          <table:table-cell/>
          <table:table-cell table:formula="of:=[.C16]/[.$F$2]" office:value-type="float" office:value="1.03497102525624" calcext:value-type="float">
            <text:p>1.03</text:p>
          </table:table-cell>
          <table:table-cell/>
          <table:table-cell table:formula="of:=&quot;aSensorGainReadNoiseVector-&gt;push_back(*(new OptimalExposure::SensorGainReadNoise(&quot;&amp;ROUND([.B16];0)&amp;&quot;,&quot;&amp;ROUND([.E16];2)&amp;&quot;)));&quot;" office:value-type="string" office:string-value="aSensorGainReadNoiseVector-&gt;push_back(*(new OptimalExposure::SensorGainReadNoise(460,1.03)));" calcext:value-type="string">
            <text:p>aSensorGainReadNoiseVector-&gt;push_back(*(new OptimalExposure::SensorGainReadNoise(460,1.03)));</text:p>
          </table:table-cell>
        </table:table-row>
      </table:table>
      <table:table table:name="Canon EOS Ra" table:style-name="ta1">
        <table:table-column table:style-name="co1" table:number-columns-repeated="7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<text:a xlink:href="https://www.photonstophotos.net/Charts/RN_e.htm" xlink:type="simple">https://www.photonstophotos.net/Charts/RN_e.htm</text:a>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9.063" calcext:value-type="float">
            <text:p>9.063</text:p>
          </table:table-cell>
          <table:table-cell table:number-columns-repeated="2"/>
          <table:table-cell table:formula="of:=&quot;aSensorGainReadNoiseVector-&gt;push_back(*(new OptimalExposure::SensorGainReadNoise(&quot;&amp;ROUND([.D4];0)&amp;&quot;,&quot;&amp;ROUND([.E4];2)&amp;&quot;)));&quot;" office:value-type="string" office:string-value="aSensorGainReadNoiseVector-&gt;push_back(*(new OptimalExposure::SensorGainReadNoise(100,9.06)));" calcext:value-type="string">
            <text:p>aSensorGainReadNoiseVector-&gt;push_back(*(new OptimalExposure::SensorGainReadNoise(100,9.06)));</text:p>
          </table:table-cell>
        </table:table-row>
        <table:table-row table:style-name="ro1">
          <table:table-cell table:number-columns-repeated="3"/>
          <table:table-cell office:value-type="float" office:value="126" calcext:value-type="float">
            <text:p>126</text:p>
          </table:table-cell>
          <table:table-cell office:value-type="float" office:value="10.196" calcext:value-type="float">
            <text:p>10.196</text:p>
          </table:table-cell>
          <table:table-cell table:number-columns-repeated="2"/>
          <table:table-cell table:formula="of:=&quot;aSensorGainReadNoiseVector-&gt;push_back(*(new OptimalExposure::SensorGainReadNoise(&quot;&amp;ROUND([.D5];0)&amp;&quot;,&quot;&amp;ROUND([.E5];2)&amp;&quot;)));&quot;" office:value-type="string" office:string-value="aSensorGainReadNoiseVector-&gt;push_back(*(new OptimalExposure::SensorGainReadNoise(126,10.2)));" calcext:value-type="string">
            <text:p>aSensorGainReadNoiseVector-&gt;push_back(*(new OptimalExposure::SensorGainReadNoise(126,10.2)));</text:p>
          </table:table-cell>
        </table:table-row>
        <table:table-row table:style-name="ro1">
          <table:table-cell table:number-columns-repeated="3"/>
          <table:table-cell office:value-type="float" office:value="159" calcext:value-type="float">
            <text:p>159</text:p>
          </table:table-cell>
          <table:table-cell office:value-type="float" office:value="5.579" calcext:value-type="float">
            <text:p>5.579</text:p>
          </table:table-cell>
          <table:table-cell table:number-columns-repeated="2"/>
          <table:table-cell table:formula="of:=&quot;aSensorGainReadNoiseVector-&gt;push_back(*(new OptimalExposure::SensorGainReadNoise(&quot;&amp;ROUND([.D6];0)&amp;&quot;,&quot;&amp;ROUND([.E6];2)&amp;&quot;)));&quot;" office:value-type="string" office:string-value="aSensorGainReadNoiseVector-&gt;push_back(*(new OptimalExposure::SensorGainReadNoise(159,5.58)));" calcext:value-type="string">
            <text:p>aSensorGainReadNoiseVector-&gt;push_back(*(new OptimalExposure::SensorGainReadNoise(159,5.58)));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4.959" calcext:value-type="float">
            <text:p>4.959</text:p>
          </table:table-cell>
          <table:table-cell table:number-columns-repeated="2"/>
          <table:table-cell table:formula="of:=&quot;aSensorGainReadNoiseVector-&gt;push_back(*(new OptimalExposure::SensorGainReadNoise(&quot;&amp;ROUND([.D7];0)&amp;&quot;,&quot;&amp;ROUND([.E7];2)&amp;&quot;)));&quot;" office:value-type="string" office:string-value="aSensorGainReadNoiseVector-&gt;push_back(*(new OptimalExposure::SensorGainReadNoise(200,4.96)));" calcext:value-type="string">
            <text:p>aSensorGainReadNoiseVector-&gt;push_back(*(new OptimalExposure::SensorGainReadNoise(200,4.96)));</text:p>
          </table:table-cell>
        </table:table-row>
        <table:table-row table:style-name="ro1">
          <table:table-cell table:number-columns-repeated="3"/>
          <table:table-cell office:value-type="float" office:value="251" calcext:value-type="float">
            <text:p>251</text:p>
          </table:table-cell>
          <table:table-cell office:value-type="float" office:value="5.464" calcext:value-type="float">
            <text:p>5.464</text:p>
          </table:table-cell>
          <table:table-cell table:number-columns-repeated="2"/>
          <table:table-cell table:formula="of:=&quot;aSensorGainReadNoiseVector-&gt;push_back(*(new OptimalExposure::SensorGainReadNoise(&quot;&amp;ROUND([.D8];0)&amp;&quot;,&quot;&amp;ROUND([.E8];2)&amp;&quot;)));&quot;" office:value-type="string" office:string-value="aSensorGainReadNoiseVector-&gt;push_back(*(new OptimalExposure::SensorGainReadNoise(251,5.46)));" calcext:value-type="string">
            <text:p>aSensorGainReadNoiseVector-&gt;push_back(*(new OptimalExposure::SensorGainReadNoise(251,5.46)));</text:p>
          </table:table-cell>
        </table:table-row>
        <table:table-row table:style-name="ro1">
          <table:table-cell table:number-columns-repeated="3"/>
          <table:table-cell office:value-type="float" office:value="318" calcext:value-type="float">
            <text:p>318</text:p>
          </table:table-cell>
          <table:table-cell office:value-type="float" office:value="3.138" calcext:value-type="float">
            <text:p>3.138</text:p>
          </table:table-cell>
          <table:table-cell table:number-columns-repeated="2"/>
          <table:table-cell table:formula="of:=&quot;aSensorGainReadNoiseVector-&gt;push_back(*(new OptimalExposure::SensorGainReadNoise(&quot;&amp;ROUND([.D9];0)&amp;&quot;,&quot;&amp;ROUND([.E9];2)&amp;&quot;)));&quot;" office:value-type="string" office:string-value="aSensorGainReadNoiseVector-&gt;push_back(*(new OptimalExposure::SensorGainReadNoise(318,3.14)));" calcext:value-type="string">
            <text:p>aSensorGainReadNoiseVector-&gt;push_back(*(new OptimalExposure::SensorGainReadNoise(318,3.14)));</text:p>
          </table:table-cell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3.182" calcext:value-type="float">
            <text:p>3.182</text:p>
          </table:table-cell>
          <table:table-cell table:number-columns-repeated="2"/>
          <table:table-cell table:formula="of:=&quot;aSensorGainReadNoiseVector-&gt;push_back(*(new OptimalExposure::SensorGainReadNoise(&quot;&amp;ROUND([.D10];0)&amp;&quot;,&quot;&amp;ROUND([.E10];2)&amp;&quot;)));&quot;" office:value-type="string" office:string-value="aSensorGainReadNoiseVector-&gt;push_back(*(new OptimalExposure::SensorGainReadNoise(400,3.18)));" calcext:value-type="string">
            <text:p>aSensorGainReadNoiseVector-&gt;push_back(*(new OptimalExposure::SensorGainReadNoise(400,3.18)));</text:p>
          </table:table-cell>
        </table:table-row>
        <table:table-row table:style-name="ro1">
          <table:table-cell table:number-columns-repeated="3"/>
          <table:table-cell office:value-type="float" office:value="503" calcext:value-type="float">
            <text:p>503</text:p>
          </table:table-cell>
          <table:table-cell office:value-type="float" office:value="3.34" calcext:value-type="float">
            <text:p>3.34</text:p>
          </table:table-cell>
          <table:table-cell table:number-columns-repeated="2"/>
          <table:table-cell table:formula="of:=&quot;aSensorGainReadNoiseVector-&gt;push_back(*(new OptimalExposure::SensorGainReadNoise(&quot;&amp;ROUND([.D11];0)&amp;&quot;,&quot;&amp;ROUND([.E11];2)&amp;&quot;)));&quot;" office:value-type="string" office:string-value="aSensorGainReadNoiseVector-&gt;push_back(*(new OptimalExposure::SensorGainReadNoise(503,3.34)));" calcext:value-type="string">
            <text:p>aSensorGainReadNoiseVector-&gt;push_back(*(new OptimalExposure::SensorGainReadNoise(503,3.34)));</text:p>
          </table:table-cell>
        </table:table-row>
        <table:table-row table:style-name="ro1">
          <table:table-cell table:number-columns-repeated="3"/>
          <table:table-cell office:value-type="float" office:value="636" calcext:value-type="float">
            <text:p>636</text:p>
          </table:table-cell>
          <table:table-cell office:value-type="float" office:value="2.412" calcext:value-type="float">
            <text:p>2.412</text:p>
          </table:table-cell>
          <table:table-cell table:number-columns-repeated="2"/>
          <table:table-cell table:formula="of:=&quot;aSensorGainReadNoiseVector-&gt;push_back(*(new OptimalExposure::SensorGainReadNoise(&quot;&amp;ROUND([.D12];0)&amp;&quot;,&quot;&amp;ROUND([.E12];2)&amp;&quot;)));&quot;" office:value-type="string" office:string-value="aSensorGainReadNoiseVector-&gt;push_back(*(new OptimalExposure::SensorGainReadNoise(636,2.41)));" calcext:value-type="string">
            <text:p>aSensorGainReadNoiseVector-&gt;push_back(*(new OptimalExposure::SensorGainReadNoise(636,2.41)));</text:p>
          </table:table-cell>
        </table:table-row>
        <table:table-row table:style-name="ro1">
          <table:table-cell table:number-columns-repeated="3"/>
          <table:table-cell office:value-type="float" office:value="800" calcext:value-type="float">
            <text:p>800</text:p>
          </table:table-cell>
          <table:table-cell office:value-type="float" office:value="2.412" calcext:value-type="float">
            <text:p>2.412</text:p>
          </table:table-cell>
          <table:table-cell table:number-columns-repeated="2"/>
          <table:table-cell table:formula="of:=&quot;aSensorGainReadNoiseVector-&gt;push_back(*(new OptimalExposure::SensorGainReadNoise(&quot;&amp;ROUND([.D13];0)&amp;&quot;,&quot;&amp;ROUND([.E13];2)&amp;&quot;)));&quot;" office:value-type="string" office:string-value="aSensorGainReadNoiseVector-&gt;push_back(*(new OptimalExposure::SensorGainReadNoise(800,2.41)));" calcext:value-type="string">
            <text:p>aSensorGainReadNoiseVector-&gt;push_back(*(new OptimalExposure::SensorGainReadNoise(800,2.41)));</text:p>
          </table:table-cell>
        </table:table-row>
        <table:table-row table:style-name="ro1">
          <table:table-cell table:number-columns-repeated="3"/>
          <table:table-cell office:value-type="float" office:value="1006" calcext:value-type="float">
            <text:p>1006</text:p>
          </table:table-cell>
          <table:table-cell office:value-type="float" office:value="2.479" calcext:value-type="float">
            <text:p>2.479</text:p>
          </table:table-cell>
          <table:table-cell table:number-columns-repeated="2"/>
          <table:table-cell table:formula="of:=&quot;aSensorGainReadNoiseVector-&gt;push_back(*(new OptimalExposure::SensorGainReadNoise(&quot;&amp;ROUND([.D14];0)&amp;&quot;,&quot;&amp;ROUND([.E14];2)&amp;&quot;)));&quot;" office:value-type="string" office:string-value="aSensorGainReadNoiseVector-&gt;push_back(*(new OptimalExposure::SensorGainReadNoise(1006,2.48)));" calcext:value-type="string">
            <text:p>aSensorGainReadNoiseVector-&gt;push_back(*(new OptimalExposure::SensorGainReadNoise(1006,2.48)));</text:p>
          </table:table-cell>
        </table:table-row>
        <table:table-row table:style-name="ro1">
          <table:table-cell table:number-columns-repeated="3"/>
          <table:table-cell office:value-type="float" office:value="1273" calcext:value-type="float">
            <text:p>1273</text:p>
          </table:table-cell>
          <table:table-cell office:value-type="float" office:value="1.919" calcext:value-type="float">
            <text:p>1.919</text:p>
          </table:table-cell>
          <table:table-cell table:number-columns-repeated="2"/>
          <table:table-cell table:formula="of:=&quot;aSensorGainReadNoiseVector-&gt;push_back(*(new OptimalExposure::SensorGainReadNoise(&quot;&amp;ROUND([.D15];0)&amp;&quot;,&quot;&amp;ROUND([.E15];2)&amp;&quot;)));&quot;" office:value-type="string" office:string-value="aSensorGainReadNoiseVector-&gt;push_back(*(new OptimalExposure::SensorGainReadNoise(1273,1.92)));" calcext:value-type="string">
            <text:p>aSensorGainReadNoiseVector-&gt;push_back(*(new OptimalExposure::SensorGainReadNoise(1273,1.92)));</text:p>
          </table:table-cell>
        </table:table-row>
        <table:table-row table:style-name="ro1">
          <table:table-cell table:number-columns-repeated="3"/>
          <table:table-cell office:value-type="float" office:value="1600" calcext:value-type="float">
            <text:p>1600</text:p>
          </table:table-cell>
          <table:table-cell office:value-type="float" office:value="1.905" calcext:value-type="float">
            <text:p>1.905</text:p>
          </table:table-cell>
          <table:table-cell table:number-columns-repeated="2"/>
          <table:table-cell table:formula="of:=&quot;aSensorGainReadNoiseVector-&gt;push_back(*(new OptimalExposure::SensorGainReadNoise(&quot;&amp;ROUND([.D16];0)&amp;&quot;,&quot;&amp;ROUND([.E16];2)&amp;&quot;)));&quot;" office:value-type="string" office:string-value="aSensorGainReadNoiseVector-&gt;push_back(*(new OptimalExposure::SensorGainReadNoise(1600,1.91)));" calcext:value-type="string">
            <text:p>aSensorGainReadNoiseVector-&gt;push_back(*(new OptimalExposure::SensorGainReadNoise(1600,1.91)));</text:p>
          </table:table-cell>
        </table:table-row>
        <table:table-row table:style-name="ro1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float" office:value="1.905" calcext:value-type="float">
            <text:p>1.905</text:p>
          </table:table-cell>
          <table:table-cell table:number-columns-repeated="2"/>
          <table:table-cell table:formula="of:=&quot;aSensorGainReadNoiseVector-&gt;push_back(*(new OptimalExposure::SensorGainReadNoise(&quot;&amp;ROUND([.D17];0)&amp;&quot;,&quot;&amp;ROUND([.E17];2)&amp;&quot;)));&quot;" office:value-type="string" office:string-value="aSensorGainReadNoiseVector-&gt;push_back(*(new OptimalExposure::SensorGainReadNoise(2011,1.91)));" calcext:value-type="string">
            <text:p>aSensorGainReadNoiseVector-&gt;push_back(*(new OptimalExposure::SensorGainReadNoise(2011,1.91)));</text:p>
          </table:table-cell>
        </table:table-row>
        <table:table-row table:style-name="ro1">
          <table:table-cell table:number-columns-repeated="3"/>
          <table:table-cell office:value-type="float" office:value="2546" calcext:value-type="float">
            <text:p>2546</text:p>
          </table:table-cell>
          <table:table-cell office:value-type="float" office:value="1.647" calcext:value-type="float">
            <text:p>1.647</text:p>
          </table:table-cell>
          <table:table-cell table:number-columns-repeated="2"/>
          <table:table-cell table:formula="of:=&quot;aSensorGainReadNoiseVector-&gt;push_back(*(new OptimalExposure::SensorGainReadNoise(&quot;&amp;ROUND([.D18];0)&amp;&quot;,&quot;&amp;ROUND([.E18];2)&amp;&quot;)));&quot;" office:value-type="string" office:string-value="aSensorGainReadNoiseVector-&gt;push_back(*(new OptimalExposure::SensorGainReadNoise(2546,1.65)));" calcext:value-type="string">
            <text:p>aSensorGainReadNoiseVector-&gt;push_back(*(new OptimalExposure::SensorGainReadNoise(2546,1.65)));</text:p>
          </table:table-cell>
        </table:table-row>
        <table:table-row table:style-name="ro1">
          <table:table-cell table:number-columns-repeated="3"/>
          <table:table-cell office:value-type="float" office:value="3200" calcext:value-type="float">
            <text:p>3200</text:p>
          </table:table-cell>
          <table:table-cell office:value-type="float" office:value="1.67" calcext:value-type="float">
            <text:p>1.67</text:p>
          </table:table-cell>
          <table:table-cell table:number-columns-repeated="2"/>
          <table:table-cell table:formula="of:=&quot;aSensorGainReadNoiseVector-&gt;push_back(*(new OptimalExposure::SensorGainReadNoise(&quot;&amp;ROUND([.D19];0)&amp;&quot;,&quot;&amp;ROUND([.E19];2)&amp;&quot;)));&quot;" office:value-type="string" office:string-value="aSensorGainReadNoiseVector-&gt;push_back(*(new OptimalExposure::SensorGainReadNoise(3200,1.67)));" calcext:value-type="string">
            <text:p>aSensorGainReadNoiseVector-&gt;push_back(*(new OptimalExposure::SensorGainReadNoise(3200,1.67)));</text:p>
          </table:table-cell>
        </table:table-row>
        <table:table-row table:style-name="ro1">
          <table:table-cell table:number-columns-repeated="3"/>
          <table:table-cell office:value-type="float" office:value="4022" calcext:value-type="float">
            <text:p>4022</text:p>
          </table:table-cell>
          <table:table-cell office:value-type="float" office:value="1.682" calcext:value-type="float">
            <text:p>1.682</text:p>
          </table:table-cell>
          <table:table-cell table:number-columns-repeated="2"/>
          <table:table-cell table:formula="of:=&quot;aSensorGainReadNoiseVector-&gt;push_back(*(new OptimalExposure::SensorGainReadNoise(&quot;&amp;ROUND([.D20];0)&amp;&quot;,&quot;&amp;ROUND([.E20];2)&amp;&quot;)));&quot;" office:value-type="string" office:string-value="aSensorGainReadNoiseVector-&gt;push_back(*(new OptimalExposure::SensorGainReadNoise(4022,1.68)));" calcext:value-type="string">
            <text:p>aSensorGainReadNoiseVector-&gt;push_back(*(new OptimalExposure::SensorGainReadNoise(4022,1.68)));</text:p>
          </table:table-cell>
        </table:table-row>
        <table:table-row table:style-name="ro1">
          <table:table-cell table:number-columns-repeated="3"/>
          <table:table-cell office:value-type="float" office:value="5091" calcext:value-type="float">
            <text:p>5091</text:p>
          </table:table-cell>
          <table:table-cell office:value-type="float" office:value="1.395" calcext:value-type="float">
            <text:p>1.395</text:p>
          </table:table-cell>
          <table:table-cell table:number-columns-repeated="2"/>
          <table:table-cell table:formula="of:=&quot;aSensorGainReadNoiseVector-&gt;push_back(*(new OptimalExposure::SensorGainReadNoise(&quot;&amp;ROUND([.D21];0)&amp;&quot;,&quot;&amp;ROUND([.E21];2)&amp;&quot;)));&quot;" office:value-type="string" office:string-value="aSensorGainReadNoiseVector-&gt;push_back(*(new OptimalExposure::SensorGainReadNoise(5091,1.4)));" calcext:value-type="string">
            <text:p>aSensorGainReadNoiseVector-&gt;push_back(*(new OptimalExposure::SensorGainReadNoise(5091,1.4)));</text:p>
          </table:table-cell>
        </table:table-row>
        <table:table-row table:style-name="ro1">
          <table:table-cell table:number-columns-repeated="3"/>
          <table:table-cell office:value-type="float" office:value="6400" calcext:value-type="float">
            <text:p>6400</text:p>
          </table:table-cell>
          <table:table-cell office:value-type="float" office:value="1.376" calcext:value-type="float">
            <text:p>1.376</text:p>
          </table:table-cell>
          <table:table-cell table:number-columns-repeated="2"/>
          <table:table-cell table:formula="of:=&quot;aSensorGainReadNoiseVector-&gt;push_back(*(new OptimalExposure::SensorGainReadNoise(&quot;&amp;ROUND([.D22];0)&amp;&quot;,&quot;&amp;ROUND([.E22];2)&amp;&quot;)));&quot;" office:value-type="string" office:string-value="aSensorGainReadNoiseVector-&gt;push_back(*(new OptimalExposure::SensorGainReadNoise(6400,1.38)));" calcext:value-type="string">
            <text:p>aSensorGainReadNoiseVector-&gt;push_back(*(new OptimalExposure::SensorGainReadNoise(6400,1.38)));</text:p>
          </table:table-cell>
        </table:table-row>
        <table:table-row table:style-name="ro1">
          <table:table-cell table:number-columns-repeated="3"/>
          <table:table-cell office:value-type="float" office:value="8045" calcext:value-type="float">
            <text:p>8045</text:p>
          </table:table-cell>
          <table:table-cell office:value-type="float" office:value="1.357" calcext:value-type="float">
            <text:p>1.357</text:p>
          </table:table-cell>
          <table:table-cell table:number-columns-repeated="2"/>
          <table:table-cell table:formula="of:=&quot;aSensorGainReadNoiseVector-&gt;push_back(*(new OptimalExposure::SensorGainReadNoise(&quot;&amp;ROUND([.D23];0)&amp;&quot;,&quot;&amp;ROUND([.E23];2)&amp;&quot;)));&quot;" office:value-type="string" office:string-value="aSensorGainReadNoiseVector-&gt;push_back(*(new OptimalExposure::SensorGainReadNoise(8045,1.36)));" calcext:value-type="string">
            <text:p>aSensorGainReadNoiseVector-&gt;push_back(*(new OptimalExposure::SensorGainReadNoise(8045,1.36)));</text:p>
          </table:table-cell>
        </table:table-row>
        <table:table-row table:style-name="ro1">
          <table:table-cell table:number-columns-repeated="3"/>
          <table:table-cell office:value-type="float" office:value="10183" calcext:value-type="float">
            <text:p>10183</text:p>
          </table:table-cell>
          <table:table-cell office:value-type="float" office:value="1.376" calcext:value-type="float">
            <text:p>1.376</text:p>
          </table:table-cell>
          <table:table-cell table:number-columns-repeated="2"/>
          <table:table-cell table:formula="of:=&quot;aSensorGainReadNoiseVector-&gt;push_back(*(new OptimalExposure::SensorGainReadNoise(&quot;&amp;ROUND([.D24];0)&amp;&quot;,&quot;&amp;ROUND([.E24];2)&amp;&quot;)));&quot;" office:value-type="string" office:string-value="aSensorGainReadNoiseVector-&gt;push_back(*(new OptimalExposure::SensorGainReadNoise(10183,1.38)));" calcext:value-type="string">
            <text:p>aSensorGainReadNoiseVector-&gt;push_back(*(new OptimalExposure::SensorGainReadNoise(10183,1.38)));</text:p>
          </table:table-cell>
        </table:table-row>
        <table:table-row table:style-name="ro1">
          <table:table-cell table:number-columns-repeated="3"/>
          <table:table-cell office:value-type="float" office:value="12800" calcext:value-type="float">
            <text:p>12800</text:p>
          </table:table-cell>
          <table:table-cell office:value-type="float" office:value="1.376" calcext:value-type="float">
            <text:p>1.376</text:p>
          </table:table-cell>
          <table:table-cell table:number-columns-repeated="2"/>
          <table:table-cell table:formula="of:=&quot;aSensorGainReadNoiseVector-&gt;push_back(*(new OptimalExposure::SensorGainReadNoise(&quot;&amp;ROUND([.D25];0)&amp;&quot;,&quot;&amp;ROUND([.E25];2)&amp;&quot;)));&quot;" office:value-type="string" office:string-value="aSensorGainReadNoiseVector-&gt;push_back(*(new OptimalExposure::SensorGainReadNoise(12800,1.38)));" calcext:value-type="string">
            <text:p>aSensorGainReadNoiseVector-&gt;push_back(*(new OptimalExposure::SensorGainReadNoise(12800,1.38)));</text:p>
          </table:table-cell>
        </table:table-row>
        <table:table-row table:style-name="ro1">
          <table:table-cell table:number-columns-repeated="3"/>
          <table:table-cell office:value-type="float" office:value="16090" calcext:value-type="float">
            <text:p>16090</text:p>
          </table:table-cell>
          <table:table-cell office:value-type="float" office:value="1.376" calcext:value-type="float">
            <text:p>1.376</text:p>
          </table:table-cell>
          <table:table-cell table:number-columns-repeated="2"/>
          <table:table-cell table:formula="of:=&quot;aSensorGainReadNoiseVector-&gt;push_back(*(new OptimalExposure::SensorGainReadNoise(&quot;&amp;ROUND([.D26];0)&amp;&quot;,&quot;&amp;ROUND([.E26];2)&amp;&quot;)));&quot;" office:value-type="string" office:string-value="aSensorGainReadNoiseVector-&gt;push_back(*(new OptimalExposure::SensorGainReadNoise(16090,1.38)));" calcext:value-type="string">
            <text:p>aSensorGainReadNoiseVector-&gt;push_back(*(new OptimalExposure::SensorGainReadNoise(16090,1.38)));</text:p>
          </table:table-cell>
        </table:table-row>
        <table:table-row table:style-name="ro1">
          <table:table-cell table:number-columns-repeated="3"/>
          <table:table-cell office:value-type="float" office:value="20366" calcext:value-type="float">
            <text:p>20366</text:p>
          </table:table-cell>
          <table:table-cell office:value-type="float" office:value="1.338" calcext:value-type="float">
            <text:p>1.338</text:p>
          </table:table-cell>
          <table:table-cell table:number-columns-repeated="2"/>
          <table:table-cell table:formula="of:=&quot;aSensorGainReadNoiseVector-&gt;push_back(*(new OptimalExposure::SensorGainReadNoise(&quot;&amp;ROUND([.D27];0)&amp;&quot;,&quot;&amp;ROUND([.E27];2)&amp;&quot;)));&quot;" office:value-type="string" office:string-value="aSensorGainReadNoiseVector-&gt;push_back(*(new OptimalExposure::SensorGainReadNoise(20366,1.34)));" calcext:value-type="string">
            <text:p>aSensorGainReadNoiseVector-&gt;push_back(*(new OptimalExposure::SensorGainReadNoise(20366,1.34)));</text:p>
          </table:table-cell>
        </table:table-row>
        <table:table-row table:style-name="ro1">
          <table:table-cell table:number-columns-repeated="3"/>
          <table:table-cell office:value-type="float" office:value="25600" calcext:value-type="float">
            <text:p>25600</text:p>
          </table:table-cell>
          <table:table-cell office:value-type="float" office:value="1.329" calcext:value-type="float">
            <text:p>1.329</text:p>
          </table:table-cell>
          <table:table-cell table:number-columns-repeated="2"/>
          <table:table-cell table:formula="of:=&quot;aSensorGainReadNoiseVector-&gt;push_back(*(new OptimalExposure::SensorGainReadNoise(&quot;&amp;ROUND([.D28];0)&amp;&quot;,&quot;&amp;ROUND([.E28];2)&amp;&quot;)));&quot;" office:value-type="string" office:string-value="aSensorGainReadNoiseVector-&gt;push_back(*(new OptimalExposure::SensorGainReadNoise(25600,1.33)));" calcext:value-type="string">
            <text:p>aSensorGainReadNoiseVector-&gt;push_back(*(new OptimalExposure::SensorGainReadNoise(25600,1.33)));</text:p>
          </table:table-cell>
        </table:table-row>
        <table:table-row table:style-name="ro1">
          <table:table-cell table:number-columns-repeated="3"/>
          <table:table-cell office:value-type="float" office:value="32180" calcext:value-type="float">
            <text:p>32180</text:p>
          </table:table-cell>
          <table:table-cell office:value-type="float" office:value="1.347" calcext:value-type="float">
            <text:p>1.347</text:p>
          </table:table-cell>
          <table:table-cell table:number-columns-repeated="2"/>
          <table:table-cell table:formula="of:=&quot;aSensorGainReadNoiseVector-&gt;push_back(*(new OptimalExposure::SensorGainReadNoise(&quot;&amp;ROUND([.D29];0)&amp;&quot;,&quot;&amp;ROUND([.E29];2)&amp;&quot;)));&quot;" office:value-type="string" office:string-value="aSensorGainReadNoiseVector-&gt;push_back(*(new OptimalExposure::SensorGainReadNoise(32180,1.35)));" calcext:value-type="string">
            <text:p>aSensorGainReadNoiseVector-&gt;push_back(*(new OptimalExposure::SensorGainReadNoise(32180,1.35)));</text:p>
          </table:table-cell>
        </table:table-row>
        <table:table-row table:style-name="ro1">
          <table:table-cell table:number-columns-repeated="3"/>
          <table:table-cell office:value-type="float" office:value="40731" calcext:value-type="float">
            <text:p>40731</text:p>
          </table:table-cell>
          <table:table-cell office:value-type="float" office:value="1.338" calcext:value-type="float">
            <text:p>1.338</text:p>
          </table:table-cell>
          <table:table-cell table:number-columns-repeated="2"/>
          <table:table-cell table:formula="of:=&quot;aSensorGainReadNoiseVector-&gt;push_back(*(new OptimalExposure::SensorGainReadNoise(&quot;&amp;ROUND([.D30];0)&amp;&quot;,&quot;&amp;ROUND([.E30];2)&amp;&quot;)));&quot;" office:value-type="string" office:string-value="aSensorGainReadNoiseVector-&gt;push_back(*(new OptimalExposure::SensorGainReadNoise(40731,1.34)));" calcext:value-type="string">
            <text:p>aSensorGainReadNoiseVector-&gt;push_back(*(new OptimalExposure::SensorGainReadNoise(40731,1.34))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08:46:20.183805684</meta:creation-date>
    <dc:date>2023-03-25T17:20:04.498688409</dc:date>
    <meta:editing-duration>PT2H48M59S</meta:editing-duration>
    <meta:editing-cycles>17</meta:editing-cycles>
    <meta:generator>LibreOffice/7.3.7.2$Linux_X86_64 LibreOffice_project/30$Build-2</meta:generator>
    <meta:document-statistic meta:table-count="8" meta:cell-count="124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18cm" svg:y="3.454cm" style:legend-expansion="high" chart:style-name="ch2"/>
        <chart:plot-area chart:style-name="ch3" table:cell-range-address="QHY268.H4:QHY268.L61 QHY268.I3:QHY268.L3" chart:data-source-has-labels="row" svg:x="0.32cm" svg:y="0.18cm" svg:width="12.878cm" svg:height="8.64cm">
          <chart:coordinate-region svg:x="1.232cm" svg:y="0.379cm" svg:width="11.68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QHY268.I4:QHY268.I61" chart:label-cell-address="QHY268.I3:QHY268.I3" chart:class="chart:scatter">
            <chart:domain table:cell-range-address="QHY268.H4:QHY268.H61"/>
            <chart:data-point chart:repeated="58"/>
          </chart:series>
          <chart:series chart:style-name="ch8" chart:values-cell-range-address="QHY268.J4:QHY268.J61" chart:label-cell-address="QHY268.J3:QHY268.J3" chart:class="chart:scatter">
            <chart:data-point chart:repeated="58"/>
          </chart:series>
          <chart:series chart:style-name="ch9" chart:values-cell-range-address="QHY268.K4:QHY268.K61" chart:label-cell-address="QHY268.K3:QHY268.K3" chart:class="chart:scatter">
            <chart:data-point chart:repeated="58"/>
          </chart:series>
          <chart:series chart:style-name="ch10" chart:values-cell-range-address="QHY268.L4:QHY268.L61" chart:label-cell-address="QHY268.L3:QHY268.L3" chart:class="chart:scatter">
            <chart:data-point chart:repeated="5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Mode 0</text:p>
                <draw:g>
                  <svg:desc>QHY268.I3:QHY268.I3</svg:desc>
                </draw:g>
              </table:table-cell>
              <table:table-cell office:value-type="string">
                <text:p>Mode 1</text:p>
                <draw:g>
                  <svg:desc>QHY268.J3:QHY268.J3</svg:desc>
                </draw:g>
              </table:table-cell>
              <table:table-cell office:value-type="string">
                <text:p>Mode 2</text:p>
                <draw:g>
                  <svg:desc>QHY268.K3:QHY268.K3</svg:desc>
                </draw:g>
              </table:table-cell>
              <table:table-cell office:value-type="string">
                <text:p>Mode 3</text:p>
                <draw:g>
                  <svg:desc>QHY268.L3:QHY268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QHY268.H4:QHY268.H61</svg:desc>
                </draw:g>
              </table:table-cell>
              <table:table-cell office:value-type="float" office:value="7.24557339069998">
                <text:p>7.24557339069998</text:p>
                <draw:g>
                  <svg:desc>QHY268.I4:QHY268.I61</svg:desc>
                </draw:g>
              </table:table-cell>
              <table:table-cell office:value-type="float" office:value="3.5470792652656">
                <text:p>3.5470792652656</text:p>
                <draw:g>
                  <svg:desc>QHY268.J4:QHY268.J61</svg:desc>
                </draw:g>
              </table:table-cell>
              <table:table-cell office:value-type="float" office:value="7.56081416514976">
                <text:p>7.56081416514976</text:p>
                <draw:g>
                  <svg:desc>QHY268.K4:QHY268.K61</svg:desc>
                </draw:g>
              </table:table-cell>
              <table:table-cell office:value-type="float" office:value="5.88945887804071">
                <text:p>5.88945887804071</text:p>
                <draw:g>
                  <svg:desc>QHY268.L4:QHY268.L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.09746814496111">
                <text:p>7.09746814496111</text:p>
              </table:table-cell>
              <table:table-cell office:value-type="float" office:value="3.59506867449942">
                <text:p>3.59506867449942</text:p>
              </table:table-cell>
              <table:table-cell office:value-type="float" office:value="7.47724640079431">
                <text:p>7.47724640079431</text:p>
              </table:table-cell>
              <table:table-cell office:value-type="float" office:value="5.82243918583485">
                <text:p>5.82243918583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6.77891775608142">
                <text:p>6.77891775608142</text:p>
              </table:table-cell>
              <table:table-cell office:value-type="float" office:value="3.58100281317227">
                <text:p>3.58100281317227</text:p>
              </table:table-cell>
              <table:table-cell office:value-type="float" office:value="7.41022670858845">
                <text:p>7.41022670858845</text:p>
              </table:table-cell>
              <table:table-cell office:value-type="float" office:value="5.82326658944233">
                <text:p>5.823266589442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6.74085719013735">
                <text:p>6.74085719013735</text:p>
              </table:table-cell>
              <table:table-cell office:value-type="float" office:value="3.63974846930333">
                <text:p>3.63974846930333</text:p>
              </table:table-cell>
              <table:table-cell office:value-type="float" office:value="7.33658778752275">
                <text:p>7.33658778752275</text:p>
              </table:table-cell>
              <table:table-cell office:value-type="float" office:value="5.72563296375972">
                <text:p>5.725632963759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6.73589276849247">
                <text:p>6.73589276849247</text:p>
              </table:table-cell>
              <table:table-cell office:value-type="float" office:value="3.62651001158365">
                <text:p>3.62651001158365</text:p>
              </table:table-cell>
              <table:table-cell office:value-type="float" office:value="7.22323349329803">
                <text:p>7.22323349329803</text:p>
              </table:table-cell>
              <table:table-cell office:value-type="float" office:value="5.66275028959126">
                <text:p>5.662750289591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2.80489822935628">
                <text:p>2.80489822935628</text:p>
              </table:table-cell>
              <table:table-cell office:value-type="float" office:value="3.63064702962105">
                <text:p>3.63064702962105</text:p>
              </table:table-cell>
              <table:table-cell office:value-type="float" office:value="7.14545755419494">
                <text:p>7.14545755419494</text:p>
              </table:table-cell>
              <table:table-cell office:value-type="float" office:value="5.57670031441337">
                <text:p>5.576700314413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2.62783385735562">
                <text:p>2.62783385735562</text:p>
              </table:table-cell>
              <table:table-cell office:value-type="float" office:value="3.58100281317227">
                <text:p>3.58100281317227</text:p>
              </table:table-cell>
              <table:table-cell office:value-type="float" office:value="7.0081085553533">
                <text:p>7.0081085553533</text:p>
              </table:table-cell>
              <table:table-cell office:value-type="float" office:value="5.43769650835678">
                <text:p>5.437696508356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2.69650835677644">
                <text:p>2.69650835677644</text:p>
              </table:table-cell>
              <table:table-cell office:value-type="float" office:value="3.49247062717193">
                <text:p>3.49247062717193</text:p>
              </table:table-cell>
              <table:table-cell office:value-type="float" office:value="6.8285619725302">
                <text:p>6.8285619725302</text:p>
              </table:table-cell>
              <table:table-cell office:value-type="float" office:value="5.39053450273043">
                <text:p>5.390534502730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2.57239781565448">
                <text:p>2.57239781565448</text:p>
              </table:table-cell>
              <table:table-cell office:value-type="float" office:value="3.39400959788185">
                <text:p>3.39400959788185</text:p>
              </table:table-cell>
              <table:table-cell office:value-type="float" office:value="6.69204037729604">
                <text:p>6.69204037729604</text:p>
              </table:table-cell>
              <table:table-cell office:value-type="float" office:value="5.25897732914116">
                <text:p>5.258977329141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2.5467483038226">
                <text:p>2.5467483038226</text:p>
              </table:table-cell>
              <table:table-cell office:value-type="float" office:value="3.42710574218104">
                <text:p>3.42710574218104</text:p>
              </table:table-cell>
              <table:table-cell office:value-type="float" office:value="6.5960615588284">
                <text:p>6.5960615588284</text:p>
              </table:table-cell>
              <table:table-cell office:value-type="float" office:value="5.16879033592586">
                <text:p>5.168790335925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2.52275359920569">
                <text:p>2.52275359920569</text:p>
              </table:table-cell>
              <table:table-cell office:value-type="float" office:value="3.52887638590104">
                <text:p>3.52887638590104</text:p>
              </table:table-cell>
              <table:table-cell office:value-type="float" office:value="6.63825914280986">
                <text:p>6.63825914280986</text:p>
              </table:table-cell>
              <table:table-cell office:value-type="float" office:value="5.16879033592586">
                <text:p>5.168790335925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2.34817143802747">
                <text:p>2.34817143802747</text:p>
              </table:table-cell>
              <table:table-cell office:value-type="float" office:value="3.42958795300348">
                <text:p>3.42958795300348</text:p>
              </table:table-cell>
              <table:table-cell office:value-type="float" office:value="6.71520767830548">
                <text:p>6.71520767830548</text:p>
              </table:table-cell>
              <table:table-cell office:value-type="float" office:value="5.25401290749628">
                <text:p>5.254012907496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2.06685421148436">
                <text:p>2.06685421148436</text:p>
              </table:table-cell>
              <table:table-cell office:value-type="float" office:value="1.68790335925865">
                <text:p>1.68790335925865</text:p>
              </table:table-cell>
              <table:table-cell office:value-type="float" office:value="6.86000330961443">
                <text:p>6.86000330961443</text:p>
              </table:table-cell>
              <table:table-cell office:value-type="float" office:value="5.33675326824425">
                <text:p>5.336753268244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2.05196094654973">
                <text:p>2.05196094654973</text:p>
              </table:table-cell>
              <table:table-cell office:value-type="float" office:value="1.69452258811848">
                <text:p>1.69452258811848</text:p>
              </table:table-cell>
              <table:table-cell office:value-type="float" office:value="6.93364223068013">
                <text:p>6.93364223068013</text:p>
              </table:table-cell>
              <table:table-cell office:value-type="float" office:value="5.43107727949694">
                <text:p>5.431077279496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.04285950686745">
                <text:p>2.04285950686745</text:p>
              </table:table-cell>
              <table:table-cell office:value-type="float" office:value="1.67052788350157">
                <text:p>1.67052788350157</text:p>
              </table:table-cell>
              <table:table-cell office:value-type="float" office:value="6.73341055767003">
                <text:p>6.73341055767003</text:p>
              </table:table-cell>
              <table:table-cell office:value-type="float" office:value="5.32765182856197">
                <text:p>5.327651828561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.05775277180209">
                <text:p>2.05775277180209</text:p>
              </table:table-cell>
              <table:table-cell office:value-type="float" office:value="1.66887307628661">
                <text:p>1.66887307628661</text:p>
              </table:table-cell>
              <table:table-cell office:value-type="float" office:value="6.44381929505213">
                <text:p>6.44381929505213</text:p>
              </table:table-cell>
              <table:table-cell office:value-type="float" office:value="5.07694853549562">
                <text:p>5.076948535495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.03210325997021">
                <text:p>2.03210325997021</text:p>
              </table:table-cell>
              <table:table-cell office:value-type="float" office:value="1.62915770312759">
                <text:p>1.62915770312759</text:p>
              </table:table-cell>
              <table:table-cell office:value-type="float" office:value="6.54558993877213">
                <text:p>6.54558993877213</text:p>
              </table:table-cell>
              <table:table-cell office:value-type="float" office:value="5.05378123448618">
                <text:p>5.053781234486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.01141816978322">
                <text:p>2.01141816978322</text:p>
              </table:table-cell>
              <table:table-cell office:value-type="float" office:value="1.60102598047328">
                <text:p>1.60102598047328</text:p>
              </table:table-cell>
              <table:table-cell office:value-type="float" office:value="6.05824921396657">
                <text:p>6.05824921396657</text:p>
              </table:table-cell>
              <table:table-cell office:value-type="float" office:value="4.81135197749462">
                <text:p>4.811351977494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.00479894092338">
                <text:p>2.00479894092338</text:p>
              </table:table-cell>
              <table:table-cell office:value-type="float" office:value="1.56627502895913">
                <text:p>1.56627502895913</text:p>
              </table:table-cell>
              <table:table-cell office:value-type="float" office:value="6.1550554360417">
                <text:p>6.1550554360417</text:p>
              </table:table-cell>
              <table:table-cell office:value-type="float" office:value="4.84610292900877">
                <text:p>4.846102929008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1.98907827238127">
                <text:p>1.98907827238127</text:p>
              </table:table-cell>
              <table:table-cell office:value-type="float" office:value="1.5348336918749">
                <text:p>1.5348336918749</text:p>
              </table:table-cell>
              <table:table-cell office:value-type="float" office:value="5.74962766837663">
                <text:p>5.74962766837663</text:p>
              </table:table-cell>
              <table:table-cell office:value-type="float" office:value="4.55154724474599">
                <text:p>4.551547244745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1.99817971206354">
                <text:p>1.99817971206354</text:p>
              </table:table-cell>
              <table:table-cell office:value-type="float" office:value="1.24524242925699">
                <text:p>1.24524242925699</text:p>
              </table:table-cell>
              <table:table-cell office:value-type="float" office:value="5.35826576203872">
                <text:p>5.35826576203872</text:p>
              </table:table-cell>
              <table:table-cell office:value-type="float" office:value="4.25533675326824">
                <text:p>4.255336753268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1.97004798940923">
                <text:p>1.97004798940923</text:p>
              </table:table-cell>
              <table:table-cell office:value-type="float" office:value="1.22290253185504">
                <text:p>1.22290253185504</text:p>
              </table:table-cell>
              <table:table-cell office:value-type="float" office:value="5.34419990071157">
                <text:p>5.34419990071157</text:p>
              </table:table-cell>
              <table:table-cell office:value-type="float" office:value="4.25037233162337">
                <text:p>4.250372331623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1.96011914611948">
                <text:p>1.96011914611948</text:p>
              </table:table-cell>
              <table:table-cell office:value-type="float" office:value="1.22290253185504">
                <text:p>1.22290253185504</text:p>
              </table:table-cell>
              <table:table-cell office:value-type="float" office:value="5.34006288267417">
                <text:p>5.34006288267417</text:p>
              </table:table-cell>
              <table:table-cell office:value-type="float" office:value="4.23216945225881">
                <text:p>4.232169452258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1.94770809200728">
                <text:p>1.94770809200728</text:p>
              </table:table-cell>
              <table:table-cell office:value-type="float" office:value="1.2121462849578">
                <text:p>1.2121462849578</text:p>
              </table:table-cell>
              <table:table-cell office:value-type="float" office:value="5.35164653317889">
                <text:p>5.35164653317889</text:p>
              </table:table-cell>
              <table:table-cell office:value-type="float" office:value="4.25781896409068">
                <text:p>4.257818964090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1.94108886314744">
                <text:p>1.94108886314744</text:p>
              </table:table-cell>
              <table:table-cell office:value-type="float" office:value="1.20304484527553">
                <text:p>1.20304484527553</text:p>
              </table:table-cell>
              <table:table-cell office:value-type="float" office:value="5.33675326824425">
                <text:p>5.33675326824425</text:p>
              </table:table-cell>
              <table:table-cell office:value-type="float" office:value="4.2569915604832">
                <text:p>4.25699156048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1.93446963428761">
                <text:p>1.93446963428761</text:p>
              </table:table-cell>
              <table:table-cell office:value-type="float" office:value="1.20387224888301">
                <text:p>1.20387224888301</text:p>
              </table:table-cell>
              <table:table-cell office:value-type="float" office:value="5.29621049147774">
                <text:p>5.29621049147774</text:p>
              </table:table-cell>
              <table:table-cell office:value-type="float" office:value="4.22637762700645">
                <text:p>4.226377627006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1.91709415853053">
                <text:p>1.91709415853053</text:p>
              </table:table-cell>
              <table:table-cell office:value-type="float" office:value="1.19394340559325">
                <text:p>1.19394340559325</text:p>
              </table:table-cell>
              <table:table-cell office:value-type="float" office:value="5.21926195598213">
                <text:p>5.21926195598213</text:p>
              </table:table-cell>
              <table:table-cell office:value-type="float" office:value="4.18418004302499">
                <text:p>4.184180043024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1.89475426112858">
                <text:p>1.89475426112858</text:p>
              </table:table-cell>
              <table:table-cell office:value-type="float" office:value="1.18401456230349">
                <text:p>1.18401456230349</text:p>
              </table:table-cell>
              <table:table-cell office:value-type="float" office:value="5.17871917921562">
                <text:p>5.17871917921562</text:p>
              </table:table-cell>
              <table:table-cell office:value-type="float" office:value="4.14860168790336">
                <text:p>4.148601687903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1.90468310441834">
                <text:p>1.90468310441834</text:p>
              </table:table-cell>
              <table:table-cell office:value-type="float" office:value="1.17325831540626">
                <text:p>1.17325831540626</text:p>
              </table:table-cell>
              <table:table-cell office:value-type="float" office:value="5.08770478239285">
                <text:p>5.08770478239285</text:p>
              </table:table-cell>
              <table:table-cell office:value-type="float" office:value="4.0815819956975">
                <text:p>4.08158199569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1.8856528214463">
                <text:p>1.8856528214463</text:p>
              </table:table-cell>
              <table:table-cell office:value-type="float" office:value="1.15340062882674">
                <text:p>1.15340062882674</text:p>
              </table:table-cell>
              <table:table-cell office:value-type="float" office:value="5.04467979480391">
                <text:p>5.04467979480391</text:p>
              </table:table-cell>
              <table:table-cell office:value-type="float" office:value="4.08820122455734">
                <text:p>4.088201224557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1.84759225550223">
                <text:p>1.84759225550223</text:p>
              </table:table-cell>
              <table:table-cell office:value-type="float" office:value="1.13850736389211">
                <text:p>1.13850736389211</text:p>
              </table:table-cell>
              <table:table-cell office:value-type="float" office:value="4.96359424127089">
                <text:p>4.96359424127089</text:p>
              </table:table-cell>
              <table:table-cell office:value-type="float" office:value="4.04683104418335">
                <text:p>4.046831044183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1.81946053284792">
                <text:p>1.81946053284792</text:p>
              </table:table-cell>
              <table:table-cell office:value-type="float" office:value="1.14098957471455">
                <text:p>1.14098957471455</text:p>
              </table:table-cell>
              <table:table-cell office:value-type="float" office:value="4.89905675988747">
                <text:p>4.89905675988747</text:p>
              </table:table-cell>
              <table:table-cell office:value-type="float" office:value="4.01125268906172">
                <text:p>4.011252689061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1.81035909316565">
                <text:p>1.81035909316565</text:p>
              </table:table-cell>
              <table:table-cell office:value-type="float" office:value="1.12857852060235">
                <text:p>1.12857852060235</text:p>
              </table:table-cell>
              <table:table-cell office:value-type="float" office:value="4.84693033261625">
                <text:p>4.84693033261625</text:p>
              </table:table-cell>
              <table:table-cell office:value-type="float" office:value="3.97650173754758">
                <text:p>3.976501737547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1.80043024987589">
                <text:p>1.80043024987589</text:p>
              </table:table-cell>
              <table:table-cell office:value-type="float" office:value="1.11864967731259">
                <text:p>1.11864967731259</text:p>
              </table:table-cell>
              <table:table-cell office:value-type="float" office:value="4.7716366043356">
                <text:p>4.7716366043356</text:p>
              </table:table-cell>
              <table:table-cell office:value-type="float" office:value="3.9632632798279">
                <text:p>3.96326327982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1.78967400297865">
                <text:p>1.78967400297865</text:p>
              </table:table-cell>
              <table:table-cell office:value-type="float" office:value="1.1103756412378">
                <text:p>1.1103756412378</text:p>
              </table:table-cell>
              <table:table-cell office:value-type="float" office:value="4.71206354459705">
                <text:p>4.71206354459705</text:p>
              </table:table-cell>
              <table:table-cell office:value-type="float" office:value="3.90782723812676">
                <text:p>3.907827238126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1.75161343703459">
                <text:p>1.75161343703459</text:p>
              </table:table-cell>
              <table:table-cell office:value-type="float" office:value="1.09051795465828">
                <text:p>1.09051795465828</text:p>
              </table:table-cell>
              <table:table-cell office:value-type="float" office:value="4.61691212973689">
                <text:p>4.61691212973689</text:p>
              </table:table-cell>
              <table:table-cell office:value-type="float" office:value="3.86728446136025">
                <text:p>3.867284461360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">
                <text:p>180</text:p>
              </table:table-cell>
              <table:table-cell office:value-type="float" office:value="1.74416680456727">
                <text:p>1.74416680456727</text:p>
              </table:table-cell>
              <table:table-cell office:value-type="float" office:value="1.08720834022836">
                <text:p>1.08720834022836</text:p>
              </table:table-cell>
              <table:table-cell office:value-type="float" office:value="4.5714049313255">
                <text:p>4.5714049313255</text:p>
              </table:table-cell>
              <table:table-cell office:value-type="float" office:value="3.82591428098626">
                <text:p>3.825914280986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">
                <text:p>185</text:p>
              </table:table-cell>
              <table:table-cell office:value-type="float" office:value="1.70279662419328">
                <text:p>1.70279662419328</text:p>
              </table:table-cell>
              <table:table-cell office:value-type="float" office:value="1.08389872579844">
                <text:p>1.08389872579844</text:p>
              </table:table-cell>
              <table:table-cell office:value-type="float" office:value="4.46053284792322">
                <text:p>4.46053284792322</text:p>
              </table:table-cell>
              <table:table-cell office:value-type="float" office:value="3.79943736554691">
                <text:p>3.799437365546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">
                <text:p>190</text:p>
              </table:table-cell>
              <table:table-cell office:value-type="float" office:value="1.68459374482873">
                <text:p>1.68459374482873</text:p>
              </table:table-cell>
              <table:table-cell office:value-type="float" office:value="1.05907661757405">
                <text:p>1.05907661757405</text:p>
              </table:table-cell>
              <table:table-cell office:value-type="float" office:value="4.40178719179216">
                <text:p>4.40178719179216</text:p>
              </table:table-cell>
              <table:table-cell office:value-type="float" office:value="3.76303160681781">
                <text:p>3.763031606817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">
                <text:p>195</text:p>
              </table:table-cell>
              <table:table-cell office:value-type="float" office:value="1.67383749793149">
                <text:p>1.67383749793149</text:p>
              </table:table-cell>
              <table:table-cell office:value-type="float" office:value="1.06155882839649">
                <text:p>1.06155882839649</text:p>
              </table:table-cell>
              <table:table-cell office:value-type="float" office:value="4.31987423465166">
                <text:p>4.31987423465166</text:p>
              </table:table-cell>
              <table:table-cell office:value-type="float" office:value="3.67615422803243">
                <text:p>3.676154228032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1.62336587787523">
                <text:p>1.62336587787523</text:p>
              </table:table-cell>
              <table:table-cell office:value-type="float" office:value="1.03011749131226">
                <text:p>1.03011749131226</text:p>
              </table:table-cell>
              <table:table-cell office:value-type="float" office:value="4.19659109713718">
                <text:p>4.19659109713718</text:p>
              </table:table-cell>
              <table:table-cell office:value-type="float" office:value="3.64057587291081">
                <text:p>3.640575872910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">
                <text:p>205</text:p>
              </table:table-cell>
              <table:table-cell office:value-type="float" office:value="1.59357934800596">
                <text:p>1.59357934800596</text:p>
              </table:table-cell>
              <table:table-cell office:value-type="float" office:value="1.01439682277015">
                <text:p>1.01439682277015</text:p>
              </table:table-cell>
              <table:table-cell office:value-type="float" office:value="4.10143968227701">
                <text:p>4.10143968227701</text:p>
              </table:table-cell>
              <table:table-cell office:value-type="float" office:value="3.57107396988251">
                <text:p>3.571073969882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">
                <text:p>210</text:p>
              </table:table-cell>
              <table:table-cell office:value-type="float" office:value="1.56213801092173">
                <text:p>1.56213801092173</text:p>
              </table:table-cell>
              <table:table-cell office:value-type="float" office:value="0.977991064041039">
                <text:p>0.977991064041039</text:p>
              </table:table-cell>
              <table:table-cell office:value-type="float" office:value="4.01704451431408">
                <text:p>4.01704451431408</text:p>
              </table:table-cell>
              <table:table-cell office:value-type="float" office:value="3.50653648849909">
                <text:p>3.506536488499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">
                <text:p>215</text:p>
              </table:table-cell>
              <table:table-cell office:value-type="float" office:value="1.53152407744498">
                <text:p>1.53152407744498</text:p>
              </table:table-cell>
              <table:table-cell office:value-type="float" office:value="0.991229521760715">
                <text:p>0.991229521760715</text:p>
              </table:table-cell>
              <table:table-cell office:value-type="float" office:value="3.94506040046335">
                <text:p>3.94506040046335</text:p>
              </table:table-cell>
              <table:table-cell office:value-type="float" office:value="3.44282641072315">
                <text:p>3.442826410723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">
                <text:p>220</text:p>
              </table:table-cell>
              <table:table-cell office:value-type="float" office:value="1.47526063213636">
                <text:p>1.47526063213636</text:p>
              </table:table-cell>
              <table:table-cell office:value-type="float" office:value="0.964752606321363">
                <text:p>0.964752606321363</text:p>
              </table:table-cell>
              <table:table-cell office:value-type="float" office:value="3.79116332947212">
                <text:p>3.79116332947212</text:p>
              </table:table-cell>
              <table:table-cell office:value-type="float" office:value="3.39069998345193">
                <text:p>3.390699983451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">
                <text:p>225</text:p>
              </table:table-cell>
              <table:table-cell office:value-type="float" office:value="1.44216448783717">
                <text:p>1.44216448783717</text:p>
              </table:table-cell>
              <table:table-cell office:value-type="float" office:value="0.971371835181201">
                <text:p>0.971371835181201</text:p>
              </table:table-cell>
              <table:table-cell office:value-type="float" office:value="3.7142147939765">
                <text:p>3.7142147939765</text:p>
              </table:table-cell>
              <table:table-cell office:value-type="float" office:value="3.33360913453583">
                <text:p>3.333609134535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">
                <text:p>230</text:p>
              </table:table-cell>
              <table:table-cell office:value-type="float" office:value="1.41403276518286">
                <text:p>1.41403276518286</text:p>
              </table:table-cell>
              <table:table-cell office:value-type="float" office:value="0.920072811517458">
                <text:p>0.920072811517458</text:p>
              </table:table-cell>
              <table:table-cell office:value-type="float" office:value="3.58265762038722">
                <text:p>3.58265762038722</text:p>
              </table:table-cell>
              <table:table-cell office:value-type="float" office:value="3.24755915935793">
                <text:p>3.247559159357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">
                <text:p>235</text:p>
              </table:table-cell>
              <table:table-cell office:value-type="float" office:value="1.36025153069667">
                <text:p>1.36025153069667</text:p>
              </table:table-cell>
              <table:table-cell office:value-type="float" office:value="0.928346847592255">
                <text:p>0.928346847592255</text:p>
              </table:table-cell>
              <table:table-cell office:value-type="float" office:value="3.5346682111534">
                <text:p>3.5346682111534</text:p>
              </table:table-cell>
              <table:table-cell office:value-type="float" office:value="3.19874234651663">
                <text:p>3.198742346516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  <table:table-cell office:value-type="float" office:value="1.31722654310773">
                <text:p>1.31722654310773</text:p>
              </table:table-cell>
              <table:table-cell office:value-type="float" office:value="0.872083402283634">
                <text:p>0.872083402283634</text:p>
              </table:table-cell>
              <table:table-cell office:value-type="float" office:value="3.40973026642396">
                <text:p>3.40973026642396</text:p>
              </table:table-cell>
              <table:table-cell office:value-type="float" office:value="3.12841303988085">
                <text:p>3.128413039880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">
                <text:p>245</text:p>
              </table:table-cell>
              <table:table-cell office:value-type="float" office:value="1.26013569419163">
                <text:p>1.26013569419163</text:p>
              </table:table-cell>
              <table:table-cell office:value-type="float" office:value="0.872083402283634">
                <text:p>0.872083402283634</text:p>
              </table:table-cell>
              <table:table-cell office:value-type="float" office:value="3.25831540625517">
                <text:p>3.25831540625517</text:p>
              </table:table-cell>
              <table:table-cell office:value-type="float" office:value="3.02664239616085">
                <text:p>3.026642396160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">
                <text:p>250</text:p>
              </table:table-cell>
              <table:table-cell office:value-type="float" office:value="1.17408571901373">
                <text:p>1.17408571901373</text:p>
              </table:table-cell>
              <table:table-cell office:value-type="float" office:value="0.801754095647857">
                <text:p>0.801754095647857</text:p>
              </table:table-cell>
              <table:table-cell office:value-type="float" office:value="3.14413370842297">
                <text:p>3.14413370842297</text:p>
              </table:table-cell>
              <table:table-cell office:value-type="float" office:value="2.98527221578686">
                <text:p>2.985272215786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1.12444150256495">
                <text:p>1.12444150256495</text:p>
              </table:table-cell>
              <table:table-cell office:value-type="float" office:value="0.7918252523581">
                <text:p>0.7918252523581</text:p>
              </table:table-cell>
              <table:table-cell office:value-type="float" office:value="3.04236306470296">
                <text:p>3.04236306470296</text:p>
              </table:table-cell>
              <table:table-cell office:value-type="float" office:value="2.87274532516962">
                <text:p>2.872745325169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">
                <text:p>260</text:p>
              </table:table-cell>
              <table:table-cell office:value-type="float" office:value="1.03425450934966">
                <text:p>1.03425450934966</text:p>
              </table:table-cell>
              <table:table-cell office:value-type="float" office:value="0.801754095647857">
                <text:p>0.801754095647857</text:p>
              </table:table-cell>
              <table:table-cell office:value-type="float" office:value="2.87274532516962">
                <text:p>2.87274532516962</text:p>
              </table:table-cell>
              <table:table-cell office:value-type="float" office:value="2.76931987423465">
                <text:p>2.769319874234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">
                <text:p>265</text:p>
              </table:table-cell>
              <table:table-cell office:value-type="float" office:value="0.920900215124938">
                <text:p>0.920900215124938</text:p>
              </table:table-cell>
              <table:table-cell office:value-type="float" office:value="0.703293066357769">
                <text:p>0.703293066357769</text:p>
              </table:table-cell>
              <table:table-cell office:value-type="float" office:value="2.79662419328148">
                <text:p>2.79662419328148</text:p>
              </table:table-cell>
              <table:table-cell office:value-type="float" office:value="2.71719344696343">
                <text:p>2.717193446963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">
                <text:p>270</text:p>
              </table:table-cell>
              <table:table-cell office:value-type="float" office:value="0.786860830713222">
                <text:p>0.786860830713222</text:p>
              </table:table-cell>
              <table:table-cell office:value-type="float" office:value="0.707430084395168">
                <text:p>0.707430084395168</text:p>
              </table:table-cell>
              <table:table-cell office:value-type="float" office:value="2.6162502068509">
                <text:p>2.6162502068509</text:p>
              </table:table-cell>
              <table:table-cell office:value-type="float" office:value="2.57818964090683">
                <text:p>2.578189640906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">
                <text:p>275</text:p>
              </table:table-cell>
              <table:table-cell office:value-type="float" office:value="0.620552705609796">
                <text:p>0.620552705609796</text:p>
              </table:table-cell>
              <table:table-cell office:value-type="float" office:value="0.70081085553533">
                <text:p>0.70081085553533</text:p>
              </table:table-cell>
              <table:table-cell office:value-type="float" office:value="2.49627668376634">
                <text:p>2.49627668376634</text:p>
              </table:table-cell>
              <table:table-cell office:value-type="float" office:value="2.49544928015886">
                <text:p>2.495449280158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">
                <text:p>280</text:p>
              </table:table-cell>
              <table:table-cell office:value-type="float" office:value="0.602349826245242">
                <text:p>0.602349826245242</text:p>
              </table:table-cell>
              <table:table-cell office:value-type="float" office:value="0.693364223068013">
                <text:p>0.693364223068013</text:p>
              </table:table-cell>
              <table:table-cell office:value-type="float" office:value="2.34237961277511">
                <text:p>2.34237961277511</text:p>
              </table:table-cell>
              <table:table-cell office:value-type="float" office:value="2.37216614264438">
                <text:p>2.372166142644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">
                <text:p>285</text:p>
              </table:table-cell>
              <table:table-cell office:value-type="float" office:value="0.704120469965249">
                <text:p>0.704120469965249</text:p>
              </table:table-cell>
              <table:table-cell office:value-type="float" office:value="0.690054608638094">
                <text:p>0.690054608638094</text:p>
              </table:table-cell>
              <table:table-cell office:value-type="float" office:value="2.17607148767169">
                <text:p>2.17607148767169</text:p>
              </table:table-cell>
              <table:table-cell office:value-type="float" office:value="2.21744166804567">
                <text:p>2.217441668045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